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7" style:family="text" style:parent-style-name="Default_20_Paragraph_20_Font"/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9" style:family="text" style:parent-style-name="Default_20_Paragraph_20_Font"/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11" style:family="text" style:parent-style-name="Default_20_Paragraph_20_Font"/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13" style:family="text" style:parent-style-name="Default_20_Paragraph_20_Font"/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15" style:family="text" style:parent-style-name="Default_20_Paragraph_20_Font"/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17" style:family="text" style:parent-style-name="Default_20_Paragraph_20_Font"/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19" style:family="text" style:parent-style-name="Default_20_Paragraph_20_Font"/>
    <style:style style:name="T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21" style:family="text" style:parent-style-name="Default_20_Paragraph_20_Font"/>
    <style:style style:name="T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6_23" style:family="text" style:parent-style-name="Default_20_Paragraph_20_Font"/>
    <style:style style:name="T6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_13" style:family="text" style:parent-style-name="Default_20_Paragraph_20_Font"/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5" style:family="text" style:parent-style-name="Default_20_Paragraph_20_Font"/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7" style:family="text" style:parent-style-name="Default_20_Paragraph_20_Font"/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9" style:family="text" style:parent-style-name="Default_20_Paragraph_20_Font"/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1" style:family="text" style:parent-style-name="Default_20_Paragraph_20_Font"/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3" style:family="text" style:parent-style-name="Default_20_Paragraph_20_Font"/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5" style:family="text" style:parent-style-name="Default_20_Paragraph_20_Font"/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7" style:family="text" style:parent-style-name="Default_20_Paragraph_20_Font"/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9" style:family="text" style:parent-style-name="Default_20_Paragraph_20_Font"/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31" style:family="text" style:parent-style-name="Default_20_Paragraph_20_Font"/>
    <style:style style:name="T7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33" style:family="text" style:parent-style-name="Default_20_Paragraph_20_Font"/>
    <style:style style:name="T7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solid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2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8_2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3" style:family="text" style:parent-style-name="Default_20_Paragraph_20_Font"/>
    <style:style style:name="T53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3_25" style:family="text" style:parent-style-name="Default_20_Paragraph_20_Font"/>
    <style:style style:name="T53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3_27" style:family="text" style:parent-style-name="Default_20_Paragraph_20_Font"/>
    <style:style style:name="T53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3_29" style:family="text" style:parent-style-name="Default_20_Paragraph_20_Font"/>
    <style:style style:name="T53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 style:parent-style-name="Default_20_Paragraph_20_Fon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2_1" style:family="text" style:parent-style-name="Default_20_Paragraph_20_Font"/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3" style:family="text" style:parent-style-name="Default_20_Paragraph_20_Font"/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5" style:family="text" style:parent-style-name="Default_20_Paragraph_20_Font"/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3_1" style:family="text" style:parent-style-name="Default_20_Paragraph_20_Font"/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4_1" style:family="text" style:parent-style-name="Default_20_Paragraph_20_Font"/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08_1" style:family="text" style:parent-style-name="Default_20_Paragraph_20_Font"/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8_3" style:family="text" style:parent-style-name="Default_20_Paragraph_20_Font"/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8_5" style:family="text" style:parent-style-name="Default_20_Paragraph_20_Font"/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8_7" style:family="text" style:parent-style-name="Default_20_Paragraph_20_Font"/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8_9" style:family="text" style:parent-style-name="Default_20_Paragraph_20_Font"/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2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9_3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0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1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5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6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7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8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3_9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7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1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7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5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6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7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8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9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0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09_15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8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2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9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2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2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0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0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0_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0_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0_5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0_6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4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1.27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0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7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0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2" style:family="paragraph" style:parent-style-name="Standard">
      <style:paragraph-properties fo:text-align="left" fo:break-before="auto" fo:text-indent="1.27cm" fo:line-height="115%" fo:margin-top="0cm" fo:margin-left="0cm" fo:margin-right="0cm"/>
    </style:style>
    <style:style style:name="T3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7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7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8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9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2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3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3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9_3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1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1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2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2_2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6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6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7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7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9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9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1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1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2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2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4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4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5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6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7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7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8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8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9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9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0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0_2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1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1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2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2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3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3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4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4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5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7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7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8_1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3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4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5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6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7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8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9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0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1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2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3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4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5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6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7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8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19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0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1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8_22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3_1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2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3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4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5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6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7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8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9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0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1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2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3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4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5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6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3_17" style:family="text" style:parent-style-name="Default_20_Paragraph_20_Font">
      <style:text-properties style:text-line-through-style="solid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4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5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6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6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7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1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7_2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8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6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7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9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9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0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2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6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6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7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8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9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9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0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1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3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3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4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1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2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2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2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7_2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1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1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8_1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0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2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4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8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9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9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0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1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1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1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1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1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3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5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6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8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9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3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3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3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5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1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6_1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0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2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5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6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6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6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6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7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7_1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8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8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9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99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0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1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2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3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2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3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4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5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6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7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8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9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3_10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4_1" style:family="text" style:parent-style-name="Default_20_Paragraph_20_Font">
      <style:text-properties style:text-line-through-style="none" fo:font-style="normal" style:font-style-asian="normal" style:font-style-complex="normal" fo:color="#9999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0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18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5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5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0_4" style:family="text" style:parent-style-name="Default_20_Paragraph_20_Font"/>
    <style:style style:name="T5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0_6" style:family="text" style:parent-style-name="Default_20_Paragraph_20_Font"/>
    <style:style style:name="T520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8" style:family="text" style:parent-style-name="Default_20_Paragraph_20_Font"/>
    <style:style style:name="T520_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10" style:family="text" style:parent-style-name="Default_20_Paragraph_20_Font"/>
    <style:style style:name="T520_1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12" style:family="text" style:parent-style-name="Default_20_Paragraph_20_Font"/>
    <style:style style:name="T520_1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14" style:family="text" style:parent-style-name="Default_20_Paragraph_20_Font"/>
    <style:style style:name="T520_1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16" style:family="text" style:parent-style-name="Default_20_Paragraph_20_Font"/>
    <style:style style:name="T520_1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18" style:family="text" style:parent-style-name="Default_20_Paragraph_20_Font"/>
    <style:style style:name="T520_1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20" style:family="text" style:parent-style-name="Default_20_Paragraph_20_Font"/>
    <style:style style:name="T520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22" style:family="text" style:parent-style-name="Default_20_Paragraph_20_Font"/>
    <style:style style:name="T520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24" style:family="text" style:parent-style-name="Default_20_Paragraph_20_Font"/>
    <style:style style:name="T520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26" style:family="text" style:parent-style-name="Default_20_Paragraph_20_Font"/>
    <style:style style:name="T520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0_28" style:family="text" style:parent-style-name="Default_20_Paragraph_20_Font"/>
    <style:style style:name="T520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5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5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2_20" style:family="text" style:parent-style-name="Default_20_Paragraph_20_Font"/>
    <style:style style:name="T522_2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22" style:family="text" style:parent-style-name="Default_20_Paragraph_20_Font"/>
    <style:style style:name="T522_2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24" style:family="text" style:parent-style-name="Default_20_Paragraph_20_Font"/>
    <style:style style:name="T522_2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26" style:family="text" style:parent-style-name="Default_20_Paragraph_20_Font"/>
    <style:style style:name="T522_2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28" style:family="text" style:parent-style-name="Default_20_Paragraph_20_Font"/>
    <style:style style:name="T522_2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30" style:family="text" style:parent-style-name="Default_20_Paragraph_20_Font"/>
    <style:style style:name="T522_3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32" style:family="text" style:parent-style-name="Default_20_Paragraph_20_Font"/>
    <style:style style:name="T522_3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34" style:family="text" style:parent-style-name="Default_20_Paragraph_20_Font"/>
    <style:style style:name="T522_3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36" style:family="text" style:parent-style-name="Default_20_Paragraph_20_Font"/>
    <style:style style:name="T522_3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38" style:family="text" style:parent-style-name="Default_20_Paragraph_20_Font"/>
    <style:style style:name="T522_3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40" style:family="text" style:parent-style-name="Default_20_Paragraph_20_Font"/>
    <style:style style:name="T522_4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42" style:family="text" style:parent-style-name="Default_20_Paragraph_20_Font"/>
    <style:style style:name="T522_4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44" style:family="text" style:parent-style-name="Default_20_Paragraph_20_Font"/>
    <style:style style:name="T522_4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46" style:family="text" style:parent-style-name="Default_20_Paragraph_20_Font"/>
    <style:style style:name="T522_4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48" style:family="text" style:parent-style-name="Default_20_Paragraph_20_Font"/>
    <style:style style:name="T522_4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50" style:family="text" style:parent-style-name="Default_20_Paragraph_20_Font"/>
    <style:style style:name="T522_51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22_52" style:family="text" style:parent-style-name="Default_20_Paragraph_20_Font"/>
    <style:style style:name="T522_5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52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25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5.106cm"/>
    </style:style>
    <style:style style:name="Column2" style:family="table-column">
      <style:table-column-properties style:column-width="11.40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>
      <style:table-row-properties style:min-row-height="0cm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>
      <style:table-row-properties style:min-row-he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>
      <style:table-row-properties style:min-row-height="0cm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>
      <style:table-row-properties style:min-row-height="0cm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6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>
      <style:table-row-properties style:min-row-height="0cm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4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4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3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5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>
      <style:table-row-properties style:min-row-height="0cm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>
      <style:table-row-properties style:min-row-height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5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55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5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1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1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6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0" style:family="paragraph" style:parent-style-name="Standard">
      <style:paragraph-properties fo:text-align="left" fo:break-before="auto" fo:text-indent="0cm" fo:line-height="115%" fo:margin-top="0cm" fo:margin-left="1.27cm" fo:margin-right="0cm"/>
    </style:style>
    <style:style style:name="T5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1" style:family="paragraph" style:parent-style-name="Standard">
      <style:paragraph-properties fo:text-align="left" fo:break-before="page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57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15" style:family="text" style:parent-style-name="Default_20_Paragraph_20_Font"/>
    <style:style style:name="T57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17" style:family="text" style:parent-style-name="Default_20_Paragraph_20_Font"/>
    <style:style style:name="T57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19" style:family="text" style:parent-style-name="Default_20_Paragraph_20_Font"/>
    <style:style style:name="T57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21" style:family="text" style:parent-style-name="Default_20_Paragraph_20_Font"/>
    <style:style style:name="T573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23" style:family="text" style:parent-style-name="Default_20_Paragraph_20_Font"/>
    <style:style style:name="T573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25" style:family="text" style:parent-style-name="Default_20_Paragraph_20_Font"/>
    <style:style style:name="T573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27" style:family="text" style:parent-style-name="Default_20_Paragraph_20_Font"/>
    <style:style style:name="T573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29" style:family="text" style:parent-style-name="Default_20_Paragraph_20_Font"/>
    <style:style style:name="T573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31" style:family="text" style:parent-style-name="Default_20_Paragraph_20_Font"/>
    <style:style style:name="T573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33" style:family="text" style:parent-style-name="Default_20_Paragraph_20_Font"/>
    <style:style style:name="T573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35" style:family="text" style:parent-style-name="Default_20_Paragraph_20_Font"/>
    <style:style style:name="T573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37" style:family="text" style:parent-style-name="Default_20_Paragraph_20_Font"/>
    <style:style style:name="T573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39" style:family="text" style:parent-style-name="Default_20_Paragraph_20_Font"/>
    <style:style style:name="T573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3_42" style:family="text" style:parent-style-name="Default_20_Paragraph_20_Font"/>
    <style:style style:name="T573_4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44" style:family="text" style:parent-style-name="Default_20_Paragraph_20_Font"/>
    <style:style style:name="T573_4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46" style:family="text" style:parent-style-name="Default_20_Paragraph_20_Font"/>
    <style:style style:name="T573_4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48" style:family="text" style:parent-style-name="Default_20_Paragraph_20_Font"/>
    <style:style style:name="T573_49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7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9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2010-10-15</text:span></text:p>
      <text:p text:style-name="P2"><text:span text:style-name="T2_1">Бушенев</text:span><text:span text:style-name="T2_2"><text:s/></text:span><text:span text:style-name="T2_3">Валерий</text:span><text:span text:style-name="T2_4">-</text:span></text:p>
      <text:p text:style-name="P3"/>
      <text:p text:style-name="P4"><text:span text:style-name="T4_1">PACAHON</text:span><text:span text:style-name="T4_2">:<text:s/></text:span><text:span text:style-name="T4_3">онтология</text:span><text:span text:style-name="T4_4"><text:s/></text:span><text:span text:style-name="T4_5">сообщений</text:span><text:span text:style-name="T4_6">,<text:s/></text:span><text:span text:style-name="T4_7">команды</text:span><text:span text:style-name="T4_8">,<text:s/></text:span><text:span text:style-name="T4_9">авторизация</text:span><text:span text:style-name="T4_10">.</text:span></text:p>
      <text:p text:style-name="P5"/>
      <text:p text:style-name="P6"><text:span text:style-name="T6_1">исходный</text:span><text:span text:style-name="T6_2"><text:s/></text:span><text:span text:style-name="T6_3">код</text:span><text:span text:style-name="T6_4"><text:s/></text:span><text:span text:style-name="T6_5">проекта</text:span><text:span text:style-name="T6_6">:<text:s/></text:span><text:span text:style-name="T6_7"><text:a xlink:type="simple" xlink:href="http://www.google.com/url?q=https%3A%2F%2Fgithub.com%2Fitiu%2Fpacahon&amp;sa=D&amp;sntz=1&amp;usg=AFQjCNEhCOJAJRdLbZfAAxTdh0XXqh9Nmg"><text:span text:style-name="T6_8">http</text:span></text:a></text:span><text:span text:style-name="T6_9"><text:a xlink:type="simple" xlink:href="http://www.google.com/url?q=https%3A%2F%2Fgithub.com%2Fitiu%2Fpacahon&amp;sa=D&amp;sntz=1&amp;usg=AFQjCNEhCOJAJRdLbZfAAxTdh0XXqh9Nmg"><text:span text:style-name="T6_10">://</text:span></text:a></text:span><text:span text:style-name="T6_11"><text:a xlink:type="simple" xlink:href="http://www.google.com/url?q=https%3A%2F%2Fgithub.com%2Fitiu%2Fpacahon&amp;sa=D&amp;sntz=1&amp;usg=AFQjCNEhCOJAJRdLbZfAAxTdh0XXqh9Nmg"><text:span text:style-name="T6_12">github</text:span></text:a></text:span><text:span text:style-name="T6_13"><text:a xlink:type="simple" xlink:href="http://www.google.com/url?q=https%3A%2F%2Fgithub.com%2Fitiu%2Fpacahon&amp;sa=D&amp;sntz=1&amp;usg=AFQjCNEhCOJAJRdLbZfAAxTdh0XXqh9Nmg"><text:span text:style-name="T6_14">.</text:span></text:a></text:span><text:span text:style-name="T6_15"><text:a xlink:type="simple" xlink:href="http://www.google.com/url?q=https%3A%2F%2Fgithub.com%2Fitiu%2Fpacahon&amp;sa=D&amp;sntz=1&amp;usg=AFQjCNEhCOJAJRdLbZfAAxTdh0XXqh9Nmg"><text:span text:style-name="T6_16">com</text:span></text:a></text:span><text:span text:style-name="T6_17"><text:a xlink:type="simple" xlink:href="http://www.google.com/url?q=https%3A%2F%2Fgithub.com%2Fitiu%2Fpacahon&amp;sa=D&amp;sntz=1&amp;usg=AFQjCNEhCOJAJRdLbZfAAxTdh0XXqh9Nmg"><text:span text:style-name="T6_18">/</text:span></text:a></text:span><text:span text:style-name="T6_19"><text:a xlink:type="simple" xlink:href="http://www.google.com/url?q=https%3A%2F%2Fgithub.com%2Fitiu%2Fpacahon&amp;sa=D&amp;sntz=1&amp;usg=AFQjCNEhCOJAJRdLbZfAAxTdh0XXqh9Nmg"><text:span text:style-name="T6_20">itiu</text:span></text:a></text:span><text:span text:style-name="T6_21"><text:a xlink:type="simple" xlink:href="http://www.google.com/url?q=https%3A%2F%2Fgithub.com%2Fitiu%2Fpacahon&amp;sa=D&amp;sntz=1&amp;usg=AFQjCNEhCOJAJRdLbZfAAxTdh0XXqh9Nmg"><text:span text:style-name="T6_22">/</text:span></text:a></text:span><text:span text:style-name="T6_23"><text:a xlink:type="simple" xlink:href="http://www.google.com/url?q=https%3A%2F%2Fgithub.com%2Fitiu%2Fpacahon&amp;sa=D&amp;sntz=1&amp;usg=AFQjCNEhCOJAJRdLbZfAAxTdh0XXqh9Nmg"><text:span text:style-name="T6_24">pacahon</text:span></text:a></text:span></text:p>
      <text:p text:style-name="P7"><text:span text:style-name="T7_1">исходный</text:span><text:span text:style-name="T7_2"><text:s/></text:span><text:span text:style-name="T7_3">утилиты</text:span><text:span text:style-name="T7_4"><text:s/></text:span><text:span text:style-name="T7_5">тестирования</text:span><text:span text:style-name="T7_6"><text:s/></text:span><text:span text:style-name="T7_7">и</text:span><text:span text:style-name="T7_8"><text:s/></text:span><text:span text:style-name="T7_9">наборы</text:span><text:span text:style-name="T7_10"><text:s/></text:span><text:span text:style-name="T7_11">тестов</text:span><text:span text:style-name="T7_12">:<text:s/></text:span><text:span text:style-name="T7_13"><text:a xlink:type="simple" xlink:href="http://www.google.com/url?q=http%3A%2F%2Fgithub.com%2Fitiu%2Fpacahon-tests&amp;sa=D&amp;sntz=1&amp;usg=AFQjCNHUqhGwM4V1Wb2wz_hYv7bs0-ybnA"><text:span text:style-name="T7_14">http</text:span></text:a></text:span><text:span text:style-name="T7_15"><text:a xlink:type="simple" xlink:href="http://www.google.com/url?q=http%3A%2F%2Fgithub.com%2Fitiu%2Fpacahon-tests&amp;sa=D&amp;sntz=1&amp;usg=AFQjCNHUqhGwM4V1Wb2wz_hYv7bs0-ybnA"><text:span text:style-name="T7_16">://</text:span></text:a></text:span><text:span text:style-name="T7_17"><text:a xlink:type="simple" xlink:href="http://www.google.com/url?q=http%3A%2F%2Fgithub.com%2Fitiu%2Fpacahon-tests&amp;sa=D&amp;sntz=1&amp;usg=AFQjCNHUqhGwM4V1Wb2wz_hYv7bs0-ybnA"><text:span text:style-name="T7_18">github</text:span></text:a></text:span><text:span text:style-name="T7_19"><text:a xlink:type="simple" xlink:href="http://www.google.com/url?q=http%3A%2F%2Fgithub.com%2Fitiu%2Fpacahon-tests&amp;sa=D&amp;sntz=1&amp;usg=AFQjCNHUqhGwM4V1Wb2wz_hYv7bs0-ybnA"><text:span text:style-name="T7_20">.</text:span></text:a></text:span><text:span text:style-name="T7_21"><text:a xlink:type="simple" xlink:href="http://www.google.com/url?q=http%3A%2F%2Fgithub.com%2Fitiu%2Fpacahon-tests&amp;sa=D&amp;sntz=1&amp;usg=AFQjCNHUqhGwM4V1Wb2wz_hYv7bs0-ybnA"><text:span text:style-name="T7_22">com</text:span></text:a></text:span><text:span text:style-name="T7_23"><text:a xlink:type="simple" xlink:href="http://www.google.com/url?q=http%3A%2F%2Fgithub.com%2Fitiu%2Fpacahon-tests&amp;sa=D&amp;sntz=1&amp;usg=AFQjCNHUqhGwM4V1Wb2wz_hYv7bs0-ybnA"><text:span text:style-name="T7_24">/</text:span></text:a></text:span><text:span text:style-name="T7_25"><text:a xlink:type="simple" xlink:href="http://www.google.com/url?q=http%3A%2F%2Fgithub.com%2Fitiu%2Fpacahon-tests&amp;sa=D&amp;sntz=1&amp;usg=AFQjCNHUqhGwM4V1Wb2wz_hYv7bs0-ybnA"><text:span text:style-name="T7_26">itiu</text:span></text:a></text:span><text:span text:style-name="T7_27"><text:a xlink:type="simple" xlink:href="http://www.google.com/url?q=http%3A%2F%2Fgithub.com%2Fitiu%2Fpacahon-tests&amp;sa=D&amp;sntz=1&amp;usg=AFQjCNHUqhGwM4V1Wb2wz_hYv7bs0-ybnA"><text:span text:style-name="T7_28">/</text:span></text:a></text:span><text:span text:style-name="T7_29"><text:a xlink:type="simple" xlink:href="http://www.google.com/url?q=http%3A%2F%2Fgithub.com%2Fitiu%2Fpacahon-tests&amp;sa=D&amp;sntz=1&amp;usg=AFQjCNHUqhGwM4V1Wb2wz_hYv7bs0-ybnA"><text:span text:style-name="T7_30">pacahon</text:span></text:a></text:span><text:span text:style-name="T7_31"><text:a xlink:type="simple" xlink:href="http://www.google.com/url?q=http%3A%2F%2Fgithub.com%2Fitiu%2Fpacahon-tests&amp;sa=D&amp;sntz=1&amp;usg=AFQjCNHUqhGwM4V1Wb2wz_hYv7bs0-ybnA"><text:span text:style-name="T7_32">-</text:span></text:a></text:span><text:span text:style-name="T7_33"><text:a xlink:type="simple" xlink:href="http://www.google.com/url?q=http%3A%2F%2Fgithub.com%2Fitiu%2Fpacahon-tests&amp;sa=D&amp;sntz=1&amp;usg=AFQjCNHUqhGwM4V1Wb2wz_hYv7bs0-ybnA"><text:span text:style-name="T7_34">tests</text:span></text:a></text:span></text:p>
      <text:p text:style-name="P8"/>
      <text:p text:style-name="P9"><text:span text:style-name="T9_1">Формат</text:span><text:span text:style-name="T9_2"><text:s/></text:span><text:span text:style-name="T9_3">сообщений</text:span><text:span text:style-name="T9_4">:</text:span></text:p>
      <text:p text:style-name="P10"/>
      <text:p text:style-name="P11"><text:span text:style-name="T11_1">Команды</text:span><text:span text:style-name="T11_2"><text:s/></text:span><text:span text:style-name="T11_3">доставляются</text:span><text:span text:style-name="T11_4"><text:s/></text:span><text:span text:style-name="T11_5">агентам</text:span><text:span text:style-name="T11_6"><text:s/></text:span><text:span text:style-name="T11_7">посредством</text:span><text:span text:style-name="T11_8"><text:s/></text:span><text:span text:style-name="T11_9">сообщений</text:span><text:span text:style-name="T11_10">.<text:s/></text:span><text:span text:style-name="T11_11">При</text:span><text:span text:style-name="T11_12"><text:s/></text:span><text:span text:style-name="T11_13">этом</text:span><text:span text:style-name="T11_14"><text:s/></text:span><text:span text:style-name="T11_15">транспортный</text:span><text:span text:style-name="T11_16"><text:s/></text:span><text:span text:style-name="T11_17">уровень</text:span><text:span text:style-name="T11_18"><text:s/></text:span><text:span text:style-name="T11_19">не</text:span><text:span text:style-name="T11_20"><text:s/></text:span><text:span text:style-name="T11_21">специфицируется</text:span><text:span text:style-name="T11_22">.<text:s/></text:span><text:span text:style-name="T11_23">Значит</text:span><text:span text:style-name="T11_24"><text:s/></text:span><text:span text:style-name="T11_25">технически</text:span><text:span text:style-name="T11_26"><text:s/>-<text:s/></text:span><text:span text:style-name="T11_27">сообщение</text:span><text:span text:style-name="T11_28"><text:s/></text:span><text:span text:style-name="T11_29">может</text:span><text:span text:style-name="T11_30"><text:s/></text:span><text:span text:style-name="T11_31">содержать</text:span><text:span text:style-name="T11_32"><text:s/></text:span><text:span text:style-name="T11_33">дополнительные</text:span><text:span text:style-name="T11_34"><text:s/></text:span><text:span text:style-name="T11_35">теги</text:span><text:span text:style-name="T11_36">,<text:s/></text:span><text:span text:style-name="T11_37">необходимые</text:span><text:span text:style-name="T11_38"><text:s/></text:span><text:span text:style-name="T11_39">транспорту</text:span><text:span text:style-name="T11_40">.<text:s/></text:span><text:span text:style-name="T11_41">Далее</text:span><text:span text:style-name="T11_42"><text:s/></text:span><text:span text:style-name="T11_43">описывается</text:span><text:span text:style-name="T11_44"><text:s/></text:span><text:span text:style-name="T11_45">только</text:span><text:span text:style-name="T11_46"><text:s/>“</text:span><text:span text:style-name="T11_47">смысловая</text:span><text:span text:style-name="T11_48"><text:s/></text:span><text:span text:style-name="T11_49">часть</text:span><text:span text:style-name="T11_50">”<text:s/></text:span><text:span text:style-name="T11_51">сообщений</text:span><text:span text:style-name="T11_52">.</text:span></text:p>
      <text:p text:style-name="P12"><text:span text:style-name="T12_1">Агенты</text:span><text:span text:style-name="T12_2"><text:s/></text:span><text:span text:style-name="T12_3">идентифицируются</text:span><text:span text:style-name="T12_4"><text:s/></text:span><text:span text:style-name="T12_5">уникальной</text:span><text:span text:style-name="T12_6"><text:s/></text:span><text:span text:style-name="T12_7">текстовой</text:span><text:span text:style-name="T12_8"><text:s/></text:span><text:span text:style-name="T12_9">строкой</text:span><text:span text:style-name="T12_10">,<text:s/></text:span><text:span text:style-name="T12_11">например</text:span><text:span text:style-name="T12_12"> <text:s/>“</text:span><text:span text:style-name="T12_13">semargl</text:span><text:span text:style-name="T12_14">”.</text:span></text:p>
      <text:p text:style-name="P13"/>
      <text:p text:style-name="P14"><text:span text:style-name="T14_1">Сообщение</text:span><text:span text:style-name="T14_2"><text:s/></text:span><text:span text:style-name="T14_3">представляет</text:span><text:span text:style-name="T14_4"><text:s/></text:span><text:span text:style-name="T14_5">собой</text:span><text:span text:style-name="T14_6"><text:s/></text:span><text:span text:style-name="T14_7">текстовую</text:span><text:span text:style-name="T14_8"><text:s/></text:span><text:span text:style-name="T14_9">строку</text:span><text:span text:style-name="T14_10"><text:s/></text:span><text:span text:style-name="T14_11">содержащую</text:span><text:span text:style-name="T14_12"><text:s/></text:span><text:span text:style-name="T14_13">данные</text:span><text:span text:style-name="T14_14"><text:s/></text:span><text:span text:style-name="T14_15">в</text:span><text:span text:style-name="T14_16"><text:s/></text:span><text:span text:style-name="T14_17">формате</text:span><text:span text:style-name="T14_18"><text:s/></text:span><text:span text:style-name="T14_19">Turtle</text:span><text:span text:style-name="T14_20">,<text:s/></text:span><text:span text:style-name="T14_21">либо</text:span><text:span text:style-name="T14_22"><text:s/></text:span><text:span text:style-name="T14_23">в</text:span><text:span text:style-name="T14_24"><text:s/></text:span><text:span text:style-name="T14_25">формате</text:span><text:span text:style-name="T14_26"><text:s/></text:span><text:span text:style-name="T14_27">json</text:span><text:span text:style-name="T14_28">-</text:span><text:span text:style-name="T14_29">ld</text:span><text:span text:style-name="T14_30">.<text:s/></text:span><text:span text:style-name="T14_31">Вложенные</text:span><text:span text:style-name="T14_32"><text:s/></text:span><text:span text:style-name="T14_33">графы</text:span><text:span text:style-name="T14_34"><text:s/></text:span><text:span text:style-name="T14_35">в</text:span><text:span text:style-name="T14_36"><text:s/></text:span><text:span text:style-name="T14_37">формате</text:span><text:span text:style-name="T14_38"><text:s/></text:span><text:span text:style-name="T14_39">Turtle</text:span><text:span text:style-name="T14_40"><text:s/></text:span><text:span text:style-name="T14_41">кодируются</text:span><text:span text:style-name="T14_42"><text:s/></text:span><text:span text:style-name="T14_43">в</text:span><text:span text:style-name="T14_44"><text:s/></text:span><text:span text:style-name="T14_45">виде</text:span><text:span text:style-name="T14_46"><text:s/></text:span><text:span text:style-name="T14_47">строкового</text:span><text:span text:style-name="T14_48"><text:s/></text:span><text:span text:style-name="T14_49">литерала</text:span><text:span text:style-name="T14_50">,<text:s/></text:span><text:span text:style-name="T14_51">используя</text:span><text:span text:style-name="T14_52"><text:s/></text:span><text:span text:style-name="T14_53">стандартное</text:span><text:span text:style-name="T14_54"><text:s/></text:span><text:span text:style-name="T14_55">экранирование</text:span><text:span text:style-name="T14_56"><text:s/></text:span><text:span text:style-name="T14_57">кавычек</text:span><text:span text:style-name="T14_58">.</text:span></text:p>
      <text:p text:style-name="P15"/>
      <text:p text:style-name="P16"><text:span text:style-name="T16_1">!<text:s/></text:span><text:span text:style-name="T16_2">как</text:span><text:span text:style-name="T16_3"><text:s/></text:span><text:span text:style-name="T16_4">оказалось</text:span><text:span text:style-name="T16_5"><text:s/></text:span><text:span text:style-name="T16_6">такой</text:span><text:span text:style-name="T16_7"><text:s/></text:span><text:span text:style-name="T16_8">способ</text:span><text:span text:style-name="T16_9"><text:s/></text:span><text:span text:style-name="T16_10">представления</text:span><text:span text:style-name="T16_11"><text:s/></text:span><text:span text:style-name="T16_12">сообщения</text:span><text:span text:style-name="T16_13"><text:s/></text:span><text:span text:style-name="T16_14">не</text:span><text:span text:style-name="T16_15"><text:s/></text:span><text:span text:style-name="T16_16">очень</text:span><text:span text:style-name="T16_17"><text:s/></text:span><text:span text:style-name="T16_18">удобен</text:span><text:span text:style-name="T16_19">,<text:s/></text:span><text:span text:style-name="T16_20">так</text:span><text:span text:style-name="T16_21"><text:s/></text:span><text:span text:style-name="T16_22">как</text:span><text:span text:style-name="T16_23">:<text:s/></text:span></text:p>
      <text:p text:style-name="P17"><text:span text:style-name="T17_1">1.<text:s/></text:span><text:span text:style-name="T17_2">нужно</text:span><text:span text:style-name="T17_3"><text:s/></text:span><text:span text:style-name="T17_4">иметь</text:span><text:span text:style-name="T17_5"><text:s/></text:span><text:span text:style-name="T17_6">в</text:span><text:span text:style-name="T17_7"><text:s/></text:span><text:span text:style-name="T17_8">сообщении</text:span><text:span text:style-name="T17_9"><text:s/></text:span><text:span text:style-name="T17_10">сохраняемые</text:span><text:span text:style-name="T17_11"><text:s/></text:span><text:span text:style-name="T17_12">и</text:span><text:span text:style-name="T17_13"><text:s/></text:span><text:span text:style-name="T17_14">получаемые</text:span><text:span text:style-name="T17_15"><text:s/></text:span><text:span text:style-name="T17_16">наборы</text:span><text:span text:style-name="T17_17"><text:s/></text:span><text:span text:style-name="T17_18">фактов</text:span><text:span text:style-name="T17_19">.<text:s/></text:span><text:span text:style-name="T17_20">Приходится</text:span><text:span text:style-name="T17_21"><text:s/></text:span><text:span text:style-name="T17_22">их</text:span><text:span text:style-name="T17_23"><text:s/></text:span><text:span text:style-name="T17_24">экранировать</text:span><text:span text:style-name="T17_25">.<text:s/></text:span></text:p>
      <text:p text:style-name="P18"><text:span text:style-name="T18_1">2.<text:s/></text:span><text:span text:style-name="T18_2">парсер</text:span><text:span text:style-name="T18_3"><text:s/></text:span><text:span text:style-name="T18_4">N</text:span><text:span text:style-name="T18_5">3<text:s/></text:span><text:span text:style-name="T18_6">на</text:span><text:span text:style-name="T18_7"><text:s/></text:span><text:span text:style-name="T18_8">Java</text:span><text:span text:style-name="T18_9"><text:s/></text:span><text:span text:style-name="T18_10">в</text:span><text:span text:style-name="T18_11"><text:s/></text:span><text:span text:style-name="T18_12">реализации</text:span><text:span text:style-name="T18_13"><text:s/></text:span><text:span text:style-name="T18_14">Jena</text:span><text:span text:style-name="T18_15"><text:s/></text:span><text:span text:style-name="T18_16">тормозной</text:span><text:span text:style-name="T18_17">.<text:s/></text:span><text:span text:style-name="T18_18">А</text:span><text:span text:style-name="T18_19"><text:s/></text:span><text:span text:style-name="T18_20">более</text:span><text:span text:style-name="T18_21"><text:s/></text:span><text:span text:style-name="T18_22">достойных</text:span><text:span text:style-name="T18_23"><text:s/></text:span><text:span text:style-name="T18_24">не</text:span><text:span text:style-name="T18_25"><text:s/></text:span><text:span text:style-name="T18_26">было</text:span><text:span text:style-name="T18_27"><text:s/></text:span><text:span text:style-name="T18_28">найдено</text:span><text:span text:style-name="T18_29">.</text:span></text:p>
      <text:p text:style-name="P19"><text:span text:style-name="T19_1">3.<text:s/></text:span><text:span text:style-name="T19_2">Теряется</text:span><text:span text:style-name="T19_3"><text:s/></text:span><text:span text:style-name="T19_4">читабельность</text:span><text:span text:style-name="T19_5"><text:s/></text:span><text:span text:style-name="T19_6">сообщения</text:span><text:span text:style-name="T19_7"><text:s/>(</text:span><text:span text:style-name="T19_8">собственно</text:span><text:span text:style-name="T19_9"><text:s/></text:span><text:span text:style-name="T19_10">ради</text:span><text:span text:style-name="T19_11"><text:s/></text:span><text:span text:style-name="T19_12">чего</text:span><text:span text:style-name="T19_13"><text:s/></text:span><text:span text:style-name="T19_14">и</text:span><text:span text:style-name="T19_15"><text:s/></text:span><text:span text:style-name="T19_16">выбирался</text:span><text:span text:style-name="T19_17"><text:s/></text:span><text:span text:style-name="T19_18">N</text:span><text:span text:style-name="T19_19">3).<text:s/></text:span></text:p>
      <text:p text:style-name="P20"><text:span text:style-name="T20_1">Варианты</text:span><text:span text:style-name="T20_2"><text:s/>:<text:s/></text:span><text:span text:style-name="T20_3">BSON</text:span><text:span text:style-name="T20_4">/</text:span><text:span text:style-name="T20_5">JSON</text:span></text:p>
      <text:p text:style-name="P21"/>
      <text:p text:style-name="P22"><text:span text:style-name="T22_1">Данные</text:span><text:span text:style-name="T22_2"><text:s/></text:span><text:span text:style-name="T22_3">используемые</text:span><text:span text:style-name="T22_4"><text:s/></text:span><text:span text:style-name="T22_5">транспортным</text:span><text:span text:style-name="T22_6"><text:s/></text:span><text:span text:style-name="T22_7">уровнем</text:span><text:span text:style-name="T22_8"><text:s/></text:span><text:span text:style-name="T22_9">и</text:span><text:span text:style-name="T22_10"><text:s/></text:span><text:span text:style-name="T22_11">верификацией</text:span><text:span text:style-name="T22_12"><text:s/>(</text:span><text:span text:style-name="T22_13">онтология</text:span><text:span text:style-name="T22_14"><text:s/></text:span><text:span text:style-name="T22_15">cmd</text:span><text:span text:style-name="T22_16">),<text:s/></text:span><text:span text:style-name="T22_17">в</text:span><text:span text:style-name="T22_18"><text:s/></text:span><text:span text:style-name="T22_19">сообщении</text:span><text:span text:style-name="T22_20"><text:s/></text:span><text:span text:style-name="T22_21">представлены</text:span><text:span text:style-name="T22_22"><text:s/></text:span><text:span text:style-name="T22_23">в</text:span><text:span text:style-name="T22_24"><text:s/></text:span><text:span text:style-name="T22_25">виде</text:span><text:span text:style-name="T22_26"><text:s/></text:span><text:span text:style-name="T22_27">триплетов</text:span><text:span text:style-name="T22_28">.<text:s/></text:span><text:span text:style-name="T22_29">Все</text:span><text:span text:style-name="T22_30"><text:s/></text:span><text:span text:style-name="T22_31">триплеты</text:span><text:span text:style-name="T22_32"><text:s/></text:span><text:span text:style-name="T22_33">одной</text:span><text:span text:style-name="T22_34"><text:s/></text:span><text:span text:style-name="T22_35">команды</text:span><text:span text:style-name="T22_36"><text:s/></text:span><text:span text:style-name="T22_37">имеют</text:span><text:span text:style-name="T22_38"><text:s/></text:span><text:span text:style-name="T22_39">один</text:span><text:span text:style-name="T22_40"><text:s/></text:span><text:span text:style-name="T22_41">и</text:span><text:span text:style-name="T22_42"><text:s/></text:span><text:span text:style-name="T22_43">тот</text:span><text:span text:style-name="T22_44">-</text:span><text:span text:style-name="T22_45">же</text:span><text:span text:style-name="T22_46"><text:s/></text:span><text:span text:style-name="T22_47">субъект</text:span><text:span text:style-name="T22_48"><text:s/>(</text:span><text:span text:style-name="T22_49">id</text:span><text:span text:style-name="T22_50"><text:s/></text:span><text:span text:style-name="T22_51">комманды</text:span><text:span text:style-name="T22_52">).<text:s/></text:span></text:p>
      <text:p text:style-name="P23"/>
      <text:p text:style-name="P24"><text:span text:style-name="T24_1">!<text:s/></text:span><text:span text:style-name="T24_2">клиенту</text:span><text:span text:style-name="T24_3"><text:s/></text:span><text:span text:style-name="T24_4">при</text:span><text:span text:style-name="T24_5"><text:s/></text:span><text:span text:style-name="T24_6">составлении</text:span><text:span text:style-name="T24_7"><text:s/></text:span><text:span text:style-name="T24_8">сообщения</text:span><text:span text:style-name="T24_9"><text:s/></text:span><text:span text:style-name="T24_10">нет</text:span><text:span text:style-name="T24_11"><text:s/></text:span><text:span text:style-name="T24_12">необходимости</text:span><text:span text:style-name="T24_13"><text:s/></text:span><text:span text:style-name="T24_14">включать</text:span><text:span text:style-name="T24_15"><text:s/></text:span><text:span text:style-name="T24_16">следующие</text:span><text:span text:style-name="T24_17"><text:s/></text:span><text:span text:style-name="T24_18">контектсты</text:span><text:span text:style-name="T24_19">:</text:span></text:p>
      <text:p text:style-name="P25"><text:span text:style-name="T25_1"><text:s text:c="18"/></text:span></text:p>
      <text:p text:style-name="P26"><text:span text:style-name="T26_1">rdf</text:span><text:span text:style-name="T26_2"><text:s/>:<text:s/>&lt;</text:span><text:span text:style-name="T26_3">http</text:span><text:span text:style-name="T26_4">://</text:span><text:span text:style-name="T26_5">www</text:span><text:span text:style-name="T26_6">.</text:span><text:span text:style-name="T26_7">w</text:span><text:span text:style-name="T26_8">3.</text:span><text:span text:style-name="T26_9">org</text:span><text:span text:style-name="T26_10">/1999/02/22-</text:span><text:span text:style-name="T26_11">rdf</text:span><text:span text:style-name="T26_12">-</text:span><text:span text:style-name="T26_13">syntax</text:span><text:span text:style-name="T26_14">-</text:span><text:span text:style-name="T26_15">ns</text:span><text:span text:style-name="T26_16">#&gt;</text:span></text:p>
      <text:p text:style-name="P27"><text:span text:style-name="T27_1">rdfs</text:span><text:span text:style-name="T27_2"><text:s/>:<text:s/>&lt;</text:span><text:span text:style-name="T27_3">http</text:span><text:span text:style-name="T27_4">://</text:span><text:span text:style-name="T27_5">www</text:span><text:span text:style-name="T27_6">.</text:span><text:span text:style-name="T27_7">w</text:span><text:span text:style-name="T27_8">3.</text:span><text:span text:style-name="T27_9">org</text:span><text:span text:style-name="T27_10">/2000/01/</text:span><text:span text:style-name="T27_11">rdf</text:span><text:span text:style-name="T27_12">-</text:span><text:span text:style-name="T27_13">schema</text:span><text:span text:style-name="T27_14">#&gt;</text:span></text:p>
      <text:p text:style-name="P28"><text:span text:style-name="T28_1">xsd</text:span><text:span text:style-name="T28_2"><text:s/>:<text:s/>&lt;</text:span><text:span text:style-name="T28_3">http</text:span><text:span text:style-name="T28_4">://</text:span><text:span text:style-name="T28_5">www</text:span><text:span text:style-name="T28_6">.</text:span><text:span text:style-name="T28_7">w</text:span><text:span text:style-name="T28_8">3.</text:span><text:span text:style-name="T28_9">org</text:span><text:span text:style-name="T28_10">/2001/</text:span><text:span text:style-name="T28_11">XMLSchema</text:span><text:span text:style-name="T28_12">#&gt;</text:span></text:p>
      <text:p text:style-name="P29"><text:span text:style-name="T29_1">owl</text:span><text:span text:style-name="T29_2">:<text:s/>&lt;</text:span><text:span text:style-name="T29_3">http</text:span><text:span text:style-name="T29_4">://</text:span><text:span text:style-name="T29_5">www</text:span><text:span text:style-name="T29_6">.</text:span><text:span text:style-name="T29_7">w</text:span><text:span text:style-name="T29_8">3.</text:span><text:span text:style-name="T29_9">org</text:span><text:span text:style-name="T29_10">/2002/07/</text:span><text:span text:style-name="T29_11">owl</text:span><text:span text:style-name="T29_12">#&gt;<text:s/></text:span></text:p>
      <text:p text:style-name="P30"/>
      <text:p text:style-name="P31"><text:span text:style-name="T31_1">swrc</text:span><text:span text:style-name="T31_2">:<text:tab/>&lt;</text:span><text:span text:style-name="T31_3">http</text:span><text:span text:style-name="T31_4">://</text:span><text:span text:style-name="T31_5">swrc</text:span><text:span text:style-name="T31_6">.</text:span><text:span text:style-name="T31_7">ontoware</text:span><text:span text:style-name="T31_8">.</text:span><text:span text:style-name="T31_9">org</text:span><text:span text:style-name="T31_10">/</text:span><text:span text:style-name="T31_11">ontology</text:span><text:span text:style-name="T31_12">#&gt;<text:s/></text:span></text:p>
      <text:p text:style-name="P32"><text:span text:style-name="T32_1">dc</text:span><text:span text:style-name="T32_2">: <text:s/><text:tab/>&lt;</text:span><text:span text:style-name="T32_3">http</text:span><text:span text:style-name="T32_4">://</text:span><text:span text:style-name="T32_5">purl</text:span><text:span text:style-name="T32_6">.</text:span><text:span text:style-name="T32_7">org</text:span><text:span text:style-name="T32_8">/</text:span><text:span text:style-name="T32_9">dc</text:span><text:span text:style-name="T32_10">/</text:span><text:span text:style-name="T32_11">elements</text:span><text:span text:style-name="T32_12">/1.1/&gt;<text:s/></text:span></text:p>
      <text:p text:style-name="P33"/>
      <text:p text:style-name="P34"><text:span text:style-name="T34_1">docs</text:span><text:span text:style-name="T34_2">19: <text:s/>&lt;</text:span><text:span text:style-name="T34_3">http</text:span><text:span text:style-name="T34_4">://</text:span><text:span text:style-name="T34_5">gost</text:span><text:span text:style-name="T34_6">19.</text:span><text:span text:style-name="T34_7">org</text:span><text:span text:style-name="T34_8">/</text:span><text:span text:style-name="T34_9">docs</text:span><text:span text:style-name="T34_10">#&gt;<text:s/></text:span></text:p>
      <text:p text:style-name="P35"><text:span text:style-name="T35_1">gost</text:span><text:span text:style-name="T35_2">19: <text:s/>&lt;</text:span><text:span text:style-name="T35_3">http</text:span><text:span text:style-name="T35_4">://</text:span><text:span text:style-name="T35_5">gost</text:span><text:span text:style-name="T35_6">19.</text:span><text:span text:style-name="T35_7">org</text:span><text:span text:style-name="T35_8">/</text:span><text:span text:style-name="T35_9">base</text:span><text:span text:style-name="T35_10">#&gt;<text:s/></text:span></text:p>
      <text:p text:style-name="P36"/>
      <text:p text:style-name="P37"><text:span text:style-name="T37_1">user</text:span><text:span text:style-name="T37_2">-</text:span><text:span text:style-name="T37_3">onto</text:span><text:span text:style-name="T37_4">: <text:s/>&lt;</text:span><text:span text:style-name="T37_5">http</text:span><text:span text:style-name="T37_6">://</text:span><text:span text:style-name="T37_7">user</text:span><text:span text:style-name="T37_8">-</text:span><text:span text:style-name="T37_9">onto</text:span><text:span text:style-name="T37_10">.</text:span><text:span text:style-name="T37_11">org</text:span><text:span text:style-name="T37_12">#&gt;<text:s/></text:span></text:p>
      <text:p text:style-name="P38"><text:span text:style-name="T38_1">zdb</text:span><text:span text:style-name="T38_2">:<text:s/><text:tab/>&lt;</text:span><text:span text:style-name="T38_3">http</text:span><text:span text:style-name="T38_4">://</text:span><text:span text:style-name="T38_5">user</text:span><text:span text:style-name="T38_6">-</text:span><text:span text:style-name="T38_7">db</text:span><text:span text:style-name="T38_8">#&gt;<text:s/></text:span></text:p>
      <text:p text:style-name="P39"/>
      <text:p text:style-name="P40"><text:span text:style-name="T40_1">auth</text:span><text:span text:style-name="T40_2"><text:s/>:<text:s/>&lt;</text:span><text:span text:style-name="T40_3">http</text:span><text:span text:style-name="T40_4">://</text:span><text:span text:style-name="T40_5">www</text:span><text:span text:style-name="T40_6">.</text:span><text:span text:style-name="T40_7">gost</text:span><text:span text:style-name="T40_8">19.</text:span><text:span text:style-name="T40_9">org</text:span><text:span text:style-name="T40_10">/</text:span><text:span text:style-name="T40_11">auth</text:span><text:span text:style-name="T40_12">#&gt;</text:span></text:p>
      <text:p text:style-name="P41"><text:span text:style-name="T41_1">acl</text:span><text:span text:style-name="T41_2">:<text:s/>&lt;</text:span><text:span text:style-name="T41_3">http</text:span><text:span text:style-name="T41_4">://</text:span><text:span text:style-name="T41_5">www</text:span><text:span text:style-name="T41_6">.</text:span><text:span text:style-name="T41_7">w</text:span><text:span text:style-name="T41_8">3.</text:span><text:span text:style-name="T41_9">org</text:span><text:span text:style-name="T41_10">/2001/02/</text:span><text:span text:style-name="T41_11">acls</text:span><text:span text:style-name="T41_12">/</text:span><text:span text:style-name="T41_13">ns</text:span><text:span text:style-name="T41_14">#&gt;<text:s/></text:span></text:p>
      <text:p text:style-name="P42"><text:span text:style-name="T42_1">msg</text:span><text:span text:style-name="T42_2"><text:s/>:<text:s/>&lt;</text:span><text:span text:style-name="T42_3">http</text:span><text:span text:style-name="T42_4">://</text:span><text:span text:style-name="T42_5">gost</text:span><text:span text:style-name="T42_6">19.</text:span><text:span text:style-name="T42_7">org</text:span><text:span text:style-name="T42_8">/</text:span><text:span text:style-name="T42_9">message</text:span><text:span text:style-name="T42_10">#&gt;</text:span></text:p>
      <text:p text:style-name="P43"/>
      <text:p text:style-name="P44"><text:span text:style-name="T44_1">pacahon</text:span><text:span text:style-name="T44_2">:<text:s/>&lt;</text:span><text:span text:style-name="T44_3">http</text:span><text:span text:style-name="T44_4">://</text:span><text:span text:style-name="T44_5">gost</text:span><text:span text:style-name="T44_6">19.</text:span><text:span text:style-name="T44_7">org</text:span><text:span text:style-name="T44_8">/</text:span><text:span text:style-name="T44_9">pacahon</text:span><text:span text:style-name="T44_10">#&gt;</text:span></text:p>
      <text:p text:style-name="P45"><text:span text:style-name="T45_1">query</text:span><text:span text:style-name="T45_2">:<text:s/>&lt;</text:span><text:span text:style-name="T45_3">http</text:span><text:span text:style-name="T45_4">://</text:span><text:span text:style-name="T45_5">gost</text:span><text:span text:style-name="T45_6">19.</text:span><text:span text:style-name="T45_7">org</text:span><text:span text:style-name="T45_8">/</text:span><text:span text:style-name="T45_9">query</text:span><text:span text:style-name="T45_10">#&gt;</text:span></text:p>
      <text:p text:style-name="P46"/>
      <text:p text:style-name="P47"><text:span text:style-name="T47_1">соответственно</text:span><text:span text:style-name="T47_2"><text:s/></text:span><text:span text:style-name="T47_3">в</text:span><text:span text:style-name="T47_4"><text:s/></text:span><text:span text:style-name="T47_5">ответном</text:span><text:span text:style-name="T47_6"><text:s/></text:span><text:span text:style-name="T47_7">сообщении</text:span><text:span text:style-name="T47_8">,<text:s/></text:span><text:span text:style-name="T47_9">так</text:span><text:span text:style-name="T47_10">-</text:span><text:span text:style-name="T47_11">же</text:span><text:span text:style-name="T47_12"><text:s/></text:span><text:span text:style-name="T47_13">не</text:span><text:span text:style-name="T47_14"><text:s/></text:span><text:span text:style-name="T47_15">будут</text:span><text:span text:style-name="T47_16"><text:s/></text:span><text:span text:style-name="T47_17">включены</text:span><text:span text:style-name="T47_18"><text:s/></text:span><text:span text:style-name="T47_19">эти</text:span><text:span text:style-name="T47_20"><text:s/></text:span><text:span text:style-name="T47_21">контексты</text:span><text:span text:style-name="T47_22">,<text:s/></text:span><text:span text:style-name="T47_23">со</text:span><text:span text:style-name="T47_24"><text:s/></text:span><text:span text:style-name="T47_25">стороны</text:span><text:span text:style-name="T47_26"><text:s/></text:span><text:span text:style-name="T47_27">клиента</text:span><text:span text:style-name="T47_28">,<text:s/></text:span><text:span text:style-name="T47_29">перед</text:span><text:span text:style-name="T47_30"><text:s/></text:span><text:span text:style-name="T47_31">выполнением</text:span><text:span text:style-name="T47_32"><text:s/></text:span><text:span text:style-name="T47_33">парсинга</text:span><text:span text:style-name="T47_34"><text:s/></text:span><text:span text:style-name="T47_35">ответного</text:span><text:span text:style-name="T47_36"><text:s/></text:span><text:span text:style-name="T47_37">сообщения</text:span><text:span text:style-name="T47_38"><text:s/></text:span><text:span text:style-name="T47_39">убедитесь</text:span><text:span text:style-name="T47_40"><text:s/></text:span><text:span text:style-name="T47_41">что</text:span><text:span text:style-name="T47_42"><text:s/></text:span><text:span text:style-name="T47_43">данные</text:span><text:span text:style-name="T47_44"><text:s/></text:span><text:span text:style-name="T47_45">контексты</text:span><text:span text:style-name="T47_46"><text:s/></text:span><text:span text:style-name="T47_47">инициализированы</text:span><text:span text:style-name="T47_48"><text:s/></text:span><text:span text:style-name="T47_49">вашим</text:span><text:span text:style-name="T47_50"><text:s/></text:span><text:span text:style-name="T47_51">парсером</text:span></text:p>
      <text:p text:style-name="P48"/>
      <text:p text:style-name="P49"/>
      <text:p text:style-name="P50"><text:span text:style-name="T50_1">!<text:s/></text:span><text:span text:style-name="T50_2">для</text:span><text:span text:style-name="T50_3"><text:s/></text:span><text:span text:style-name="T50_4">лучшей</text:span><text:span text:style-name="T50_5"><text:s/></text:span><text:span text:style-name="T50_6">читабельности</text:span><text:span text:style-name="T50_7"><text:s/></text:span><text:span text:style-name="T50_8">сообщений</text:span><text:span text:style-name="T50_9"><text:s/></text:span><text:span text:style-name="T50_10">простые</text:span><text:span text:style-name="T50_11"><text:s/></text:span><text:span text:style-name="T50_12">строковые</text:span><text:span text:style-name="T50_13"><text:s/></text:span><text:span text:style-name="T50_14">литералы</text:span><text:span text:style-name="T50_15"><text:s/></text:span><text:span text:style-name="T50_16">не</text:span><text:span text:style-name="T50_17"><text:s/></text:span><text:span text:style-name="T50_18">требуют</text:span><text:span text:style-name="T50_19"><text:s/></text:span><text:span text:style-name="T50_20">указания</text:span><text:span text:style-name="T50_21"><text:s/></text:span><text:span text:style-name="T50_22">типа</text:span></text:p>
      <text:p text:style-name="P51"/>
      <text:p text:style-name="P52"><text:span text:style-name="T52_1">Онтология</text:span><text:span text:style-name="T52_2"><text:s/></text:span><text:span text:style-name="T52_3">транспортного</text:span><text:span text:style-name="T52_4"><text:s/></text:span><text:span text:style-name="T52_5">уровня</text:span><text:span text:style-name="T52_6"><text:s/></text:span><text:span text:style-name="T52_7">передачи</text:span><text:span text:style-name="T52_8"><text:s/></text:span><text:span text:style-name="T52_9">команд</text:span><text:span text:style-name="T52_10"><text:s/></text:span><text:span text:style-name="T52_11">агентам</text:span><text:span text:style-name="T52_12"><text:s/></text:span><text:span text:style-name="T52_13">(2)</text:span><text:span text:style-name="T52_14">:</text:span></text:p>
      <text:p text:style-name="P53"><text:span text:style-name="T53_1">далее</text:span><text:span text:style-name="T53_2"><text:s/></text:span><text:span text:style-name="T53_3">префикс</text:span><text:span text:style-name="T53_4"><text:s/></text:span><text:span text:style-name="T53_5">msg</text:span><text:span text:style-name="T53_6">:<text:s/></text:span><text:span text:style-name="T53_7">относится</text:span><text:span text:style-name="T53_8"><text:s/></text:span><text:span text:style-name="T53_9">к</text:span><text:span text:style-name="T53_10"><text:s/></text:span><text:span text:style-name="T53_11">пространству</text:span><text:span text:style-name="T53_12"><text:s/></text:span><text:span text:style-name="T53_13">имен</text:span><text:span text:style-name="T53_14"> <text:s/>&lt;</text:span><text:span text:style-name="T53_15">http</text:span><text:span text:style-name="T53_16">://</text:span><text:span text:style-name="T53_17">gost</text:span><text:span text:style-name="T53_18">19.</text:span><text:span text:style-name="T53_19">org</text:span><text:span text:style-name="T53_20">/</text:span><text:span text:style-name="T53_21">message</text:span><text:span text:style-name="T53_22">#&gt; <text:s/>(<text:s/></text:span><text:span text:style-name="T53_23"><text:a xlink:type="simple" xlink:href="http://www.google.com/url?q=https%3A%2F%2Fgithub.com%2Fitiu%2Fpacahon%2Fraw%2Fmaster%2Fonto%2Fmessage.n3&amp;sa=D&amp;sntz=1&amp;usg=AFQjCNH6aWm8iTD_ZsBxdNwYbWInwFuh2g"><text:span text:style-name="T53_24">message</text:span></text:a></text:span><text:span text:style-name="T53_25"><text:a xlink:type="simple" xlink:href="http://www.google.com/url?q=https%3A%2F%2Fgithub.com%2Fitiu%2Fpacahon%2Fraw%2Fmaster%2Fonto%2Fmessage.n3&amp;sa=D&amp;sntz=1&amp;usg=AFQjCNH6aWm8iTD_ZsBxdNwYbWInwFuh2g"><text:span text:style-name="T53_26">.</text:span></text:a></text:span><text:span text:style-name="T53_27"><text:a xlink:type="simple" xlink:href="http://www.google.com/url?q=https%3A%2F%2Fgithub.com%2Fitiu%2Fpacahon%2Fraw%2Fmaster%2Fonto%2Fmessage.n3&amp;sa=D&amp;sntz=1&amp;usg=AFQjCNH6aWm8iTD_ZsBxdNwYbWInwFuh2g"><text:span text:style-name="T53_28">n</text:span></text:a></text:span><text:span text:style-name="T53_29"><text:a xlink:type="simple" xlink:href="http://www.google.com/url?q=https%3A%2F%2Fgithub.com%2Fitiu%2Fpacahon%2Fraw%2Fmaster%2Fonto%2Fmessage.n3&amp;sa=D&amp;sntz=1&amp;usg=AFQjCNH6aWm8iTD_ZsBxdNwYbWInwFuh2g"><text:span text:style-name="T53_30">3</text:span></text:a></text:span><text:span text:style-name="T53_31"><text:s/>)</text:span></text:p>
      <text:p text:style-name="P54"/>
      <text:p text:style-name="P55"><text:span text:style-name="T55_1">Субъект</text:span><text:span text:style-name="T55_2"><text:s/></text:span><text:span text:style-name="T55_3">фактов</text:span><text:span text:style-name="T55_4"><text:s/></text:span><text:span text:style-name="T55_5">сообщения</text:span><text:span text:style-name="T55_6"><text:s/></text:span><text:span text:style-name="T55_7">объявляется</text:span><text:span text:style-name="T55_8"><text:s/></text:span><text:span text:style-name="T55_9">следующим</text:span><text:span text:style-name="T55_10"><text:s/></text:span><text:span text:style-name="T55_11">образом</text:span><text:span text:style-name="T55_12">:</text:span></text:p>
      <text:p text:style-name="P56"><text:span text:style-name="T56_1">rdf</text:span><text:span text:style-name="T56_2">:</text:span><text:span text:style-name="T56_3">type</text:span><text:span text:style-name="T56_4"><text:s/></text:span><text:span text:style-name="T56_5">msg</text:span><text:span text:style-name="T56_6">:</text:span><text:span text:style-name="T56_7">Message</text:span><text:span text:style-name="T56_8"><text:s/></text:span></text:p>
      <text:p text:style-name="P57"/>
      <text:p text:style-name="P58"><text:span text:style-name="T58_1">Само</text:span><text:span text:style-name="T58_2"><text:s/></text:span><text:span text:style-name="T58_3">сообщение</text:span><text:span text:style-name="T58_4"><text:s/></text:span><text:span text:style-name="T58_5">идентифицируется</text:span><text:span text:style-name="T58_6"><text:s/></text:span><text:span text:style-name="T58_7">по</text:span><text:span text:style-name="T58_8"><text:s/></text:span><text:span text:style-name="T58_9">uuid</text:span><text:span text:style-name="T58_10"><text:s/></text:span><text:span text:style-name="T58_11">субъекта</text:span><text:span text:style-name="T58_12"><text:s/></text:span><text:span text:style-name="T58_13">типа</text:span><text:span text:style-name="T58_14"><text:s/></text:span><text:span text:style-name="T58_15">msg</text:span><text:span text:style-name="T58_16">:</text:span><text:span text:style-name="T58_17">Message</text:span><text:span text:style-name="T58_18"><text:s/>,<text:s/></text:span><text:span text:style-name="T58_19">который</text:span><text:span text:style-name="T58_20"><text:s/></text:span><text:span text:style-name="T58_21">может</text:span><text:span text:style-name="T58_22"><text:s/></text:span><text:span text:style-name="T58_23">использоваться</text:span><text:span text:style-name="T58_24"><text:s/></text:span><text:span text:style-name="T58_25">в</text:span><text:span text:style-name="T58_26"><text:s/></text:span><text:span text:style-name="T58_27">сообщении</text:span><text:span text:style-name="T58_28"><text:s/></text:span><text:span text:style-name="T58_29">ответе</text:span><text:span text:style-name="T58_30"><text:s/></text:span><text:span text:style-name="T58_31">в</text:span><text:span text:style-name="T58_32"><text:s/></text:span><text:span text:style-name="T58_33">поле</text:span><text:span text:style-name="T58_34"><text:s/></text:span><text:span text:style-name="T58_35">msg</text:span><text:span text:style-name="T58_36">:</text:span><text:span text:style-name="T58_37">in</text:span><text:span text:style-name="T58_38">-</text:span><text:span text:style-name="T58_39">reply</text:span><text:span text:style-name="T58_40">-</text:span><text:span text:style-name="T58_41">to</text:span></text:p>
      <text:p text:style-name="P59"/>
      <text:p text:style-name="P60"><text:span text:style-name="T60_1">в</text:span><text:span text:style-name="T60_2"><text:s/></text:span><text:span text:style-name="T60_3">следующем</text:span><text:span text:style-name="T60_4"><text:s/></text:span><text:span text:style-name="T60_5">списке</text:span><text:span text:style-name="T60_6">,<text:s/></text:span><text:span text:style-name="T60_7">значком</text:span><text:span text:style-name="T60_8"><text:s/>[*]<text:s/>-<text:s/></text:span><text:span text:style-name="T60_9">указываются</text:span><text:span text:style-name="T60_10"><text:s/></text:span><text:span text:style-name="T60_11">обязательные</text:span><text:span text:style-name="T60_12"><text:s/></text:span><text:span text:style-name="T60_13">предикаты</text:span><text:span text:style-name="T60_14">.</text:span></text:p>
      <text:p text:style-name="P61"/>
      <text:p text:style-name="P62"><text:span text:style-name="T62_1">Триплеты</text:span><text:span text:style-name="T62_2"><text:s/></text:span><text:span text:style-name="T62_3">сообщения</text:span><text:span text:style-name="T62_4"><text:s/></text:span><text:span text:style-name="T62_5">могут</text:span><text:span text:style-name="T62_6"><text:s/></text:span><text:span text:style-name="T62_7">иметь</text:span><text:span text:style-name="T62_8"><text:s/></text:span><text:span text:style-name="T62_9">следующие</text:span><text:span text:style-name="T62_10"><text:s/></text:span><text:span text:style-name="T62_11">предикаты</text:span><text:span text:style-name="T62_12">:</text:span></text:p>
      <text:p text:style-name="P63"/>
      <text:p text:style-name="P64"><text:span text:style-name="T64_1">msg</text:span><text:span text:style-name="T64_2">:</text:span><text:span text:style-name="T64_3">sender</text:span><text:span text:style-name="T64_4"><text:s/>(</text:span><text:span text:style-name="T64_5">string</text:span><text:span text:style-name="T64_6">)<text:s/>—<text:s/></text:span><text:span text:style-name="T64_7">указывает</text:span><text:span text:style-name="T64_8"><text:s/></text:span><text:span text:style-name="T64_9">на</text:span><text:span text:style-name="T64_10"><text:s/></text:span><text:span text:style-name="T64_11">отправителя</text:span><text:span text:style-name="T64_12"><text:s/></text:span><text:span text:style-name="T64_13">сообщения</text:span><text:span text:style-name="T64_14">,<text:s/></text:span><text:span text:style-name="T64_15">строка</text:span><text:span text:style-name="T64_16"><text:s/></text:span><text:span text:style-name="T64_17">идентифицирующая</text:span><text:span text:style-name="T64_18"><text:s/></text:span><text:span text:style-name="T64_19">агента</text:span><text:span text:style-name="T64_20">,<text:s/></text:span><text:span text:style-name="T64_21">генерировавшего</text:span><text:span text:style-name="T64_22"><text:s/></text:span><text:span text:style-name="T64_23">данную</text:span><text:span text:style-name="T64_24"><text:s/></text:span><text:span text:style-name="T64_25">команду</text:span></text:p>
      <text:p text:style-name="P65"/>
      <text:p text:style-name="P66"><text:span text:style-name="T66_1">msg</text:span><text:span text:style-name="T66_2">:</text:span><text:span text:style-name="T66_3">sender</text:span><text:span text:style-name="T66_4">-</text:span><text:span text:style-name="T66_5">version</text:span><text:span text:style-name="T66_6"><text:s/>(</text:span><text:span text:style-name="T66_7">uid</text:span><text:span text:style-name="T66_8">)<text:s/>—<text:s/></text:span><text:span text:style-name="T66_9">указывает</text:span><text:span text:style-name="T66_10"><text:s/></text:span><text:span text:style-name="T66_11">на</text:span><text:span text:style-name="T66_12"><text:s/></text:span><text:span text:style-name="T66_13">версию</text:span><text:span text:style-name="T66_14"><text:s/></text:span><text:span text:style-name="T66_15">отправителя</text:span><text:span text:style-name="T66_16"><text:s/></text:span><text:span text:style-name="T66_17">сообщения</text:span><text:span text:style-name="T66_18">,<text:s/></text:span><text:span text:style-name="T66_19">используется</text:span><text:span text:style-name="T66_20"><text:s/></text:span><text:span text:style-name="T66_21">для</text:span><text:span text:style-name="T66_22"><text:s/></text:span><text:span text:style-name="T66_23">отладки</text:span><text:span text:style-name="T66_24"><text:s/></text:span><text:span text:style-name="T66_25">и</text:span><text:span text:style-name="T66_26"><text:s/></text:span><text:span text:style-name="T66_27">дополнительного</text:span><text:span text:style-name="T66_28"><text:s/></text:span><text:span text:style-name="T66_29">роутинга</text:span><text:span text:style-name="T66_30"><text:s/></text:span><text:span text:style-name="T66_31">сообщений</text:span></text:p>
      <text:p text:style-name="P67"/>
      <text:p text:style-name="P68"><text:span text:style-name="T68_1">msg</text:span><text:span text:style-name="T68_2">:</text:span><text:span text:style-name="T68_3">ticket</text:span><text:span text:style-name="T68_4"><text:s/>(</text:span><text:span text:style-name="T68_5">uid</text:span><text:span text:style-name="T68_6">)</text:span><text:span text:style-name="T68_7"><text:s/>-<text:s/></text:span><text:span text:style-name="T68_8">тикет</text:span><text:span text:style-name="T68_9"><text:s/></text:span><text:span text:style-name="T68_10">зарегистрированного</text:span><text:span text:style-name="T68_11"><text:s/></text:span><text:span text:style-name="T68_12">пользователя</text:span><text:span text:style-name="T68_13">,<text:s/></text:span><text:span text:style-name="T68_14">от</text:span><text:span text:style-name="T68_15"><text:s/></text:span><text:span text:style-name="T68_16">имени</text:span><text:span text:style-name="T68_17"><text:s/></text:span><text:span text:style-name="T68_18">которого</text:span><text:span text:style-name="T68_19"><text:s/></text:span><text:span text:style-name="T68_20">происходит</text:span><text:span text:style-name="T68_21"><text:s/></text:span><text:span text:style-name="T68_22">отправка</text:span><text:span text:style-name="T68_23"><text:s/></text:span><text:span text:style-name="T68_24">данного</text:span><text:span text:style-name="T68_25"><text:s/></text:span><text:span text:style-name="T68_26">сообщения</text:span><text:span text:style-name="T68_27">,<text:s/></text:span><text:span text:style-name="T68_28">используется</text:span><text:span text:style-name="T68_29"><text:s/></text:span><text:span text:style-name="T68_30">для</text:span><text:span text:style-name="T68_31"><text:s/></text:span><text:span text:style-name="T68_32">определения</text:span><text:span text:style-name="T68_33"><text:s/></text:span><text:span text:style-name="T68_34">полномочий</text:span><text:span text:style-name="T68_35"><text:s/>(</text:span><text:span text:style-name="T68_36">как</text:span><text:span text:style-name="T68_37"><text:s/></text:span><text:span text:style-name="T68_38">правило</text:span><text:span text:style-name="T68_39"><text:s/></text:span><text:span text:style-name="T68_40">агент</text:span><text:span text:style-name="T68_41"><text:s/></text:span><text:span text:style-name="T68_42">действует</text:span><text:span text:style-name="T68_43"><text:s/></text:span><text:span text:style-name="T68_44">от</text:span><text:span text:style-name="T68_45"><text:s/></text:span><text:span text:style-name="T68_46">имени</text:span><text:span text:style-name="T68_47"><text:s/></text:span><text:span text:style-name="T68_48">какого</text:span><text:span text:style-name="T68_49"><text:s/></text:span><text:span text:style-name="T68_50">либо</text:span><text:span text:style-name="T68_51"><text:s/></text:span><text:span text:style-name="T68_52">пользователя</text:span><text:span text:style-name="T68_53">)</text:span></text:p>
      <text:p text:style-name="P69"/>
      <text:p text:style-name="P70"><text:span text:style-name="T70_1">msg</text:span><text:span text:style-name="T70_2">:</text:span><text:span text:style-name="T70_3">on</text:span><text:span text:style-name="T70_4">-</text:span><text:span text:style-name="T70_5">behalf</text:span><text:span text:style-name="T70_6">-</text:span><text:span text:style-name="T70_7">of</text:span><text:span text:style-name="T70_8"><text:s/></text:span><text:span text:style-name="T70_9">(</text:span><text:span text:style-name="T70_10">string</text:span><text:span text:style-name="T70_11">)<text:s/>—<text:s/></text:span><text:span text:style-name="T70_12">name</text:span><text:span text:style-name="T70_13"><text:s/></text:span><text:span text:style-name="T70_14">субъекта</text:span><text:span text:style-name="T70_15"><text:s/></text:span><text:span text:style-name="T70_16">от</text:span><text:span text:style-name="T70_17"><text:s/></text:span><text:span text:style-name="T70_18">имени</text:span><text:span text:style-name="T70_19"><text:s/></text:span><text:span text:style-name="T70_20">которого</text:span><text:span text:style-name="T70_21"><text:s/></text:span><text:span text:style-name="T70_22">происходит</text:span><text:span text:style-name="T70_23"><text:s/></text:span><text:span text:style-name="T70_24">отправка</text:span><text:span text:style-name="T70_25"><text:s/></text:span><text:span text:style-name="T70_26">данного</text:span><text:span text:style-name="T70_27"><text:s/></text:span><text:span text:style-name="T70_28">сообщения</text:span><text:span text:style-name="T70_29">,<text:s/></text:span><text:span text:style-name="T70_30">может</text:span><text:span text:style-name="T70_31"><text:s/></text:span><text:span text:style-name="T70_32">быть</text:span><text:span text:style-name="T70_33"><text:s/></text:span><text:span text:style-name="T70_34">вычислено</text:span><text:span text:style-name="T70_35"><text:s/></text:span><text:span text:style-name="T70_36">из</text:span><text:span text:style-name="T70_37"><text:s/></text:span><text:span text:style-name="T70_38">ticket</text:span><text:span text:style-name="T70_39">,</text:span><text:span text:style-name="T70_40"><text:s/></text:span><text:span text:style-name="T70_41">используется</text:span><text:span text:style-name="T70_42"><text:s/></text:span><text:span text:style-name="T70_43">для</text:span><text:span text:style-name="T70_44"><text:s/></text:span><text:span text:style-name="T70_45">визуального</text:span><text:span text:style-name="T70_46"><text:s/></text:span><text:span text:style-name="T70_47">контроля</text:span><text:span text:style-name="T70_48"><text:s/></text:span><text:span text:style-name="T70_49">при</text:span><text:span text:style-name="T70_50"><text:s/></text:span><text:span text:style-name="T70_51">разборе</text:span><text:span text:style-name="T70_52"><text:s/></text:span><text:span text:style-name="T70_53">полетов</text:span></text:p>
      <text:p text:style-name="P71"/>
      <text:p text:style-name="P72"><text:span text:style-name="T72_1">msg</text:span><text:span text:style-name="T72_2">:</text:span><text:span text:style-name="T72_3">receiver</text:span><text:span text:style-name="T72_4"><text:s/></text:span><text:span text:style-name="T72_5">*<text:s/>(</text:span><text:span text:style-name="T72_6">string</text:span><text:span text:style-name="T72_7">)<text:s/>—<text:s/></text:span><text:span text:style-name="T72_8">имя</text:span><text:span text:style-name="T72_9"><text:s/></text:span><text:span text:style-name="T72_10">агента</text:span><text:span text:style-name="T72_11"><text:s/></text:span><text:span text:style-name="T72_12">получателя</text:span><text:span text:style-name="T72_13"><text:s/></text:span><text:span text:style-name="T72_14">сообщения</text:span></text:p>
      <text:p text:style-name="P73"/>
      <text:p text:style-name="P74"><text:span text:style-name="T74_1">msg</text:span><text:span text:style-name="T74_2">:</text:span><text:span text:style-name="T74_3">receiver</text:span><text:span text:style-name="T74_4">-</text:span><text:span text:style-name="T74_5">version</text:span><text:span text:style-name="T74_6"><text:s/>(</text:span><text:span text:style-name="T74_7">uid</text:span><text:span text:style-name="T74_8">)<text:s/>—<text:s/></text:span><text:span text:style-name="T74_9">указывает</text:span><text:span text:style-name="T74_10"><text:s/></text:span><text:span text:style-name="T74_11">на</text:span><text:span text:style-name="T74_12"><text:s/></text:span><text:span text:style-name="T74_13">версию</text:span><text:span text:style-name="T74_14"><text:s/></text:span><text:span text:style-name="T74_15">получателя</text:span><text:span text:style-name="T74_16"><text:s/></text:span><text:span text:style-name="T74_17">сообщения</text:span><text:span text:style-name="T74_18">,<text:s/></text:span><text:span text:style-name="T74_19">используется</text:span><text:span text:style-name="T74_20"><text:s/></text:span><text:span text:style-name="T74_21">для</text:span><text:span text:style-name="T74_22"><text:s/></text:span><text:span text:style-name="T74_23">отладки</text:span><text:span text:style-name="T74_24"><text:s/></text:span><text:span text:style-name="T74_25">и</text:span><text:span text:style-name="T74_26"><text:s/></text:span><text:span text:style-name="T74_27">дополнительного</text:span><text:span text:style-name="T74_28"><text:s/></text:span><text:span text:style-name="T74_29">роутинга</text:span><text:span text:style-name="T74_30"><text:s/></text:span><text:span text:style-name="T74_31">сообщений</text:span></text:p>
      <text:p text:style-name="P75"/>
      <text:p text:style-name="P76"><text:span text:style-name="T76_1">msg</text:span><text:span text:style-name="T76_2">:</text:span><text:span text:style-name="T76_3">сonversation</text:span><text:span text:style-name="T76_4">-</text:span><text:span text:style-name="T76_5">id</text:span><text:span text:style-name="T76_6"><text:s/>-<text:s/></text:span><text:span text:style-name="T76_7">идентификатор</text:span><text:span text:style-name="T76_8"><text:s/></text:span><text:span text:style-name="T76_9">группы</text:span><text:span text:style-name="T76_10"><text:s/></text:span><text:span text:style-name="T76_11">связанных</text:span><text:span text:style-name="T76_12"><text:s/></text:span><text:span text:style-name="T76_13">сообщений</text:span><text:span text:style-name="T76_14">,<text:s/></text:span><text:span text:style-name="T76_15">например</text:span><text:span text:style-name="T76_16"><text:s/></text:span><text:span text:style-name="T76_17">псевдо</text:span><text:span text:style-name="T76_18">-</text:span><text:span text:style-name="T76_19">транзакция</text:span><text:span text:style-name="T76_20">,<text:s/></text:span><text:span text:style-name="T76_21">выдача</text:span><text:span text:style-name="T76_22"><text:s/></text:span><text:span text:style-name="T76_23">множественных</text:span><text:span text:style-name="T76_24"><text:s/></text:span><text:span text:style-name="T76_25">результатов</text:span><text:span text:style-name="T76_26">,<text:s/></text:span><text:span text:style-name="T76_27">иные</text:span><text:span text:style-name="T76_28"><text:s/></text:span><text:span text:style-name="T76_29">логические</text:span><text:span text:style-name="T76_30"><text:s/></text:span><text:span text:style-name="T76_31">группы</text:span><text:span text:style-name="T76_32">.<text:s/></text:span></text:p>
      <text:p text:style-name="P77"/>
      <text:p text:style-name="P78"><text:span text:style-name="T78_1">msg</text:span><text:span text:style-name="T78_2">:</text:span><text:span text:style-name="T78_3">in</text:span><text:span text:style-name="T78_4">-</text:span><text:span text:style-name="T78_5">reply</text:span><text:span text:style-name="T78_6">-</text:span><text:span text:style-name="T78_7">to</text:span><text:span text:style-name="T78_8"><text:s/>—<text:s/></text:span><text:span text:style-name="T78_9">если</text:span><text:span text:style-name="T78_10"><text:s/></text:span><text:span text:style-name="T78_11">сообщение</text:span><text:span text:style-name="T78_12"><text:s/></text:span><text:span text:style-name="T78_13">является</text:span><text:span text:style-name="T78_14"><text:s/></text:span><text:span text:style-name="T78_15">ответом</text:span><text:span text:style-name="T78_16">,<text:s/></text:span><text:span text:style-name="T78_17">то</text:span><text:span text:style-name="T78_18"><text:s/></text:span><text:span text:style-name="T78_19">здесь</text:span><text:span text:style-name="T78_20"><text:s/></text:span><text:span text:style-name="T78_21">указывается</text:span><text:span text:style-name="T78_22"><text:s/></text:span><text:span text:style-name="T78_23">uuid</text:span><text:span text:style-name="T78_24"><text:s/></text:span><text:span text:style-name="T78_25">из</text:span><text:span text:style-name="T78_26"><text:s/></text:span><text:span text:style-name="T78_27">subject</text:span><text:span text:style-name="T78_28"><text:s/></text:span><text:span text:style-name="T78_29">сообщения</text:span><text:span text:style-name="T78_30"><text:s/></text:span><text:span text:style-name="T78_31">запроса</text:span></text:p>
      <text:p text:style-name="P79"/>
      <text:p text:style-name="P80"><text:span text:style-name="T80_1">msg</text:span><text:span text:style-name="T80_2">:</text:span><text:span text:style-name="T80_3">time</text:span><text:span text:style-name="T80_4"><text:s/>*<text:s/>—<text:s/></text:span><text:span text:style-name="T80_5">время</text:span><text:span text:style-name="T80_6"><text:s/></text:span><text:span text:style-name="T80_7">отправки</text:span><text:span text:style-name="T80_8"><text:s/></text:span><text:span text:style-name="T80_9">YYYY</text:span><text:span text:style-name="T80_10">-</text:span><text:span text:style-name="T80_11">MM</text:span><text:span text:style-name="T80_12">-</text:span><text:span text:style-name="T80_13">DD</text:span><text:span text:style-name="T80_14"><text:s/></text:span><text:span text:style-name="T80_15">HH</text:span><text:span text:style-name="T80_16">:</text:span><text:span text:style-name="T80_17">MM</text:span><text:span text:style-name="T80_18">:</text:span><text:span text:style-name="T80_19">SS</text:span><text:span text:style-name="T80_20">.</text:span><text:span text:style-name="T80_21">SSSS</text:span></text:p>
      <text:p text:style-name="P81"/>
      <text:p text:style-name="P82"><text:span text:style-name="T82_1">msg</text:span><text:span text:style-name="T82_2">:</text:span><text:span text:style-name="T82_3">reply</text:span><text:span text:style-name="T82_4">-</text:span><text:span text:style-name="T82_5">by</text:span><text:span text:style-name="T82_6"><text:s/>—<text:s/></text:span><text:span text:style-name="T82_7">интервал</text:span><text:span text:style-name="T82_8"><text:s/></text:span><text:span text:style-name="T82_9">времени</text:span><text:span text:style-name="T82_10"><text:s/></text:span><text:span text:style-name="T82_11">в</text:span><text:span text:style-name="T82_12"><text:s/></text:span><text:span text:style-name="T82_13">миллисекундах</text:span><text:span text:style-name="T82_14">,<text:s/></text:span><text:span text:style-name="T82_15">в</text:span><text:span text:style-name="T82_16"><text:s/></text:span><text:span text:style-name="T82_17">течении</text:span><text:span text:style-name="T82_18"><text:s/></text:span><text:span text:style-name="T82_19">которого</text:span><text:span text:style-name="T82_20"><text:s/></text:span><text:span text:style-name="T82_21">требуется</text:span><text:span text:style-name="T82_22"><text:s/></text:span><text:span text:style-name="T82_23">получить</text:span><text:span text:style-name="T82_24"><text:s/></text:span><text:span text:style-name="T82_25">ответ</text:span><text:span text:style-name="T82_26">,<text:s/></text:span><text:span text:style-name="T82_27">используется</text:span><text:span text:style-name="T82_28"><text:s/></text:span><text:span text:style-name="T82_29">агентом</text:span><text:span text:style-name="T82_30"><text:s/></text:span><text:span text:style-name="T82_31">для</text:span><text:span text:style-name="T82_32"><text:s/></text:span><text:span text:style-name="T82_33">принятии</text:span><text:span text:style-name="T82_34"><text:s/></text:span><text:span text:style-name="T82_35">решения</text:span><text:span text:style-name="T82_36"><text:s/></text:span><text:span text:style-name="T82_37">об</text:span><text:span text:style-name="T82_38"><text:s/></text:span><text:span text:style-name="T82_39">отмене</text:span><text:span text:style-name="T82_40"><text:s/></text:span><text:span text:style-name="T82_41">выдачи</text:span><text:span text:style-name="T82_42"><text:s/></text:span><text:span text:style-name="T82_43">результатов</text:span><text:span text:style-name="T82_44">.<text:s/></text:span><text:span text:style-name="T82_45">Отсутствие</text:span><text:span text:style-name="T82_46"><text:s/></text:span><text:span text:style-name="T82_47">этого</text:span><text:span text:style-name="T82_48"><text:s/></text:span><text:span text:style-name="T82_49">тега</text:span><text:span text:style-name="T82_50"><text:s/></text:span><text:span text:style-name="T82_51">означает</text:span><text:span text:style-name="T82_52"><text:s/></text:span><text:span text:style-name="T82_53">бесконечное</text:span><text:span text:style-name="T82_54"><text:s/></text:span><text:span text:style-name="T82_55">время</text:span><text:span text:style-name="T82_56"><text:s/></text:span><text:span text:style-name="T82_57">ожидания</text:span><text:span text:style-name="T82_58"><text:s/></text:span><text:span text:style-name="T82_59">ответа</text:span><text:span text:style-name="T82_60">.</text:span></text:p>
      <text:p text:style-name="P83"/>
      <text:p text:style-name="P84"><text:span text:style-name="T84_1">msg</text:span><text:span text:style-name="T84_2">:</text:span><text:span text:style-name="T84_3">command</text:span><text:span text:style-name="T84_4"><text:s/></text:span><text:span text:style-name="T84_5">—<text:s/></text:span><text:span text:style-name="T84_6">имя</text:span><text:span text:style-name="T84_7"><text:s/></text:span><text:span text:style-name="T84_8">команды</text:span><text:span text:style-name="T84_9">,<text:s/></text:span><text:span text:style-name="T84_10">передаваемой</text:span><text:span text:style-name="T84_11"><text:s/></text:span><text:span text:style-name="T84_12">агенту</text:span></text:p>
      <text:p text:style-name="P85"/>
      <text:p text:style-name="P86"><text:span text:style-name="T86_1">msg</text:span><text:span text:style-name="T86_2">:</text:span><text:span text:style-name="T86_3">args</text:span><text:span text:style-name="T86_4">(</text:span><text:span text:style-name="T86_5">string</text:span><text:span text:style-name="T86_6">)<text:s/></text:span><text:span text:style-name="T86_7">—<text:s/></text:span><text:span text:style-name="T86_8">входящие</text:span><text:span text:style-name="T86_9"><text:s/></text:span><text:span text:style-name="T86_10">аргументы</text:span><text:span text:style-name="T86_11"><text:s/></text:span><text:span text:style-name="T86_12">команды</text:span><text:span text:style-name="T86_13">,<text:s/></text:span><text:span text:style-name="T86_14">передаваемой</text:span><text:span text:style-name="T86_15"><text:s/></text:span><text:span text:style-name="T86_16">агенту</text:span></text:p>
      <text:p text:style-name="P87"/>
      <text:p text:style-name="P88"><text:span text:style-name="T88_1">msg</text:span><text:span text:style-name="T88_2">:</text:span><text:span text:style-name="T88_3">atomar</text:span><text:span text:style-name="T88_4"><text:s/></text:span><text:span text:style-name="T88_5">—<text:s/></text:span><text:span text:style-name="T88_6">параметр</text:span><text:span text:style-name="T88_7"><text:s/></text:span><text:span text:style-name="T88_8">говорящий</text:span><text:span text:style-name="T88_9"><text:s/></text:span><text:span text:style-name="T88_10">об</text:span><text:span text:style-name="T88_11"><text:s/></text:span><text:span text:style-name="T88_12">атомарности</text:span><text:span text:style-name="T88_13"><text:s/></text:span><text:span text:style-name="T88_14">выполняемой</text:span><text:span text:style-name="T88_15"><text:s/></text:span><text:span text:style-name="T88_16">команды</text:span><text:span text:style-name="T88_17">,<text:s/></text:span><text:span text:style-name="T88_18">может</text:span><text:span text:style-name="T88_19"><text:s/></text:span><text:span text:style-name="T88_20">иметь</text:span><text:span text:style-name="T88_21"><text:s/></text:span><text:span text:style-name="T88_22">значение</text:span><text:span text:style-name="T88_23"><text:s/>“</text:span><text:span text:style-name="T88_24">yes</text:span><text:span text:style-name="T88_25">”,<text:s/>“</text:span><text:span text:style-name="T88_26">no</text:span><text:span text:style-name="T88_27">”.<text:s/></text:span><text:span text:style-name="T88_28">если</text:span><text:span text:style-name="T88_29"><text:s/></text:span><text:span text:style-name="T88_30">в</text:span><text:span text:style-name="T88_31"><text:s/></text:span><text:span text:style-name="T88_32">сообщении</text:span><text:span text:style-name="T88_33"><text:s/></text:span><text:span text:style-name="T88_34">отсутствует</text:span><text:span text:style-name="T88_35"><text:s/></text:span><text:span text:style-name="T88_36">данный</text:span><text:span text:style-name="T88_37"><text:s/></text:span><text:span text:style-name="T88_38">предикат</text:span><text:span text:style-name="T88_39">,<text:s/></text:span><text:span text:style-name="T88_40">то</text:span><text:span text:style-name="T88_41"><text:s/></text:span><text:span text:style-name="T88_42">считается</text:span><text:span text:style-name="T88_43"><text:s/></text:span><text:span text:style-name="T88_44">по</text:span><text:span text:style-name="T88_45"><text:s/></text:span><text:span text:style-name="T88_46">умолчанию</text:span><text:span text:style-name="T88_47"><text:s/></text:span><text:span text:style-name="T88_48">atomar</text:span><text:span text:style-name="T88_49"><text:s/>=<text:s/></text:span><text:span text:style-name="T88_50">no</text:span></text:p>
      <text:p text:style-name="P89"/>
      <text:p text:style-name="P90"><text:span text:style-name="T90_1">msg</text:span><text:span text:style-name="T90_2">:</text:span><text:span text:style-name="T90_3">status</text:span><text:span text:style-name="T90_4">(</text:span><text:span text:style-name="T90_5">string</text:span><text:span text:style-name="T90_6">)<text:s/></text:span><text:span text:style-name="T90_7">-<text:s/></text:span><text:span text:style-name="T90_8">сигнализирует</text:span><text:span text:style-name="T90_9"><text:s/></text:span><text:span text:style-name="T90_10">о</text:span><text:span text:style-name="T90_11"><text:s/></text:span><text:span text:style-name="T90_12">результате</text:span><text:span text:style-name="T90_13"><text:s/></text:span><text:span text:style-name="T90_14">выполнения</text:span><text:span text:style-name="T90_15"><text:s/></text:span><text:span text:style-name="T90_16">команды</text:span><text:span text:style-name="T90_17">,<text:s/></text:span><text:span text:style-name="T90_18">если</text:span><text:span text:style-name="T90_19"><text:s/></text:span><text:span text:style-name="T90_20">все</text:span><text:span text:style-name="T90_21"><text:s/></text:span><text:span text:style-name="T90_22">в</text:span><text:span text:style-name="T90_23"><text:s/></text:span><text:span text:style-name="T90_24">порядке</text:span><text:span text:style-name="T90_25"><text:s/></text:span><text:span text:style-name="T90_26">то</text:span><text:span text:style-name="T90_27"><text:s/>“</text:span><text:span text:style-name="T90_28">ok</text:span><text:span text:style-name="T90_29">”,<text:s/></text:span><text:span text:style-name="T90_30">иначе</text:span><text:span text:style-name="T90_31"><text:s/>“</text:span><text:span text:style-name="T90_32">fail</text:span><text:span text:style-name="T90_33">”</text:span></text:p>
      <text:p text:style-name="P91"/>
      <text:p text:style-name="P92"><text:span text:style-name="T92_1">msg</text:span><text:span text:style-name="T92_2">:</text:span><text:span text:style-name="T92_3">reason</text:span><text:span text:style-name="T92_4">(</text:span><text:span text:style-name="T92_5">string</text:span><text:span text:style-name="T92_6">)</text:span><text:span text:style-name="T92_7"><text:s/>-<text:s/></text:span><text:span text:style-name="T92_8">объяснение</text:span><text:span text:style-name="T92_9"><text:s/></text:span><text:span text:style-name="T92_10">удачного</text:span><text:span text:style-name="T92_11"><text:s/></text:span><text:span text:style-name="T92_12">или</text:span><text:span text:style-name="T92_13"><text:s/></text:span><text:span text:style-name="T92_14">неудачного</text:span><text:span text:style-name="T92_15"><text:s/></text:span><text:span text:style-name="T92_16">выполнения</text:span><text:span text:style-name="T92_17"><text:s/></text:span><text:span text:style-name="T92_18">команды</text:span></text:p>
      <text:p text:style-name="P93"/>
      <text:p text:style-name="P94"><text:span text:style-name="T94_1">msg</text:span><text:span text:style-name="T94_2">:</text:span><text:span text:style-name="T94_3">result</text:span><text:span text:style-name="T94_4"><text:s/>-<text:s/></text:span><text:span text:style-name="T94_5">результаты</text:span><text:span text:style-name="T94_6"><text:s/></text:span><text:span text:style-name="T94_7">выполнения</text:span><text:span text:style-name="T94_8"><text:s/></text:span><text:span text:style-name="T94_9">команды</text:span></text:p>
      <text:p text:style-name="P95"/>
      <text:p text:style-name="P96"/>
      <text:p text:style-name="P97"><text:span text:style-name="T97_1">Команды</text:span><text:span text:style-name="T97_2"><text:s/></text:span><text:span text:style-name="T97_3">агента</text:span><text:span text:style-name="T97_4"><text:s/></text:span><text:span text:style-name="T97_5">pacahon</text:span><text:span text:style-name="T97_6"><text:s/>(</text:span><text:span text:style-name="T97_7">ядро</text:span><text:span text:style-name="T97_8">):<text:s/></text:span><text:span text:style-name="T97_9">описание</text:span><text:span text:style-name="T97_10">,<text:s/></text:span><text:span text:style-name="T97_11">примеры</text:span><text:span text:style-name="T97_12">.</text:span></text:p>
      <text:p text:style-name="P98"/>
      <text:p text:style-name="P99"><text:span text:style-name="T99_1">Операции</text:span><text:span text:style-name="T99_2"><text:s/></text:span><text:span text:style-name="T99_3">поддерживаемые</text:span><text:span text:style-name="T99_4"><text:s/></text:span><text:span text:style-name="T99_5">агентом</text:span><text:span text:style-name="T99_6"><text:s/></text:span><text:span text:style-name="T99_7">pacahon</text:span><text:span text:style-name="T99_8">:</text:span></text:p>
      <text:p text:style-name="P100"/>
      <text:p text:style-name="P101"><text:span text:style-name="T101_1">общие</text:span><text:span text:style-name="T101_2"><text:s/></text:span><text:span text:style-name="T101_3">комманды</text:span><text:span text:style-name="T101_4">:</text:span></text:p>
      <text:p text:style-name="P102"><text:span text:style-name="T102_1"><text:a xlink:type="simple" xlink:href="#id.8rkd53-3pxsz5"><text:span text:style-name="T102_2">get</text:span></text:a></text:span><text:span text:style-name="T102_3"><text:a xlink:type="simple" xlink:href="#id.8rkd53-3pxsz5"><text:span text:style-name="T102_4">_</text:span></text:a></text:span><text:span text:style-name="T102_5"><text:a xlink:type="simple" xlink:href="#id.8rkd53-3pxsz5"><text:span text:style-name="T102_6">ticket</text:span></text:a></text:span><text:span text:style-name="T102_7"><text:s/>-<text:s/></text:span><text:span text:style-name="T102_8">получить</text:span><text:span text:style-name="T102_9"><text:s/></text:span><text:span text:style-name="T102_10">сессионный</text:span><text:span text:style-name="T102_11"><text:s/></text:span><text:span text:style-name="T102_12">билет</text:span><text:span text:style-name="T102_13"><text:s/></text:span><text:span text:style-name="T102_14">используя</text:span><text:span text:style-name="T102_15"><text:s/></text:span><text:span text:style-name="T102_16">встроенную</text:span><text:span text:style-name="T102_17"><text:s/></text:span><text:span text:style-name="T102_18">функцию</text:span><text:span text:style-name="T102_19"><text:s/></text:span><text:span text:style-name="T102_20">аутентификации</text:span><text:span text:style-name="T102_21"><text:s/></text:span></text:p>
      <text:p text:style-name="P103"><text:span text:style-name="T103_1"><text:a xlink:type="simple" xlink:href="#id.sv0blg-e2vjf9"><text:span text:style-name="T103_2">put</text:span></text:a></text:span><text:span text:style-name="T103_3"><text:s/>-<text:s/></text:span><text:span text:style-name="T103_4">загрузить</text:span><text:span text:style-name="T103_5"><text:s/></text:span><text:span text:style-name="T103_6">в</text:span><text:span text:style-name="T103_7"><text:s/></text:span><text:span text:style-name="T103_8">хранилище</text:span><text:span text:style-name="T103_9"><text:s/></text:span><text:span text:style-name="T103_10">набор</text:span><text:span text:style-name="T103_11"><text:s/></text:span><text:span text:style-name="T103_12">графов</text:span></text:p>
      <text:p text:style-name="P104"><text:span text:style-name="T104_1"><text:a xlink:type="simple" xlink:href="#id.uziu9f-xcs5tq"><text:span text:style-name="T104_2">get</text:span></text:a></text:span><text:span text:style-name="T104_3"><text:s/>-<text:s/></text:span><text:span text:style-name="T104_4">получить</text:span><text:span text:style-name="T104_5"><text:s/></text:span><text:span text:style-name="T104_6">граф</text:span><text:span text:style-name="T104_7"><text:s/></text:span><text:span text:style-name="T104_8">по</text:span><text:span text:style-name="T104_9"><text:s/></text:span><text:span text:style-name="T104_10">шаблону</text:span><text:span text:style-name="T104_11"><text:s/></text:span><text:span text:style-name="T104_12">с</text:span><text:span text:style-name="T104_13"><text:s/></text:span><text:span text:style-name="T104_14">учетом</text:span><text:span text:style-name="T104_15"><text:s/></text:span><text:span text:style-name="T104_16">прав</text:span><text:span text:style-name="T104_17"><text:s/></text:span><text:span text:style-name="T104_18">доступа</text:span></text:p>
      <text:p text:style-name="P105"><text:span text:style-name="T105_1">set</text:span><text:span text:style-name="T105_2">_</text:span><text:span text:style-name="T105_3">rights</text:span><text:span text:style-name="T105_4"><text:s/>-<text:s/></text:span><text:span text:style-name="T105_5">установить</text:span><text:span text:style-name="T105_6"><text:s/></text:span><text:span text:style-name="T105_7">права</text:span><text:span text:style-name="T105_8"><text:s/></text:span><text:span text:style-name="T105_9">на</text:span><text:span text:style-name="T105_10"><text:s/></text:span><text:span text:style-name="T105_11">узел</text:span></text:p>
      <text:p text:style-name="P106"/>
      <text:p text:style-name="P107"><text:span text:style-name="T107_1">команды</text:span><text:span text:style-name="T107_2"><text:s/></text:span><text:span text:style-name="T107_3">администрирования</text:span><text:span text:style-name="T107_4">:</text:span></text:p>
      <text:p text:style-name="P108"><text:span text:style-name="T108_1"><text:a xlink:type="simple" xlink:href="#id.w8ibrm-s5rh4q"><text:span text:style-name="T108_2">set</text:span></text:a></text:span><text:span text:style-name="T108_3"><text:a xlink:type="simple" xlink:href="#id.w8ibrm-s5rh4q"><text:span text:style-name="T108_4">_</text:span></text:a></text:span><text:span text:style-name="T108_5"><text:a xlink:type="simple" xlink:href="#id.w8ibrm-s5rh4q"><text:span text:style-name="T108_6">message</text:span></text:a></text:span><text:span text:style-name="T108_7"><text:a xlink:type="simple" xlink:href="#id.w8ibrm-s5rh4q"><text:span text:style-name="T108_8">_</text:span></text:a></text:span><text:span text:style-name="T108_9"><text:a xlink:type="simple" xlink:href="#id.w8ibrm-s5rh4q"><text:span text:style-name="T108_10">trace</text:span></text:a></text:span><text:span text:style-name="T108_11"><text:s/>-<text:s/></text:span><text:span text:style-name="T108_12">включить</text:span><text:span text:style-name="T108_13">/</text:span><text:span text:style-name="T108_14">выключить</text:span><text:span text:style-name="T108_15"><text:s/></text:span><text:span text:style-name="T108_16">логгирование</text:span><text:span text:style-name="T108_17"><text:s/></text:span></text:p>
      <text:p text:style-name="P109"><text:span text:style-name="T109_1"><text:tab/></text:span><text:span text:style-name="T109_2">add</text:span><text:span text:style-name="T109_3">_</text:span><text:span text:style-name="T109_4">core</text:span><text:span text:style-name="T109_5"><text:s/>-<text:s/></text:span><text:span text:style-name="T109_6">подключить</text:span><text:span text:style-name="T109_7"><text:s/></text:span><text:span text:style-name="T109_8">к</text:span><text:span text:style-name="T109_9"><text:s/></text:span><text:span text:style-name="T109_10">текущему</text:span><text:span text:style-name="T109_11"><text:s/></text:span><text:span text:style-name="T109_12">экземпляру</text:span><text:span text:style-name="T109_13"><text:s/></text:span><text:span text:style-name="T109_14">дополнительный</text:span><text:span text:style-name="T109_15"><text:s/></text:span><text:span text:style-name="T109_16">обработчик</text:span><text:span text:style-name="T109_17">,<text:s/></text:span><text:span text:style-name="T109_18">в</text:span><text:span text:style-name="T109_19"><text:s/></text:span><text:span text:style-name="T109_20">этом</text:span><text:span text:style-name="T109_21"><text:s/></text:span><text:span text:style-name="T109_22">случае</text:span><text:span text:style-name="T109_23"><text:s/></text:span><text:span text:style-name="T109_24">текущий</text:span><text:span text:style-name="T109_25"><text:s/></text:span><text:span text:style-name="T109_26">экземпляр</text:span><text:span text:style-name="T109_27"><text:s/></text:span><text:span text:style-name="T109_28">выступает</text:span><text:span text:style-name="T109_29"><text:s/></text:span><text:span text:style-name="T109_30">в</text:span><text:span text:style-name="T109_31"><text:s/></text:span><text:span text:style-name="T109_32">роли</text:span><text:span text:style-name="T109_33"><text:s/></text:span><text:span text:style-name="T109_34">брокера</text:span><text:span text:style-name="T109_35"><text:s/></text:span><text:span text:style-name="T109_36">сообщений</text:span><text:span text:style-name="T109_37">.</text:span></text:p>
      <text:p text:style-name="P110"/>
      <text:p text:style-name="P111"><text:bookmark-start text:name="id.8rkd53-3pxsz5"/><text:bookmark-end text:name="id.8rkd53-3pxsz5"/><text:span text:style-name="T111_1">получить</text:span><text:span text:style-name="T111_2"><text:s/></text:span><text:span text:style-name="T111_3">сессионный</text:span><text:span text:style-name="T111_4"><text:s/></text:span><text:span text:style-name="T111_5">билет</text:span><text:span text:style-name="T111_6"><text:s/></text:span><text:span text:style-name="T111_7">используя</text:span><text:span text:style-name="T111_8"><text:s/></text:span><text:span text:style-name="T111_9">встроенную</text:span><text:span text:style-name="T111_10"><text:s/></text:span><text:span text:style-name="T111_11">функцию</text:span><text:span text:style-name="T111_12"><text:s/></text:span><text:span text:style-name="T111_13">аутентификации</text:span><text:span text:style-name="T111_14"><text:s/></text:span></text:p>
      <text:p text:style-name="P112"/>
      <text:p text:style-name="P113"><text:span text:style-name="T113_1">аргументы</text:span><text:span text:style-name="T113_2">:</text:span></text:p>
      <text:p text:style-name="P114"><text:span text:style-name="T114_1">-<text:s/></text:span><text:span text:style-name="T114_2">login</text:span><text:span text:style-name="T114_3"><text:s/>-<text:s/></text:span><text:span text:style-name="T114_4">имя</text:span><text:span text:style-name="T114_5"><text:s/></text:span><text:span text:style-name="T114_6">пользователя</text:span><text:span text:style-name="T114_7"><text:s/></text:span></text:p>
      <text:p text:style-name="P115"><text:span text:style-name="T115_1">-<text:s/></text:span><text:span text:style-name="T115_2">credential</text:span><text:span text:style-name="T115_3"><text:s/>-<text:s/></text:span><text:span text:style-name="T115_4">хэш</text:span><text:span text:style-name="T115_5"><text:s/></text:span><text:span text:style-name="T115_6">пароля</text:span></text:p>
      <text:p text:style-name="P116"/>
      <text:p text:style-name="P117"><text:span text:style-name="T117_1">доступ</text:span><text:span text:style-name="T117_2">:<text:s/></text:span><text:span text:style-name="T117_3">доступно</text:span><text:span text:style-name="T117_4"><text:s/></text:span><text:span text:style-name="T117_5">всем</text:span></text:p>
      <text:p text:style-name="P118"/>
      <text:p text:style-name="P119"><text:span text:style-name="T119_1">пример</text:span><text:span text:style-name="T119_2"><text:s/>1:</text:span></text:p>
      <text:p text:style-name="P120"/>
      <text:p text:style-name="P121"><text:span text:style-name="T121_1">INPUT</text:span><text:span text:style-name="T121_2"><text:s/></text:span><text:span text:style-name="T121_3">MESSAGE</text:span><text:span text:style-name="T121_4">:</text:span></text:p>
      <text:p text:style-name="P122"><text:span text:style-name="T122_1">{</text:span></text:p>
      <text:p text:style-name="P123"><text:span text:style-name="T123_1"><text:s text:c="12"/><text:tab/>"@"<text:s/>:<text:s/>"</text:span><text:span text:style-name="T123_2">msg</text:span><text:span text:style-name="T123_3">:</text:span><text:span text:style-name="T123_4">M</text:span><text:span text:style-name="T123_5">123456_22",</text:span></text:p>
      <text:p text:style-name="P124"><text:span text:style-name="T124_1"><text:s text:c="12"/><text:tab/>"</text:span><text:span text:style-name="T124_2">a</text:span><text:span text:style-name="T124_3">"<text:s/>:<text:s/>"</text:span><text:span text:style-name="T124_4">msg</text:span><text:span text:style-name="T124_5">:</text:span><text:span text:style-name="T124_6">Message</text:span><text:span text:style-name="T124_7">",</text:span></text:p>
      <text:p text:style-name="P125"><text:span text:style-name="T125_1"><text:s text:c="12"/><text:tab/>"</text:span><text:span text:style-name="T125_2">msg</text:span><text:span text:style-name="T125_3">:</text:span><text:span text:style-name="T125_4">sender</text:span><text:span text:style-name="T125_5">"<text:s/>:<text:s/>"</text:span><text:span text:style-name="T125_6">external</text:span><text:span text:style-name="T125_7">_</text:span><text:span text:style-name="T125_8">tester</text:span><text:span text:style-name="T125_9">",</text:span></text:p>
      <text:p text:style-name="P126"><text:span text:style-name="T126_1"><text:s text:c="12"/><text:tab/>"</text:span><text:span text:style-name="T126_2">msg</text:span><text:span text:style-name="T126_3">:</text:span><text:span text:style-name="T126_4">reciever</text:span><text:span text:style-name="T126_5">"<text:s/>:<text:s/>"</text:span><text:span text:style-name="T126_6">pacahon</text:span><text:span text:style-name="T126_7">",</text:span></text:p>
      <text:p text:style-name="P127"><text:span text:style-name="T127_1"><text:s text:c="12"/><text:tab/>"</text:span><text:span text:style-name="T127_2">msg</text:span><text:span text:style-name="T127_3">:</text:span><text:span text:style-name="T127_4">command</text:span><text:span text:style-name="T127_5">"<text:s/>:<text:s/>"</text:span><text:span text:style-name="T127_6">get</text:span><text:span text:style-name="T127_7">_</text:span><text:span text:style-name="T127_8">ticket</text:span><text:span text:style-name="T127_9">",</text:span></text:p>
      <text:p text:style-name="P128"><text:span text:style-name="T128_1"><text:s text:c="12"/><text:tab/>"</text:span><text:span text:style-name="T128_2">msg</text:span><text:span text:style-name="T128_3">:</text:span><text:span text:style-name="T128_4">args</text:span><text:span text:style-name="T128_5">"<text:s/>:</text:span></text:p>
      <text:p text:style-name="P129"><text:span text:style-name="T129_1"><text:s text:c="8"/><text:tab/>{</text:span></text:p>
      <text:p text:style-name="P130"><text:span text:style-name="T130_1"><text:s text:c="20"/><text:tab/><text:tab/>"</text:span><text:span text:style-name="T130_2">auth</text:span><text:span text:style-name="T130_3">:</text:span><text:span text:style-name="T130_4">login</text:span><text:span text:style-name="T130_5">"<text:s/>:<text:s/>"</text:span><text:span text:style-name="T130_6">admin</text:span><text:span text:style-name="T130_7">",</text:span></text:p>
      <text:p text:style-name="P131"><text:span text:style-name="T131_1"><text:s text:c="12"/><text:tab/><text:tab/>"</text:span><text:span text:style-name="T131_2">auth</text:span><text:span text:style-name="T131_3">:</text:span><text:span text:style-name="T131_4">credential</text:span><text:span text:style-name="T131_5">"<text:s/>:<text:s/>"</text:span><text:span text:style-name="T131_6">QL</text:span><text:span text:style-name="T131_7">0</text:span><text:span text:style-name="T131_8">AFWMIX</text:span><text:span text:style-name="T131_9">8</text:span><text:span text:style-name="T131_10">NRZTKeof</text:span><text:span text:style-name="T131_11">9</text:span><text:span text:style-name="T131_12">cXsvbvu</text:span><text:span text:style-name="T131_13">8="</text:span></text:p>
      <text:p text:style-name="P132"><text:span text:style-name="T132_1"><text:s text:c="8"/><text:tab/>}</text:span></text:p>
      <text:p text:style-name="P133"><text:span text:style-name="T133_1"><text:s text:c="4"/>}</text:span></text:p>
      <text:p text:style-name="P134"/>
      <text:p text:style-name="P135"><text:span text:style-name="T135_1">OUTPUT</text:span><text:span text:style-name="T135_2"><text:s/></text:span><text:span text:style-name="T135_3">MESSAGE</text:span><text:span text:style-name="T135_4">:</text:span></text:p>
      <text:p text:style-name="P136"><text:span text:style-name="T136_1"><text:s text:c="2"/>{</text:span></text:p>
      <text:p text:style-name="P137"><text:span text:style-name="T137_1"><text:tab/>"@"<text:s/>:<text:s/>"</text:span><text:span text:style-name="T137_2">msg</text:span><text:span text:style-name="T137_3">:</text:span><text:span text:style-name="T137_4">M</text:span><text:span text:style-name="T137_5">11</text:span><text:span text:style-name="T137_6">F</text:span><text:span text:style-name="T137_7">2090</text:span><text:span text:style-name="T137_8">E</text:span><text:span text:style-name="T137_9">1</text:span><text:span text:style-name="T137_10">C</text:span><text:span text:style-name="T137_11">76</text:span><text:span text:style-name="T137_12">F</text:span><text:span text:style-name="T137_13">74</text:span><text:span text:style-name="T137_14">A</text:span><text:span text:style-name="T137_15">",</text:span></text:p>
      <text:p text:style-name="P138"><text:span text:style-name="T138_1"><text:s text:c="12"/><text:tab/>"</text:span><text:span text:style-name="T138_2">a</text:span><text:span text:style-name="T138_3">"<text:s/>:<text:s/>"</text:span><text:span text:style-name="T138_4">msg</text:span><text:span text:style-name="T138_5">:</text:span><text:span text:style-name="T138_6">Message</text:span><text:span text:style-name="T138_7">",</text:span></text:p>
      <text:p text:style-name="P139"><text:span text:style-name="T139_1"><text:s text:c="12"/><text:tab/>"</text:span><text:span text:style-name="T139_2">msg</text:span><text:span text:style-name="T139_3">:</text:span><text:span text:style-name="T139_4">in</text:span><text:span text:style-name="T139_5">-</text:span><text:span text:style-name="T139_6">reply</text:span><text:span text:style-name="T139_7">-</text:span><text:span text:style-name="T139_8">to</text:span><text:span text:style-name="T139_9">"<text:s/>:<text:s/>"</text:span><text:span text:style-name="T139_10">msg</text:span><text:span text:style-name="T139_11">:</text:span><text:span text:style-name="T139_12">M</text:span><text:span text:style-name="T139_13">123456_22",</text:span></text:p>
      <text:p text:style-name="P140"><text:span text:style-name="T140_1"><text:s text:c="12"/><text:tab/>"</text:span><text:span text:style-name="T140_2">msg</text:span><text:span text:style-name="T140_3">:</text:span><text:span text:style-name="T140_4">sender</text:span><text:span text:style-name="T140_5">"<text:s/>:<text:s/>"</text:span><text:span text:style-name="T140_6">pacahon</text:span><text:span text:style-name="T140_7">",</text:span></text:p>
      <text:p text:style-name="P141"><text:span text:style-name="T141_1"><text:s text:c="12"/><text:tab/>"</text:span><text:span text:style-name="T141_2">msg</text:span><text:span text:style-name="T141_3">:</text:span><text:span text:style-name="T141_4">reciever</text:span><text:span text:style-name="T141_5">"<text:s/>:<text:s/>"</text:span><text:span text:style-name="T141_6">external</text:span><text:span text:style-name="T141_7">_</text:span><text:span text:style-name="T141_8">tester</text:span><text:span text:style-name="T141_9">",</text:span></text:p>
      <text:p text:style-name="P142"><text:span text:style-name="T142_1"><text:s text:c="12"/><text:tab/>"</text:span><text:span text:style-name="T142_2">msg</text:span><text:span text:style-name="T142_3">:</text:span><text:span text:style-name="T142_4">status</text:span><text:span text:style-name="T142_5">"<text:s/>:<text:s/>"</text:span><text:span text:style-name="T142_6">ok</text:span><text:span text:style-name="T142_7">",</text:span></text:p>
      <text:p text:style-name="P143"><text:span text:style-name="T143_1"><text:s text:c="12"/><text:tab/>"</text:span><text:span text:style-name="T143_2">msg</text:span><text:span text:style-name="T143_3">:</text:span><text:span text:style-name="T143_4">result</text:span><text:span text:style-name="T143_5">"<text:s/>:<text:s/>{<text:s/>"</text:span><text:span text:style-name="T143_6">auth</text:span><text:span text:style-name="T143_7">:</text:span><text:span text:style-name="T143_8">ticket</text:span><text:span text:style-name="T143_9">"<text:s/>:<text:s/>"&lt;</text:span><text:span text:style-name="T143_10">auth</text:span><text:span text:style-name="T143_11">:54294</text:span><text:span text:style-name="T143_12">af</text:span><text:span text:style-name="T143_13">6-0505-41</text:span><text:span text:style-name="T143_14">b</text:span><text:span text:style-name="T143_15">2-</text:span><text:span text:style-name="T143_16">bb</text:span><text:span text:style-name="T143_17">4</text:span><text:span text:style-name="T143_18">d</text:span><text:span text:style-name="T143_19">-2</text:span><text:span text:style-name="T143_20">e</text:span><text:span text:style-name="T143_21">501</text:span><text:span text:style-name="T143_22">b</text:span><text:span text:style-name="T143_23">6</text:span><text:span text:style-name="T143_24">ee</text:span><text:span text:style-name="T143_25">112&gt;"<text:s/>},</text:span></text:p>
      <text:p text:style-name="P144"><text:span text:style-name="T144_1"><text:s text:c="12"/><text:tab/>"</text:span><text:span text:style-name="T144_2">msg</text:span><text:span text:style-name="T144_3">:</text:span><text:span text:style-name="T144_4">reason</text:span><text:span text:style-name="T144_5">"<text:s/>:<text:s/>"</text:span><text:span text:style-name="T144_6">login</text:span><text:span text:style-name="T144_7"><text:s/></text:span><text:span text:style-name="T144_8">и</text:span><text:span text:style-name="T144_9"><text:s/></text:span><text:span text:style-name="T144_10">password</text:span><text:span text:style-name="T144_11"><text:s/></text:span><text:span text:style-name="T144_12">совпадают</text:span><text:span text:style-name="T144_13">"</text:span></text:p>
      <text:p text:style-name="P145"><text:span text:style-name="T145_1"><text:s text:c="4"/>}</text:span></text:p>
      <text:p text:style-name="P146"/>
      <text:p text:style-name="P147"/>
      <text:p text:style-name="P148"><text:span text:style-name="T148_1">как</text:span><text:span text:style-name="T148_2"><text:s/></text:span><text:span text:style-name="T148_3">работает</text:span><text:span text:style-name="T148_4">:</text:span></text:p>
      <text:p text:style-name="P149"/>
      <text:p text:style-name="P150"><text:span text:style-name="T150_1">1.<text:s/></text:span><text:span text:style-name="T150_2">Производит</text:span><text:span text:style-name="T150_3"><text:s/></text:span><text:span text:style-name="T150_4">поиск</text:span><text:span text:style-name="T150_5"><text:s/></text:span><text:span text:style-name="T150_6">в</text:span><text:span text:style-name="T150_7"><text:s/></text:span><text:span text:style-name="T150_8">хранилище</text:span><text:span text:style-name="T150_9">,<text:s/></text:span><text:span text:style-name="T150_10">субъекта</text:span><text:span text:style-name="T150_11"><text:s/></text:span><text:span text:style-name="T150_12">с</text:span><text:span text:style-name="T150_13"><text:s/></text:span><text:span text:style-name="T150_14">указанными</text:span><text:span text:style-name="T150_15"><text:s/></text:span><text:span text:style-name="T150_16">auth</text:span><text:span text:style-name="T150_17">:</text:span><text:span text:style-name="T150_18">login</text:span><text:span text:style-name="T150_19"><text:s/></text:span><text:span text:style-name="T150_20">и</text:span><text:span text:style-name="T150_21"><text:s/></text:span><text:span text:style-name="T150_22">auth</text:span><text:span text:style-name="T150_23">:</text:span><text:span text:style-name="T150_24">credential</text:span><text:span text:style-name="T150_25">.</text:span></text:p>
      <text:p text:style-name="P151"><text:span text:style-name="T151_1">2.<text:s/></text:span><text:span text:style-name="T151_2">В</text:span><text:span text:style-name="T151_3"><text:s/></text:span><text:span text:style-name="T151_4">случае</text:span><text:span text:style-name="T151_5"><text:s/></text:span><text:span text:style-name="T151_6">успешного</text:span><text:span text:style-name="T151_7"><text:s/></text:span><text:span text:style-name="T151_8">нахождения</text:span><text:span text:style-name="T151_9">,<text:s/></text:span><text:span text:style-name="T151_10">генерирует</text:span><text:span text:style-name="T151_11"><text:s/></text:span><text:span text:style-name="T151_12">новый</text:span><text:span text:style-name="T151_13"><text:s/></text:span><text:span text:style-name="T151_14">тикет</text:span><text:span text:style-name="T151_15"><text:s/></text:span><text:span text:style-name="T151_16">формата</text:span><text:span text:style-name="T151_17"><text:s/></text:span><text:span text:style-name="T151_18">UUID</text:span><text:span text:style-name="T151_19">.</text:span></text:p>
      <text:p text:style-name="P152"><text:span text:style-name="T152_1">3.<text:s/></text:span><text:span text:style-name="T152_2">сохраняет</text:span><text:span text:style-name="T152_3"><text:s/></text:span><text:span text:style-name="T152_4">в</text:span><text:span text:style-name="T152_5"><text:s/></text:span><text:span text:style-name="T152_6">хранилище</text:span><text:span text:style-name="T152_7"><text:s/></text:span><text:span text:style-name="T152_8">факты</text:span><text:span text:style-name="T152_9"><text:s/></text:span><text:span text:style-name="T152_10">о</text:span><text:span text:style-name="T152_11"><text:s/></text:span><text:span text:style-name="T152_12">создании</text:span><text:span text:style-name="T152_13"><text:s/></text:span><text:span text:style-name="T152_14">тикета</text:span><text:span text:style-name="T152_15">,<text:s/></text:span><text:span text:style-name="T152_16">а</text:span><text:span text:style-name="T152_17"><text:s/></text:span><text:span text:style-name="T152_18">именно</text:span><text:span text:style-name="T152_19">:<text:s/></text:span><text:span text:style-name="T152_20">кому</text:span><text:span text:style-name="T152_21"><text:s/></text:span><text:span text:style-name="T152_22">выдан</text:span><text:span text:style-name="T152_23"><text:s/></text:span><text:span text:style-name="T152_24">тикет</text:span><text:span text:style-name="T152_25">,<text:s/></text:span><text:span text:style-name="T152_26">когда</text:span><text:span text:style-name="T152_27">,<text:s/></text:span><text:span text:style-name="T152_28">время</text:span><text:span text:style-name="T152_29"><text:s/></text:span><text:span text:style-name="T152_30">действия</text:span><text:span text:style-name="T152_31"><text:s/></text:span><text:span text:style-name="T152_32">в</text:span><text:span text:style-name="T152_33"><text:s/></text:span><text:span text:style-name="T152_34">секундах</text:span><text:span text:style-name="T152_35">.<text:s/></text:span></text:p>
      <text:p text:style-name="P153"/>
      <text:p text:style-name="P154"><text:span text:style-name="T154_1">Пример</text:span><text:span text:style-name="T154_2"><text:s/></text:span><text:span text:style-name="T154_3">сохраняемых</text:span><text:span text:style-name="T154_4"><text:s/></text:span><text:span text:style-name="T154_5">данных</text:span><text:span text:style-name="T154_6"><text:s/></text:span><text:span text:style-name="T154_7">в</text:span><text:span text:style-name="T154_8"><text:s/></text:span><text:span text:style-name="T154_9">хранилище</text:span><text:span text:style-name="T154_10">:</text:span></text:p>
      <text:p text:style-name="P155"/>
      <text:p text:style-name="P156"><text:span text:style-name="T156_1">ticket</text:span><text:span text:style-name="T156_2">:123456-64743-32463-357-346</text:span></text:p>
      <text:p text:style-name="P157"><text:span text:style-name="T157_1"><text:tab/></text:span><text:span text:style-name="T157_2">rdf</text:span><text:span text:style-name="T157_3">:</text:span><text:span text:style-name="T157_4">type</text:span><text:span text:style-name="T157_5"><text:s/></text:span><text:span text:style-name="T157_6">auth</text:span><text:span text:style-name="T157_7">:</text:span><text:span text:style-name="T157_8">Ticket</text:span><text:span text:style-name="T157_9"><text:s/>;</text:span></text:p>
      <text:p text:style-name="P158"><text:span text:style-name="T158_1"><text:tab/></text:span><text:span text:style-name="T158_2">ticket</text:span><text:span text:style-name="T158_3">:</text:span><text:span text:style-name="T158_4">accessor</text:span><text:span text:style-name="T158_5"><text:s/></text:span><text:span text:style-name="T158_6">subject</text:span><text:span text:style-name="T158_7">:</text:span><text:span text:style-name="T158_8">id</text:span><text:span text:style-name="T158_9">1234-56-78<text:s/>;</text:span></text:p>
      <text:p text:style-name="P159"><text:span text:style-name="T159_1"><text:tab/></text:span><text:span text:style-name="T159_2">ticket</text:span><text:span text:style-name="T159_3">:</text:span><text:span text:style-name="T159_4">when</text:span><text:span text:style-name="T159_5"> <text:s/>“</text:span><text:span text:style-name="T159_6">YYYY</text:span><text:span text:style-name="T159_7">-</text:span><text:span text:style-name="T159_8">MM</text:span><text:span text:style-name="T159_9">-</text:span><text:span text:style-name="T159_10">DD</text:span><text:span text:style-name="T159_11"><text:s/></text:span><text:span text:style-name="T159_12">HH</text:span><text:span text:style-name="T159_13">:</text:span><text:span text:style-name="T159_14">MM</text:span><text:span text:style-name="T159_15">:</text:span><text:span text:style-name="T159_16">SS</text:span><text:span text:style-name="T159_17">.</text:span><text:span text:style-name="T159_18">SSSS</text:span><text:span text:style-name="T159_19">”<text:s/>;<text:s/></text:span></text:p>
      <text:p text:style-name="P160"><text:span text:style-name="T160_1"><text:tab/></text:span><text:span text:style-name="T160_2">ticket</text:span><text:span text:style-name="T160_3">:</text:span><text:span text:style-name="T160_4">duration</text:span><text:span text:style-name="T160_5"><text:s/>“3600”<text:s/>.</text:span></text:p>
      <text:p text:style-name="P161"/>
      <text:p text:style-name="P162"/>
      <text:p text:style-name="P163"><text:bookmark-start text:name="id.sv0blg-e2vjf9"/><text:bookmark-end text:name="id.sv0blg-e2vjf9"/><text:span text:style-name="T163_1">загрузить</text:span><text:span text:style-name="T163_2"><text:s/></text:span><text:span text:style-name="T163_3">в</text:span><text:span text:style-name="T163_4"><text:s/></text:span><text:span text:style-name="T163_5">хранилище</text:span><text:span text:style-name="T163_6"><text:s/></text:span><text:span text:style-name="T163_7">набор</text:span><text:span text:style-name="T163_8"><text:s/></text:span><text:span text:style-name="T163_9">графов</text:span></text:p>
      <text:p text:style-name="P164"/>
      <text:p text:style-name="P165"><text:span text:style-name="T165_1">аргументы</text:span><text:span text:style-name="T165_2">:</text:span></text:p>
      <text:p text:style-name="P166"><text:span text:style-name="T166_1">-<text:s/></text:span><text:span text:style-name="T166_2">набор</text:span><text:span text:style-name="T166_3"><text:s/></text:span><text:span text:style-name="T166_4">загружаемых</text:span><text:span text:style-name="T166_5"><text:s/></text:span><text:span text:style-name="T166_6">графов</text:span></text:p>
      <text:p text:style-name="P167"/>
      <text:p text:style-name="P168"><text:span text:style-name="T168_1">!<text:s/>?<text:s/></text:span><text:span text:style-name="T168_2">рекомендуется</text:span><text:span text:style-name="T168_3"><text:s/></text:span><text:span text:style-name="T168_4">сразу</text:span><text:span text:style-name="T168_5"><text:s/></text:span><text:span text:style-name="T168_6">сохранять</text:span><text:span text:style-name="T168_7"><text:s/></text:span><text:span text:style-name="T168_8">ACL</text:span><text:span text:style-name="T168_9"><text:s/></text:span><text:span text:style-name="T168_10">права</text:span><text:span text:style-name="T168_11"><text:s/></text:span><text:span text:style-name="T168_12">на</text:span><text:span text:style-name="T168_13"><text:s/></text:span><text:span text:style-name="T168_14">субъекты</text:span><text:span text:style-name="T168_15"><text:s/></text:span><text:span text:style-name="T168_16">загружаемых</text:span><text:span text:style-name="T168_17"><text:s/></text:span><text:span text:style-name="T168_18">графов</text:span></text:p>
      <text:p text:style-name="P169"/>
      <text:p text:style-name="P170"><text:span text:style-name="T170_1">если</text:span><text:span text:style-name="T170_2">,<text:s/></text:span><text:span text:style-name="T170_3">права</text:span><text:span text:style-name="T170_4"><text:s/></text:span><text:span text:style-name="T170_5">не</text:span><text:span text:style-name="T170_6"><text:s/></text:span><text:span text:style-name="T170_7">указывать</text:span><text:span text:style-name="T170_8">,<text:s/></text:span><text:span text:style-name="T170_9">то</text:span><text:span text:style-name="T170_10"><text:s/></text:span><text:span text:style-name="T170_11">доступ</text:span><text:span text:style-name="T170_12"><text:s/></text:span><text:span text:style-name="T170_13">есть</text:span><text:span text:style-name="T170_14"><text:s/></text:span><text:span text:style-name="T170_15">только</text:span><text:span text:style-name="T170_16"><text:s/></text:span><text:span text:style-name="T170_17">пользователю</text:span><text:span text:style-name="T170_18"><text:s/></text:span><text:span text:style-name="T170_19">admin</text:span><text:span text:style-name="T170_20">*, <text:s/></text:span><text:span text:style-name="T170_21">для</text:span><text:span text:style-name="T170_22"><text:s/></text:span><text:span text:style-name="T170_23">иных</text:span><text:span text:style-name="T170_24"><text:s/></text:span><text:span text:style-name="T170_25">пользователей</text:span><text:span text:style-name="T170_26"><text:s/></text:span><text:span text:style-name="T170_27">права</text:span><text:span text:style-name="T170_28"><text:s/></text:span><text:span text:style-name="T170_29">могут</text:span><text:span text:style-name="T170_30"><text:s/></text:span><text:span text:style-name="T170_31">быть</text:span><text:span text:style-name="T170_32"><text:s/></text:span><text:span text:style-name="T170_33">вычислены</text:span><text:span text:style-name="T170_34"><text:s/></text:span><text:span text:style-name="T170_35">динамически</text:span><text:span text:style-name="T170_36">.</text:span></text:p>
      <text:p text:style-name="P171"/>
      <text:p text:style-name="P172"><text:span text:style-name="T172_1">*</text:span><text:span text:style-name="T172_2">Особенности</text:span><text:span text:style-name="T172_3"><text:s/></text:span><text:span text:style-name="T172_4">работы</text:span><text:span text:style-name="T172_5"><text:s/></text:span><text:span text:style-name="T172_6">с</text:span><text:span text:style-name="T172_7"><text:s/></text:span><text:span text:style-name="T172_8">пользователем</text:span><text:span text:style-name="T172_9"><text:s/></text:span><text:span text:style-name="T172_10">admin</text:span><text:span text:style-name="T172_11">:</text:span></text:p>
      <text:p text:style-name="P173"><text:span text:style-name="T173_1">Создать</text:span><text:span text:style-name="T173_2"><text:s/></text:span><text:span text:style-name="T173_3">пользователя</text:span><text:span text:style-name="T173_4"><text:s/></text:span><text:span text:style-name="T173_5">admin</text:span><text:span text:style-name="T173_6"><text:s/></text:span><text:span text:style-name="T173_7">можно</text:span><text:span text:style-name="T173_8"><text:s/></text:span><text:span text:style-name="T173_9">только</text:span><text:span text:style-name="T173_10"><text:s/></text:span><text:span text:style-name="T173_11">один</text:span><text:span text:style-name="T173_12"><text:s/></text:span><text:span text:style-name="T173_13">раз</text:span><text:span text:style-name="T173_14"><text:s/></text:span><text:span text:style-name="T173_15">при</text:span><text:span text:style-name="T173_16"><text:s/></text:span><text:span text:style-name="T173_17">условии</text:span><text:span text:style-name="T173_18"><text:s/></text:span><text:span text:style-name="T173_19">что</text:span><text:span text:style-name="T173_20"><text:s/></text:span><text:span text:style-name="T173_21">такого</text:span><text:span text:style-name="T173_22"><text:s/></text:span><text:span text:style-name="T173_23">пользователя</text:span><text:span text:style-name="T173_24"><text:s/></text:span><text:span text:style-name="T173_25">нет</text:span><text:span text:style-name="T173_26"><text:s/></text:span><text:span text:style-name="T173_27">в</text:span><text:span text:style-name="T173_28"><text:s/></text:span><text:span text:style-name="T173_29">системе</text:span><text:span text:style-name="T173_30">,<text:s/></text:span><text:span text:style-name="T173_31">для</text:span><text:span text:style-name="T173_32"><text:s/></text:span><text:span text:style-name="T173_33">этого</text:span><text:span text:style-name="T173_34"><text:s/></text:span><text:span text:style-name="T173_35">не</text:span><text:span text:style-name="T173_36"><text:s/></text:span><text:span text:style-name="T173_37">требуется</text:span><text:span text:style-name="T173_38"><text:s/></text:span><text:span text:style-name="T173_39">тикет</text:span><text:span text:style-name="T173_40">.<text:s/></text:span><text:span text:style-name="T173_41">Удалить</text:span><text:span text:style-name="T173_42"><text:s/></text:span><text:span text:style-name="T173_43">пользователя</text:span><text:span text:style-name="T173_44"><text:s/></text:span><text:span text:style-name="T173_45">admin</text:span><text:span text:style-name="T173_46"><text:s/></text:span><text:span text:style-name="T173_47">невозможно</text:span><text:span text:style-name="T173_48">.<text:s/></text:span><text:span text:style-name="T173_49">Редактирование</text:span><text:span text:style-name="T173_50"><text:s/></text:span><text:span text:style-name="T173_51">данных</text:span><text:span text:style-name="T173_52"><text:s/></text:span><text:span text:style-name="T173_53">пользователя</text:span><text:span text:style-name="T173_54"><text:s/></text:span><text:span text:style-name="T173_55">admin</text:span><text:span text:style-name="T173_56"><text:s/></text:span><text:span text:style-name="T173_57">возможно</text:span><text:span text:style-name="T173_58"><text:s/></text:span><text:span text:style-name="T173_59">только</text:span><text:span text:style-name="T173_60"><text:s/></text:span><text:span text:style-name="T173_61">для</text:span><text:span text:style-name="T173_62"><text:s/></text:span><text:span text:style-name="T173_63">него</text:span><text:span text:style-name="T173_64"><text:s/></text:span><text:span text:style-name="T173_65">самого</text:span><text:span text:style-name="T173_66">.</text:span></text:p>
      <text:p text:style-name="P174"/>
      <text:p text:style-name="P175"><text:span text:style-name="T175_1">*<text:s/></text:span><text:span text:style-name="T175_2">атомарность</text:span><text:span text:style-name="T175_3">:</text:span></text:p>
      <text:p text:style-name="P176"><text:span text:style-name="T176_1"><text:s/></text:span><text:span text:style-name="T176_2">если</text:span><text:span text:style-name="T176_3"><text:s/></text:span><text:span text:style-name="T176_4">сообщение</text:span><text:span text:style-name="T176_5"><text:s/></text:span><text:span text:style-name="T176_6">было</text:span><text:span text:style-name="T176_7"><text:s/></text:span><text:span text:style-name="T176_8">отмечено</text:span><text:span text:style-name="T176_9"><text:s/></text:span><text:span text:style-name="T176_10">как</text:span><text:span text:style-name="T176_11"><text:s/></text:span><text:span text:style-name="T176_12">не</text:span><text:span text:style-name="T176_13"><text:s/></text:span><text:span text:style-name="T176_14">атомарное</text:span><text:span text:style-name="T176_15">,<text:s/></text:span><text:span text:style-name="T176_16">то</text:span><text:span text:style-name="T176_17"><text:s/></text:span><text:span text:style-name="T176_18">после</text:span><text:span text:style-name="T176_19"><text:s/></text:span><text:span text:style-name="T176_20">выполнения</text:span><text:span text:style-name="T176_21"><text:s/></text:span><text:span text:style-name="T176_22">комманды</text:span><text:span text:style-name="T176_23">,<text:s/></text:span><text:span text:style-name="T176_24">в</text:span><text:span text:style-name="T176_25"><text:s/></text:span><text:span text:style-name="T176_26">результатах</text:span><text:span text:style-name="T176_27"><text:s/></text:span><text:span text:style-name="T176_28">будет</text:span><text:span text:style-name="T176_29"><text:s/></text:span><text:span text:style-name="T176_30">список</text:span><text:span text:style-name="T176_31"><text:s/></text:span><text:span text:style-name="T176_32">субъектов</text:span><text:span text:style-name="T176_33">,<text:s/></text:span><text:span text:style-name="T176_34">добавление</text:span><text:span text:style-name="T176_35"><text:s/></text:span><text:span text:style-name="T176_36">которых</text:span><text:span text:style-name="T176_37"><text:s/></text:span><text:span text:style-name="T176_38">было</text:span><text:span text:style-name="T176_39"><text:s/></text:span><text:span text:style-name="T176_40">не</text:span><text:span text:style-name="T176_41"><text:s/></text:span><text:span text:style-name="T176_42">возможно</text:span><text:span text:style-name="T176_43">.<text:s/>(?<text:s/></text:span><text:span text:style-name="T176_44">надо</text:span><text:span text:style-name="T176_45"><text:s/></text:span><text:span text:style-name="T176_46">ли</text:span><text:span text:style-name="T176_47"><text:s/></text:span><text:span text:style-name="T176_48">указывать</text:span><text:span text:style-name="T176_49"><text:s/></text:span><text:span text:style-name="T176_50">причину</text:span><text:span text:style-name="T176_51">)</text:span></text:p>
      <text:p text:style-name="P177"/>
      <text:p text:style-name="P178"><text:span text:style-name="T178_1">пример</text:span><text:span text:style-name="T178_2"><text:s/>2:</text:span></text:p>
      <text:p text:style-name="P179"/>
      <text:p text:style-name="P180"><text:span text:style-name="T180_1">INPUT</text:span><text:span text:style-name="T180_2"><text:s/></text:span><text:span text:style-name="T180_3">MESSAGE</text:span><text:span text:style-name="T180_4">:</text:span></text:p>
      <text:p text:style-name="P181"><text:span text:style-name="T181_1">{</text:span></text:p>
      <text:p text:style-name="P182"><text:span text:style-name="T182_1"><text:s text:c="4"/>"</text:span><text:span text:style-name="T182_2">a</text:span><text:span text:style-name="T182_3">"<text:s/>:<text:s/>"</text:span><text:span text:style-name="T182_4">msg</text:span><text:span text:style-name="T182_5">:</text:span><text:span text:style-name="T182_6">Message</text:span><text:span text:style-name="T182_7">",</text:span></text:p>
      <text:p text:style-name="P183"><text:span text:style-name="T183_1"><text:s text:c="4"/>"</text:span><text:span text:style-name="T183_2">msg</text:span><text:span text:style-name="T183_3">:</text:span><text:span text:style-name="T183_4">sender</text:span><text:span text:style-name="T183_5">"<text:s/>:<text:s/>"</text:span><text:span text:style-name="T183_6">external</text:span><text:span text:style-name="T183_7">_</text:span><text:span text:style-name="T183_8">tester</text:span><text:span text:style-name="T183_9">",</text:span></text:p>
      <text:p text:style-name="P184"><text:span text:style-name="T184_1"><text:s text:c="4"/>"</text:span><text:span text:style-name="T184_2">msg</text:span><text:span text:style-name="T184_3">:</text:span><text:span text:style-name="T184_4">ticket</text:span><text:span text:style-name="T184_5">"<text:s/>:<text:s/>"12345-67-467-346534-546",</text:span></text:p>
      <text:p text:style-name="P185"><text:span text:style-name="T185_1"><text:s text:c="4"/>"</text:span><text:span text:style-name="T185_2">msg</text:span><text:span text:style-name="T185_3">:</text:span><text:span text:style-name="T185_4">reciever</text:span><text:span text:style-name="T185_5">"<text:s/>:<text:s/>"</text:span><text:span text:style-name="T185_6">pacahon</text:span><text:span text:style-name="T185_7">",</text:span></text:p>
      <text:p text:style-name="P186"><text:span text:style-name="T186_1"><text:s text:c="4"/>"</text:span><text:span text:style-name="T186_2">msg</text:span><text:span text:style-name="T186_3">:</text:span><text:span text:style-name="T186_4">command</text:span><text:span text:style-name="T186_5">"<text:s/>:<text:s/>"</text:span><text:span text:style-name="T186_6">put</text:span><text:span text:style-name="T186_7">",</text:span></text:p>
      <text:p text:style-name="P187"><text:span text:style-name="T187_1"><text:s text:c="4"/>"</text:span><text:span text:style-name="T187_2">msg</text:span><text:span text:style-name="T187_3">:</text:span><text:span text:style-name="T187_4">args</text:span><text:span text:style-name="T187_5">"<text:s/>:</text:span></text:p>
      <text:p text:style-name="P188"><text:span text:style-name="T188_1"><text:s text:c="4"/>{</text:span></text:p>
      <text:p text:style-name="P189"><text:span text:style-name="T189_1"><text:s text:c="8"/><text:tab/>"@"<text:s/>:<text:s/>"</text:span><text:span text:style-name="T189_2">auth</text:span><text:span text:style-name="T189_3">:</text:span><text:span text:style-name="T189_4">admin</text:span><text:span text:style-name="T189_5">",</text:span></text:p>
      <text:p text:style-name="P190"><text:span text:style-name="T190_1"><text:s text:c="8"/><text:tab/>"</text:span><text:span text:style-name="T190_2">a</text:span><text:span text:style-name="T190_3">"<text:s/>:<text:s/>"</text:span><text:span text:style-name="T190_4">auth</text:span><text:span text:style-name="T190_5">:</text:span><text:span text:style-name="T190_6">Authenticated</text:span><text:span text:style-name="T190_7">",</text:span></text:p>
      <text:p text:style-name="P191"><text:span text:style-name="T191_1"><text:s text:c="8"/><text:tab/>"</text:span><text:span text:style-name="T191_2">rdfs</text:span><text:span text:style-name="T191_3">:</text:span><text:span text:style-name="T191_4">label</text:span><text:span text:style-name="T191_5">"<text:s/>:<text:s/>"</text:span><text:span text:style-name="T191_6">admin</text:span><text:span text:style-name="T191_7"><text:s/>-<text:s/></text:span><text:span text:style-name="T191_8">админская</text:span><text:span text:style-name="T191_9"><text:s/></text:span><text:span text:style-name="T191_10">учетка</text:span><text:span text:style-name="T191_11">",</text:span></text:p>
      <text:p text:style-name="P192"><text:span text:style-name="T192_1"><text:s text:c="8"/><text:tab/>"</text:span><text:span text:style-name="T192_2">auth</text:span><text:span text:style-name="T192_3">:</text:span><text:span text:style-name="T192_4">login</text:span><text:span text:style-name="T192_5">"<text:s/>:<text:s/>"</text:span><text:span text:style-name="T192_6">admin</text:span><text:span text:style-name="T192_7">",</text:span></text:p>
      <text:p text:style-name="P193"><text:span text:style-name="T193_1"><text:s text:c="8"/><text:tab/>"</text:span><text:span text:style-name="T193_2">auth</text:span><text:span text:style-name="T193_3">:</text:span><text:span text:style-name="T193_4">credential</text:span><text:span text:style-name="T193_5">"<text:s/>:<text:s/>"</text:span><text:span text:style-name="T193_6">QL</text:span><text:span text:style-name="T193_7">0</text:span><text:span text:style-name="T193_8">AFWMIX</text:span><text:span text:style-name="T193_9">8</text:span><text:span text:style-name="T193_10">NRZTKeof</text:span><text:span text:style-name="T193_11">9</text:span><text:span text:style-name="T193_12">cXsvbvu</text:span><text:span text:style-name="T193_13">8="</text:span></text:p>
      <text:p text:style-name="P194"><text:span text:style-name="T194_1"><text:s text:c="4"/>},</text:span></text:p>
      <text:p text:style-name="P195"><text:span text:style-name="T195_1"><text:s text:c="4"/>"@"<text:s/>:<text:s/>"</text:span><text:span text:style-name="T195_2">msg</text:span><text:span text:style-name="T195_3">:</text:span><text:span text:style-name="T195_4">Message</text:span><text:span text:style-name="T195_5">_1"</text:span></text:p>
      <text:p text:style-name="P196"><text:span text:style-name="T196_1">}</text:span></text:p>
      <text:p text:style-name="P197"/>
      <text:p text:style-name="P198"><text:span text:style-name="T198_1">OUTPUT</text:span><text:span text:style-name="T198_2"><text:s/></text:span><text:span text:style-name="T198_3">MESSAGE</text:span><text:span text:style-name="T198_4">:</text:span></text:p>
      <text:p text:style-name="P199"><text:span text:style-name="T199_1">{</text:span></text:p>
      <text:p text:style-name="P200"><text:span text:style-name="T200_1"><text:s text:c="8"/>"@"<text:s/>:<text:s/>"</text:span><text:span text:style-name="T200_2">msg</text:span><text:span text:style-name="T200_3">:</text:span><text:span text:style-name="T200_4">M</text:span><text:span text:style-name="T200_5">495</text:span><text:span text:style-name="T200_6">B</text:span><text:span text:style-name="T200_7">54</text:span><text:span text:style-name="T200_8">ADC</text:span><text:span text:style-name="T200_9">81</text:span><text:span text:style-name="T200_10">DA</text:span><text:span text:style-name="T200_11">",</text:span></text:p>
      <text:p text:style-name="P201"><text:span text:style-name="T201_1"><text:s text:c="8"/>"</text:span><text:span text:style-name="T201_2">a</text:span><text:span text:style-name="T201_3">"<text:s/>:<text:s/>"</text:span><text:span text:style-name="T201_4">msg</text:span><text:span text:style-name="T201_5">:</text:span><text:span text:style-name="T201_6">Message</text:span><text:span text:style-name="T201_7">",</text:span></text:p>
      <text:p text:style-name="P202"><text:span text:style-name="T202_1"><text:s text:c="8"/>"</text:span><text:span text:style-name="T202_2">msg</text:span><text:span text:style-name="T202_3">:</text:span><text:span text:style-name="T202_4">in</text:span><text:span text:style-name="T202_5">-</text:span><text:span text:style-name="T202_6">reply</text:span><text:span text:style-name="T202_7">-</text:span><text:span text:style-name="T202_8">to</text:span><text:span text:style-name="T202_9">"<text:s/>:<text:s/>"</text:span><text:span text:style-name="T202_10">msg</text:span><text:span text:style-name="T202_11">:</text:span><text:span text:style-name="T202_12">Message</text:span><text:span text:style-name="T202_13">_1",</text:span></text:p>
      <text:p text:style-name="P203"><text:span text:style-name="T203_1"><text:s text:c="8"/>"</text:span><text:span text:style-name="T203_2">msg</text:span><text:span text:style-name="T203_3">:</text:span><text:span text:style-name="T203_4">sender</text:span><text:span text:style-name="T203_5">"<text:s/>:<text:s/>"</text:span><text:span text:style-name="T203_6">pacahon</text:span><text:span text:style-name="T203_7">",</text:span></text:p>
      <text:p text:style-name="P204"><text:span text:style-name="T204_1"><text:s text:c="8"/>"</text:span><text:span text:style-name="T204_2">msg</text:span><text:span text:style-name="T204_3">:</text:span><text:span text:style-name="T204_4">reciever</text:span><text:span text:style-name="T204_5">"<text:s/>:<text:s/>"</text:span><text:span text:style-name="T204_6">external</text:span><text:span text:style-name="T204_7">_</text:span><text:span text:style-name="T204_8">tester</text:span><text:span text:style-name="T204_9">",</text:span></text:p>
      <text:p text:style-name="P205"><text:span text:style-name="T205_1"><text:s text:c="8"/>"</text:span><text:span text:style-name="T205_2">msg</text:span><text:span text:style-name="T205_3">:</text:span><text:span text:style-name="T205_4">status</text:span><text:span text:style-name="T205_5">"<text:s/>:<text:s/>"</text:span><text:span text:style-name="T205_6">ok</text:span><text:span text:style-name="T205_7">",</text:span></text:p>
      <text:p text:style-name="P206"><text:span text:style-name="T206_1"><text:s text:c="8"/>"</text:span><text:span text:style-name="T206_2">msg</text:span><text:span text:style-name="T206_3">:</text:span><text:span text:style-name="T206_4">reason</text:span><text:span text:style-name="T206_5">"<text:s/>:<text:s/>"</text:span><text:span text:style-name="T206_6">добавление</text:span><text:span text:style-name="T206_7"><text:s/></text:span><text:span text:style-name="T206_8">фактов</text:span><text:span text:style-name="T206_9"><text:s/></text:span><text:span text:style-name="T206_10">выполнено</text:span><text:span text:style-name="T206_11">:</text:span><text:span text:style-name="T206_12">хотя</text:span><text:span text:style-name="T206_13"><text:s/></text:span><text:span text:style-name="T206_14">пользователь</text:span><text:span text:style-name="T206_15"><text:s/></text:span><text:span text:style-name="T206_16">не</text:span><text:span text:style-name="T206_17"><text:s/></text:span><text:span text:style-name="T206_18">известен</text:span><text:span text:style-name="T206_19">,<text:s/></text:span><text:span text:style-name="T206_20">однако</text:span><text:span text:style-name="T206_21"><text:s/></text:span><text:span text:style-name="T206_22">операция</text:span><text:span text:style-name="T206_23"><text:s/></text:span><text:span text:style-name="T206_24">CREATE</text:span><text:span text:style-name="T206_25"><text:s/></text:span><text:span text:style-name="T206_26">допустима</text:span><text:span text:style-name="T206_27"><text:s/></text:span><text:span text:style-name="T206_28">для</text:span><text:span text:style-name="T206_29"><text:s/></text:span><text:span text:style-name="T206_30">ранее</text:span><text:span text:style-name="T206_31"><text:s/></text:span><text:span text:style-name="T206_32">не</text:span><text:span text:style-name="T206_33"><text:s/></text:span><text:span text:style-name="T206_34">существовавшего</text:span><text:span text:style-name="T206_35"><text:s/></text:span><text:span text:style-name="T206_36">субъекта</text:span><text:span text:style-name="T206_37">"</text:span></text:p>
      <text:p text:style-name="P207"><text:span text:style-name="T207_1">}</text:span></text:p>
      <text:p text:style-name="P208"/>
      <text:p text:style-name="P209"><text:bookmark-start text:name="id.uziu9f-xcs5tq"/><text:bookmark-end text:name="id.uziu9f-xcs5tq"/><text:span text:style-name="T209_1">получить</text:span><text:span text:style-name="T209_2"><text:s/></text:span><text:span text:style-name="T209_3">граф</text:span><text:span text:style-name="T209_4"><text:s/></text:span><text:span text:style-name="T209_5">по</text:span><text:span text:style-name="T209_6"><text:s/></text:span><text:span text:style-name="T209_7">шаблону</text:span><text:span text:style-name="T209_8"><text:s/></text:span><text:span text:style-name="T209_9">с</text:span><text:span text:style-name="T209_10"><text:s/></text:span><text:span text:style-name="T209_11">учетом</text:span><text:span text:style-name="T209_12"><text:s/></text:span><text:span text:style-name="T209_13">прав</text:span><text:span text:style-name="T209_14"><text:s/></text:span><text:span text:style-name="T209_15">доступа</text:span></text:p>
      <text:p text:style-name="P210"/>
      <text:p text:style-name="P211"><text:span text:style-name="T211_1">Аргументы</text:span><text:span text:style-name="T211_2">:</text:span></text:p>
      <text:p text:style-name="P212"><text:span text:style-name="T212_1"># <text:s/></text:span><text:span text:style-name="T212_2">шаблон</text:span><text:span text:style-name="T212_3"><text:s/></text:span><text:span text:style-name="T212_4">для</text:span><text:span text:style-name="T212_5"><text:s/></text:span><text:span text:style-name="T212_6">выборки</text:span><text:span text:style-name="T212_7"><text:s/></text:span><text:span text:style-name="T212_8">в</text:span><text:span text:style-name="T212_9"><text:s/></text:span><text:span text:style-name="T212_10">виде</text:span><text:span text:style-name="T212_11"><text:s/></text:span><text:span text:style-name="T212_12">одноуровневого</text:span><text:span text:style-name="T212_13"><text:s/></text:span><text:span text:style-name="T212_14">графа</text:span></text:p>
      <text:p text:style-name="P213"/>
      <text:p text:style-name="P214"><text:span text:style-name="T214_1">пример</text:span><text:span text:style-name="T214_2"><text:s/>3.1:</text:span></text:p>
      <text:p text:style-name="P215"><text:span text:style-name="T215_1">В</text:span><text:span text:style-name="T215_2"><text:s/></text:span><text:span text:style-name="T215_3">этом</text:span><text:span text:style-name="T215_4"><text:s/></text:span><text:span text:style-name="T215_5">примере</text:span><text:span text:style-name="T215_6"><text:s/></text:span><text:span text:style-name="T215_7">задается</text:span><text:span text:style-name="T215_8"><text:s/></text:span><text:span text:style-name="T215_9">шаблон</text:span><text:span text:style-name="T215_10">,<text:s/></text:span><text:span text:style-name="T215_11">в</text:span><text:span text:style-name="T215_12"><text:s/></text:span><text:span text:style-name="T215_13">котором</text:span><text:span text:style-name="T215_14"><text:s/></text:span><text:span text:style-name="T215_15">явно</text:span><text:span text:style-name="T215_16"><text:s/></text:span><text:span text:style-name="T215_17">указывается</text:span><text:span text:style-name="T215_18"><text:s/></text:span><text:span text:style-name="T215_19">субъект</text:span><text:span text:style-name="T215_20"><text:s/>("</text:span><text:span text:style-name="T215_21">auth</text:span><text:span text:style-name="T215_22">:</text:span><text:span text:style-name="T215_23">subject</text:span><text:span text:style-name="T215_24">12")<text:s/></text:span><text:span text:style-name="T215_25">факты</text:span><text:span text:style-name="T215_26"><text:s/></text:span><text:span text:style-name="T215_27">которого</text:span><text:span text:style-name="T215_28"><text:s/></text:span><text:span text:style-name="T215_29">требуется</text:span><text:span text:style-name="T215_30"><text:s/></text:span><text:span text:style-name="T215_31">получить</text:span><text:span text:style-name="T215_32">,<text:s/></text:span><text:span text:style-name="T215_33">а</text:span><text:span text:style-name="T215_34"><text:s/></text:span><text:span text:style-name="T215_35">так</text:span><text:span text:style-name="T215_36">-</text:span><text:span text:style-name="T215_37">же</text:span><text:span text:style-name="T215_38"><text:s/></text:span><text:span text:style-name="T215_39">указывается</text:span><text:span text:style-name="T215_40"><text:s/></text:span><text:span text:style-name="T215_41">какие</text:span><text:span text:style-name="T215_42"><text:s/></text:span><text:span text:style-name="T215_43">предикаты</text:span><text:span text:style-name="T215_44"><text:s/></text:span><text:span text:style-name="T215_45">следует</text:span><text:span text:style-name="T215_46"><text:s/></text:span><text:span text:style-name="T215_47">вернуть</text:span><text:span text:style-name="T215_48"><text:s/>(</text:span><text:span text:style-name="T215_49">auth</text:span><text:span text:style-name="T215_50">:</text:span><text:span text:style-name="T215_51">login</text:span><text:span text:style-name="T215_52">,<text:s/></text:span><text:span text:style-name="T215_53">rdfs</text:span><text:span text:style-name="T215_54">:</text:span><text:span text:style-name="T215_55">label</text:span><text:span text:style-name="T215_56">).<text:s/></text:span><text:span text:style-name="T215_57">Значение</text:span><text:span text:style-name="T215_58"><text:s/></text:span><text:span text:style-name="T215_59">query</text:span><text:span text:style-name="T215_60">:</text:span><text:span text:style-name="T215_61">get</text:span><text:span text:style-name="T215_62"><text:s/></text:span><text:span text:style-name="T215_63">в</text:span><text:span text:style-name="T215_64"><text:s/></text:span><text:span text:style-name="T215_65">литерале</text:span><text:span text:style-name="T215_66"><text:s/></text:span><text:span text:style-name="T215_67">шаблона</text:span><text:span text:style-name="T215_68"><text:s/>-<text:s/></text:span><text:span text:style-name="T215_69">обозначает</text:span><text:span text:style-name="T215_70"><text:s/></text:span><text:span text:style-name="T215_71">что</text:span><text:span text:style-name="T215_72"><text:s/></text:span><text:span text:style-name="T215_73">будет</text:span><text:span text:style-name="T215_74"><text:s/></text:span><text:span text:style-name="T215_75">возвращено</text:span><text:span text:style-name="T215_76"><text:s/></text:span><text:span text:style-name="T215_77">значение</text:span><text:span text:style-name="T215_78"><text:s/></text:span><text:span text:style-name="T215_79">соответствующего</text:span><text:span text:style-name="T215_80"><text:s/></text:span><text:span text:style-name="T215_81">предиката</text:span><text:span text:style-name="T215_82">.</text:span></text:p>
      <text:p text:style-name="P216"/>
      <text:p text:style-name="P217"><text:span text:style-name="T217_1">INPUT</text:span><text:span text:style-name="T217_2"><text:s/></text:span><text:span text:style-name="T217_3">MESSAGE</text:span><text:span text:style-name="T217_4">:</text:span></text:p>
      <text:p text:style-name="P218"><text:span text:style-name="T218_1">{</text:span></text:p>
      <text:p text:style-name="P219"><text:span text:style-name="T219_1"><text:s text:c="12"/><text:tab/>"@"<text:s/>:<text:s/>"</text:span><text:span text:style-name="T219_2">msg</text:span><text:span text:style-name="T219_3">:</text:span><text:span text:style-name="T219_4">Message</text:span><text:span text:style-name="T219_5">_6",</text:span></text:p>
      <text:p text:style-name="P220"><text:span text:style-name="T220_1"><text:s text:c="12"/><text:tab/>"</text:span><text:span text:style-name="T220_2">a</text:span><text:span text:style-name="T220_3">"<text:s/>:<text:s/>"</text:span><text:span text:style-name="T220_4">msg</text:span><text:span text:style-name="T220_5">:</text:span><text:span text:style-name="T220_6">Message</text:span><text:span text:style-name="T220_7">",</text:span></text:p>
      <text:p text:style-name="P221"><text:span text:style-name="T221_1"><text:s text:c="12"/><text:tab/>"</text:span><text:span text:style-name="T221_2">msg</text:span><text:span text:style-name="T221_3">:</text:span><text:span text:style-name="T221_4">sender</text:span><text:span text:style-name="T221_5">"<text:s/>:<text:s/>"</text:span><text:span text:style-name="T221_6">external</text:span><text:span text:style-name="T221_7">_</text:span><text:span text:style-name="T221_8">tester</text:span><text:span text:style-name="T221_9">",</text:span></text:p>
      <text:p text:style-name="P222"><text:span text:style-name="T222_1"><text:s text:c="12"/><text:tab/>"</text:span><text:span text:style-name="T222_2">msg</text:span><text:span text:style-name="T222_3">:</text:span><text:span text:style-name="T222_4">reciever</text:span><text:span text:style-name="T222_5">"<text:s/>:<text:s/>"</text:span><text:span text:style-name="T222_6">pacahon</text:span><text:span text:style-name="T222_7">",</text:span></text:p>
      <text:p text:style-name="P223"><text:span text:style-name="T223_1"><text:s text:c="12"/><text:tab/>"</text:span><text:span text:style-name="T223_2">msg</text:span><text:span text:style-name="T223_3">:</text:span><text:span text:style-name="T223_4">ticket</text:span><text:span text:style-name="T223_5">"<text:s/>:<text:s/>"@</text:span><text:span text:style-name="T223_6">local</text:span><text:span text:style-name="T223_7">",</text:span></text:p>
      <text:p text:style-name="P224"><text:span text:style-name="T224_1"><text:s text:c="12"/><text:tab/>"</text:span><text:span text:style-name="T224_2">msg</text:span><text:span text:style-name="T224_3">:</text:span><text:span text:style-name="T224_4">command</text:span><text:span text:style-name="T224_5">"<text:s/>:<text:s/>"</text:span><text:span text:style-name="T224_6">get</text:span><text:span text:style-name="T224_7">",</text:span></text:p>
      <text:p text:style-name="P225"><text:span text:style-name="T225_1"><text:s text:c="12"/><text:tab/>"</text:span><text:span text:style-name="T225_2">msg</text:span><text:span text:style-name="T225_3">:</text:span><text:span text:style-name="T225_4">args</text:span><text:span text:style-name="T225_5">"<text:s/>:</text:span></text:p>
      <text:p text:style-name="P226"><text:span text:style-name="T226_1"><text:s text:c="8"/><text:tab/>{</text:span></text:p>
      <text:p text:style-name="P227"><text:span text:style-name="T227_1"><text:s text:c="20"/><text:tab/><text:tab/>"@"<text:s/>:<text:s/>"</text:span><text:span text:style-name="T227_2">auth</text:span><text:span text:style-name="T227_3">:</text:span><text:span text:style-name="T227_4">subject</text:span><text:span text:style-name="T227_5">12",</text:span></text:p>
      <text:p text:style-name="P228"><text:span text:style-name="T228_1"><text:s text:c="20"/><text:tab/><text:tab/>"</text:span><text:span text:style-name="T228_2">auth</text:span><text:span text:style-name="T228_3">:</text:span><text:span text:style-name="T228_4">login</text:span><text:span text:style-name="T228_5">"<text:s/>:<text:s/>"</text:span><text:span text:style-name="T228_6">query</text:span><text:span text:style-name="T228_7">:</text:span><text:span text:style-name="T228_8">get</text:span><text:span text:style-name="T228_9">",</text:span></text:p>
      <text:p text:style-name="P229"><text:span text:style-name="T229_1"><text:s text:c="20"/><text:tab/><text:tab/>"</text:span><text:span text:style-name="T229_2">rdfs</text:span><text:span text:style-name="T229_3">:</text:span><text:span text:style-name="T229_4">label</text:span><text:span text:style-name="T229_5">"<text:s/>:<text:s/>"</text:span><text:span text:style-name="T229_6">query</text:span><text:span text:style-name="T229_7">:</text:span><text:span text:style-name="T229_8">get</text:span><text:span text:style-name="T229_9">"</text:span></text:p>
      <text:p text:style-name="P230"><text:span text:style-name="T230_1"><text:s text:c="8"/><text:tab/>}</text:span></text:p>
      <text:p text:style-name="P231"><text:span text:style-name="T231_1">}</text:span></text:p>
      <text:p text:style-name="P232"/>
      <text:p text:style-name="P233"><text:span text:style-name="T233_1">OUTPUT</text:span><text:span text:style-name="T233_2"><text:s/></text:span><text:span text:style-name="T233_3">MESSAGE</text:span><text:span text:style-name="T233_4">:</text:span></text:p>
      <text:p text:style-name="P234"><text:span text:style-name="T234_1">{</text:span></text:p>
      <text:p text:style-name="P235"><text:span text:style-name="T235_1"><text:s text:c="12"/><text:tab/>"@"<text:s/>:<text:s/>"</text:span><text:span text:style-name="T235_2">msg</text:span><text:span text:style-name="T235_3">:</text:span><text:span text:style-name="T235_4">M</text:span><text:span text:style-name="T235_5">49669</text:span><text:span text:style-name="T235_6">C</text:span><text:span text:style-name="T235_7">518</text:span><text:span text:style-name="T235_8">E</text:span><text:span text:style-name="T235_9">175",</text:span></text:p>
      <text:p text:style-name="P236"><text:span text:style-name="T236_1"><text:s text:c="12"/><text:tab/>"</text:span><text:span text:style-name="T236_2">a</text:span><text:span text:style-name="T236_3">"<text:s/>:<text:s/>"</text:span><text:span text:style-name="T236_4">msg</text:span><text:span text:style-name="T236_5">:</text:span><text:span text:style-name="T236_6">Message</text:span><text:span text:style-name="T236_7">",</text:span></text:p>
      <text:p text:style-name="P237"><text:span text:style-name="T237_1"><text:s text:c="12"/><text:tab/>"</text:span><text:span text:style-name="T237_2">msg</text:span><text:span text:style-name="T237_3">:</text:span><text:span text:style-name="T237_4">in</text:span><text:span text:style-name="T237_5">-</text:span><text:span text:style-name="T237_6">reply</text:span><text:span text:style-name="T237_7">-</text:span><text:span text:style-name="T237_8">to</text:span><text:span text:style-name="T237_9">"<text:s/>:<text:s/>"</text:span><text:span text:style-name="T237_10">msg</text:span><text:span text:style-name="T237_11">:</text:span><text:span text:style-name="T237_12">Message</text:span><text:span text:style-name="T237_13">_6",</text:span></text:p>
      <text:p text:style-name="P238"><text:span text:style-name="T238_1"><text:s text:c="12"/><text:tab/>"</text:span><text:span text:style-name="T238_2">msg</text:span><text:span text:style-name="T238_3">:</text:span><text:span text:style-name="T238_4">sender</text:span><text:span text:style-name="T238_5">"<text:s/>:<text:s/>"</text:span><text:span text:style-name="T238_6">pacahon</text:span><text:span text:style-name="T238_7">",</text:span></text:p>
      <text:p text:style-name="P239"><text:span text:style-name="T239_1"><text:s text:c="12"/><text:tab/>"</text:span><text:span text:style-name="T239_2">msg</text:span><text:span text:style-name="T239_3">:</text:span><text:span text:style-name="T239_4">reciever</text:span><text:span text:style-name="T239_5">"<text:s/>:<text:s/>"</text:span><text:span text:style-name="T239_6">external</text:span><text:span text:style-name="T239_7">_</text:span><text:span text:style-name="T239_8">tester</text:span><text:span text:style-name="T239_9">",</text:span></text:p>
      <text:p text:style-name="P240"><text:span text:style-name="T240_1"><text:s text:c="12"/><text:tab/>"</text:span><text:span text:style-name="T240_2">msg</text:span><text:span text:style-name="T240_3">:</text:span><text:span text:style-name="T240_4">status</text:span><text:span text:style-name="T240_5">"<text:s/>:<text:s/>"</text:span><text:span text:style-name="T240_6">ok</text:span><text:span text:style-name="T240_7">",</text:span></text:p>
      <text:p text:style-name="P241"><text:span text:style-name="T241_1"><text:s text:c="12"/><text:tab/>"</text:span><text:span text:style-name="T241_2">msg</text:span><text:span text:style-name="T241_3">:</text:span><text:span text:style-name="T241_4">result</text:span><text:span text:style-name="T241_5">"<text:s/>:</text:span></text:p>
      <text:p text:style-name="P242"><text:span text:style-name="T242_1"><text:s text:c="12"/><text:tab/>{</text:span></text:p>
      <text:p text:style-name="P243"><text:span text:style-name="T243_1"><text:s text:c="20"/><text:tab/><text:tab/>"@"<text:s/>:<text:s/>"</text:span><text:span text:style-name="T243_2">auth</text:span><text:span text:style-name="T243_3">:</text:span><text:span text:style-name="T243_4">subject</text:span><text:span text:style-name="T243_5">12",</text:span></text:p>
      <text:p text:style-name="P244"><text:span text:style-name="T244_1"><text:s text:c="20"/><text:tab/><text:tab/>"</text:span><text:span text:style-name="T244_2">auth</text:span><text:span text:style-name="T244_3">:</text:span><text:span text:style-name="T244_4">login</text:span><text:span text:style-name="T244_5">"<text:s/>:<text:s/>"</text:span><text:span text:style-name="T244_6">user</text:span><text:span text:style-name="T244_7">",</text:span></text:p>
      <text:p text:style-name="P245"><text:span text:style-name="T245_1"><text:s text:c="20"/><text:tab/><text:tab/>"</text:span><text:span text:style-name="T245_2">rdfs</text:span><text:span text:style-name="T245_3">:</text:span><text:span text:style-name="T245_4">label</text:span><text:span text:style-name="T245_5">"<text:s/>:<text:s/>"</text:span><text:span text:style-name="T245_6">subject</text:span><text:span text:style-name="T245_7">12<text:s/>-<text:s/></text:span><text:span text:style-name="T245_8">пользовательская</text:span><text:span text:style-name="T245_9"><text:s/></text:span><text:span text:style-name="T245_10">учетка</text:span><text:span text:style-name="T245_11">"</text:span></text:p>
      <text:p text:style-name="P246"><text:span text:style-name="T246_1"><text:s text:c="12"/><text:tab/>},</text:span></text:p>
      <text:p text:style-name="P247"><text:span text:style-name="T247_1"><text:s text:c="12"/><text:tab/>"</text:span><text:span text:style-name="T247_2">msg</text:span><text:span text:style-name="T247_3">:</text:span><text:span text:style-name="T247_4">reason</text:span><text:span text:style-name="T247_5">"<text:s/>:<text:s/>"</text:span><text:span text:style-name="T247_6">запрос</text:span><text:span text:style-name="T247_7"><text:s/></text:span><text:span text:style-name="T247_8">выполнен</text:span><text:span text:style-name="T247_9">"</text:span></text:p>
      <text:p text:style-name="P248"><text:span text:style-name="T248_1">}</text:span></text:p>
      <text:p text:style-name="P249"/>
      <text:p text:style-name="P250"><text:span text:style-name="T250_1">пример</text:span><text:span text:style-name="T250_2"><text:s/>3.2:</text:span></text:p>
      <text:p text:style-name="P251"><text:span text:style-name="T251_1">В</text:span><text:span text:style-name="T251_2"><text:s/></text:span><text:span text:style-name="T251_3">этом</text:span><text:span text:style-name="T251_4"><text:s/></text:span><text:span text:style-name="T251_5">примере</text:span><text:span text:style-name="T251_6"><text:s/></text:span><text:span text:style-name="T251_7">задается</text:span><text:span text:style-name="T251_8"><text:s/></text:span><text:span text:style-name="T251_9">шаблон</text:span><text:span text:style-name="T251_10"><text:s/></text:span><text:span text:style-name="T251_11">для</text:span><text:span text:style-name="T251_12"><text:s/></text:span><text:span text:style-name="T251_13">выборки</text:span><text:span text:style-name="T251_14"><text:s/></text:span><text:span text:style-name="T251_15">фактов</text:span><text:span text:style-name="T251_16"><text:s/></text:span><text:span text:style-name="T251_17">с</text:span><text:span text:style-name="T251_18"><text:s/></text:span><text:span text:style-name="T251_19">предикатами</text:span><text:span text:style-name="T251_20"><text:s/>[</text:span><text:span text:style-name="T251_21">swrc</text:span><text:span text:style-name="T251_22">:</text:span><text:span text:style-name="T251_23">firstName</text:span><text:span text:style-name="T251_24">]<text:s/></text:span><text:span text:style-name="T251_25">и</text:span><text:span text:style-name="T251_26"><text:s/>[</text:span><text:span text:style-name="T251_27">swrc</text:span><text:span text:style-name="T251_28">:</text:span><text:span text:style-name="T251_29">lastName</text:span><text:span text:style-name="T251_30">], <text:s/></text:span><text:span text:style-name="T251_31">при</text:span><text:span text:style-name="T251_32"><text:s/></text:span><text:span text:style-name="T251_33">этом</text:span><text:span text:style-name="T251_34"><text:s/></text:span><text:span text:style-name="T251_35">субъект</text:span><text:span text:style-name="T251_36"><text:s/></text:span><text:span text:style-name="T251_37">должен</text:span><text:span text:style-name="T251_38"><text:s/></text:span><text:span text:style-name="T251_39">иметь</text:span><text:span text:style-name="T251_40"><text:s/></text:span><text:span text:style-name="T251_41">предикат</text:span><text:span text:style-name="T251_42"><text:s/>[</text:span><text:span text:style-name="T251_43">a</text:span><text:span text:style-name="T251_44">]<text:s/></text:span><text:span text:style-name="T251_45">равный</text:span><text:span text:style-name="T251_46"><text:s/>[</text:span><text:span text:style-name="T251_47">test</text:span><text:span text:style-name="T251_48">:</text:span><text:span text:style-name="T251_49">employee</text:span><text:span text:style-name="T251_50">_</text:span><text:span text:style-name="T251_51">card</text:span><text:span text:style-name="T251_52">]</text:span></text:p>
      <text:p text:style-name="P252"/>
      <text:p text:style-name="P253"><text:span text:style-name="T253_1">INPUT</text:span><text:span text:style-name="T253_2"><text:s/></text:span><text:span text:style-name="T253_3">MESSAGE</text:span><text:span text:style-name="T253_4">:</text:span></text:p>
      <text:p text:style-name="P254"><text:span text:style-name="T254_1"><text:s text:c="7"/>{</text:span></text:p>
      <text:p text:style-name="P255"><text:span text:style-name="T255_1"><text:s text:c="16"/>"@"<text:s/>:<text:s/>"</text:span><text:span text:style-name="T255_2">msg</text:span><text:span text:style-name="T255_3">:</text:span><text:span text:style-name="T255_4">Message</text:span><text:span text:style-name="T255_5">_6",</text:span></text:p>
      <text:p text:style-name="P256"><text:span text:style-name="T256_1"><text:s text:c="16"/>"</text:span><text:span text:style-name="T256_2">a</text:span><text:span text:style-name="T256_3">"<text:s/>:<text:s/>"</text:span><text:span text:style-name="T256_4">msg</text:span><text:span text:style-name="T256_5">:</text:span><text:span text:style-name="T256_6">Message</text:span><text:span text:style-name="T256_7">",</text:span></text:p>
      <text:p text:style-name="P257"><text:span text:style-name="T257_1"><text:s text:c="16"/>"</text:span><text:span text:style-name="T257_2">msg</text:span><text:span text:style-name="T257_3">:</text:span><text:span text:style-name="T257_4">sender</text:span><text:span text:style-name="T257_5">"<text:s/>:<text:s/>"</text:span><text:span text:style-name="T257_6">external</text:span><text:span text:style-name="T257_7">_</text:span><text:span text:style-name="T257_8">tester</text:span><text:span text:style-name="T257_9">",</text:span></text:p>
      <text:p text:style-name="P258"><text:span text:style-name="T258_1"><text:s text:c="16"/>"</text:span><text:span text:style-name="T258_2">msg</text:span><text:span text:style-name="T258_3">:</text:span><text:span text:style-name="T258_4">reciever</text:span><text:span text:style-name="T258_5">"<text:s/>:<text:s/>"</text:span><text:span text:style-name="T258_6">pacahon</text:span><text:span text:style-name="T258_7">",</text:span></text:p>
      <text:p text:style-name="P259"><text:span text:style-name="T259_1"><text:s text:c="16"/>"</text:span><text:span text:style-name="T259_2">msg</text:span><text:span text:style-name="T259_3">:</text:span><text:span text:style-name="T259_4">ticket</text:span><text:span text:style-name="T259_5">"<text:s/>:<text:s/>"@</text:span><text:span text:style-name="T259_6">local</text:span><text:span text:style-name="T259_7">",</text:span></text:p>
      <text:p text:style-name="P260"><text:span text:style-name="T260_1"><text:s text:c="16"/>"</text:span><text:span text:style-name="T260_2">msg</text:span><text:span text:style-name="T260_3">:</text:span><text:span text:style-name="T260_4">command</text:span><text:span text:style-name="T260_5">"<text:s/>:<text:s/>"</text:span><text:span text:style-name="T260_6">get</text:span><text:span text:style-name="T260_7">",</text:span></text:p>
      <text:p text:style-name="P261"><text:span text:style-name="T261_1"><text:s text:c="16"/>"</text:span><text:span text:style-name="T261_2">msg</text:span><text:span text:style-name="T261_3">:</text:span><text:span text:style-name="T261_4">args</text:span><text:span text:style-name="T261_5">"<text:s/>:</text:span></text:p>
      <text:p text:style-name="P262"><text:span text:style-name="T262_1"><text:s text:c="16"/>{</text:span></text:p>
      <text:p text:style-name="P263"><text:span text:style-name="T263_1"><text:s text:c="24"/>"@"<text:s/>:<text:s/>"</text:span><text:span text:style-name="T263_2">query</text:span><text:span text:style-name="T263_3">:</text:span><text:span text:style-name="T263_4">any</text:span><text:span text:style-name="T263_5">",</text:span></text:p>
      <text:p text:style-name="P264"><text:span text:style-name="T264_1"><text:s text:c="24"/>"</text:span><text:span text:style-name="T264_2">a</text:span><text:span text:style-name="T264_3">"<text:s/>:<text:s/>"</text:span><text:span text:style-name="T264_4">test</text:span><text:span text:style-name="T264_5">:</text:span><text:span text:style-name="T264_6">employee</text:span><text:span text:style-name="T264_7">_</text:span><text:span text:style-name="T264_8">card</text:span><text:span text:style-name="T264_9">",</text:span></text:p>
      <text:p text:style-name="P265"><text:span text:style-name="T265_1"><text:s text:c="24"/>"</text:span><text:span text:style-name="T265_2">swrc</text:span><text:span text:style-name="T265_3">:</text:span><text:span text:style-name="T265_4">firstName</text:span><text:span text:style-name="T265_5">"<text:s/>:<text:s/>"</text:span><text:span text:style-name="T265_6">query</text:span><text:span text:style-name="T265_7">:</text:span><text:span text:style-name="T265_8">get</text:span><text:span text:style-name="T265_9">",</text:span></text:p>
      <text:p text:style-name="P266"><text:span text:style-name="T266_1"><text:s text:c="24"/>"</text:span><text:span text:style-name="T266_2">swrc</text:span><text:span text:style-name="T266_3">:</text:span><text:span text:style-name="T266_4">lastName</text:span><text:span text:style-name="T266_5">"<text:s/>:<text:s/>"</text:span><text:span text:style-name="T266_6">query</text:span><text:span text:style-name="T266_7">:</text:span><text:span text:style-name="T266_8">get</text:span><text:span text:style-name="T266_9">"</text:span></text:p>
      <text:p text:style-name="P267"><text:span text:style-name="T267_1"><text:s text:c="16"/>}</text:span></text:p>
      <text:p text:style-name="P268"><text:span text:style-name="T268_1"><text:s text:c="8"/>}</text:span></text:p>
      <text:p text:style-name="P269"/>
      <text:p text:style-name="P270"><text:span text:style-name="T270_1">OUTPUT</text:span><text:span text:style-name="T270_2"><text:s/></text:span><text:span text:style-name="T270_3">MESSAGE</text:span><text:span text:style-name="T270_4">:</text:span></text:p>
      <text:p text:style-name="P271"><text:span text:style-name="T271_1">{</text:span></text:p>
      <text:p text:style-name="P272"><text:span text:style-name="T272_1">"@"<text:s/>:<text:s/>"</text:span><text:span text:style-name="T272_2">msg</text:span><text:span text:style-name="T272_3">:</text:span><text:span text:style-name="T272_4">M</text:span><text:span text:style-name="T272_5">11</text:span><text:span text:style-name="T272_6">FAAB</text:span><text:span text:style-name="T272_7">0</text:span><text:span text:style-name="T272_8">E</text:span><text:span text:style-name="T272_9">7</text:span><text:span text:style-name="T272_10">BCFFE</text:span><text:span text:style-name="T272_11">59",</text:span></text:p>
      <text:p text:style-name="P273"><text:span text:style-name="T273_1">"</text:span><text:span text:style-name="T273_2">a</text:span><text:span text:style-name="T273_3">"<text:s/>:<text:s/>"</text:span><text:span text:style-name="T273_4">msg</text:span><text:span text:style-name="T273_5">:</text:span><text:span text:style-name="T273_6">Message</text:span><text:span text:style-name="T273_7">",</text:span></text:p>
      <text:p text:style-name="P274"><text:span text:style-name="T274_1">"</text:span><text:span text:style-name="T274_2">msg</text:span><text:span text:style-name="T274_3">:</text:span><text:span text:style-name="T274_4">in</text:span><text:span text:style-name="T274_5">-</text:span><text:span text:style-name="T274_6">reply</text:span><text:span text:style-name="T274_7">-</text:span><text:span text:style-name="T274_8">to</text:span><text:span text:style-name="T274_9">"<text:s/>:<text:s/>"</text:span><text:span text:style-name="T274_10">msg</text:span><text:span text:style-name="T274_11">:</text:span><text:span text:style-name="T274_12">Message</text:span><text:span text:style-name="T274_13">_6",</text:span></text:p>
      <text:p text:style-name="P275"><text:span text:style-name="T275_1">"</text:span><text:span text:style-name="T275_2">msg</text:span><text:span text:style-name="T275_3">:</text:span><text:span text:style-name="T275_4">sender</text:span><text:span text:style-name="T275_5">"<text:s/>:<text:s/>"</text:span><text:span text:style-name="T275_6">pacahon</text:span><text:span text:style-name="T275_7">",</text:span></text:p>
      <text:p text:style-name="P276"><text:span text:style-name="T276_1">"</text:span><text:span text:style-name="T276_2">msg</text:span><text:span text:style-name="T276_3">:</text:span><text:span text:style-name="T276_4">reciever</text:span><text:span text:style-name="T276_5">"<text:s/>:<text:s/>"</text:span><text:span text:style-name="T276_6">external</text:span><text:span text:style-name="T276_7">_</text:span><text:span text:style-name="T276_8">tester</text:span><text:span text:style-name="T276_9">",</text:span></text:p>
      <text:p text:style-name="P277"><text:span text:style-name="T277_1">"</text:span><text:span text:style-name="T277_2">msg</text:span><text:span text:style-name="T277_3">:</text:span><text:span text:style-name="T277_4">result</text:span><text:span text:style-name="T277_5">"<text:s/>: <text:s/></text:span></text:p>
      <text:p text:style-name="P278"><text:span text:style-name="T278_1">[</text:span></text:p>
      <text:p text:style-name="P279"><text:span text:style-name="T279_1"><text:s text:c="2"/>{</text:span></text:p>
      <text:p text:style-name="P280"><text:span text:style-name="T280_1"><text:s text:c="8"/><text:tab/><text:tab/>"@"<text:s/>:<text:s/>"</text:span><text:span text:style-name="T280_2">test</text:span><text:span text:style-name="T280_3">:</text:span><text:span text:style-name="T280_4">doc</text:span><text:span text:style-name="T280_5">_575</text:span><text:span text:style-name="T280_6">c</text:span><text:span text:style-name="T280_7">91</text:span><text:span text:style-name="T280_8">f</text:span><text:span text:style-name="T280_9">5-6</text:span><text:span text:style-name="T280_10">c</text:span><text:span text:style-name="T280_11">67-4137-</text:span><text:span text:style-name="T280_12">bdf</text:span><text:span text:style-name="T280_13">1-</text:span><text:span text:style-name="T280_14">fe</text:span><text:span text:style-name="T280_15">573</text:span><text:span text:style-name="T280_16">bad</text:span><text:span text:style-name="T280_17">8993",</text:span></text:p>
      <text:p text:style-name="P281"><text:span text:style-name="T281_1"><text:s text:c="8"/><text:tab/><text:tab/>"</text:span><text:span text:style-name="T281_2">swrc</text:span><text:span text:style-name="T281_3">:</text:span><text:span text:style-name="T281_4">firstName</text:span><text:span text:style-name="T281_5">"<text:s/>:<text:s/>"</text:span><text:span text:style-name="T281_6">Роман</text:span><text:span text:style-name="T281_7">",</text:span></text:p>
      <text:p text:style-name="P282"><text:span text:style-name="T282_1"><text:s text:c="8"/><text:tab/><text:tab/>"</text:span><text:span text:style-name="T282_2">swrc</text:span><text:span text:style-name="T282_3">:</text:span><text:span text:style-name="T282_4">lastName</text:span><text:span text:style-name="T282_5">"<text:s/>:<text:s/>"</text:span><text:span text:style-name="T282_6">Петров</text:span><text:span text:style-name="T282_7">"</text:span></text:p>
      <text:p text:style-name="P283"><text:span text:style-name="T283_1"><text:s text:c="8"/><text:tab/> <text:s/>},</text:span></text:p>
      <text:p text:style-name="P284"><text:span text:style-name="T284_1"><text:s text:c="7"/><text:tab/> <text:s/>{</text:span></text:p>
      <text:p text:style-name="P285"><text:span text:style-name="T285_1"><text:s text:c="8"/><text:tab/><text:tab/>"@"<text:s/>:<text:s/>"</text:span><text:span text:style-name="T285_2">test</text:span><text:span text:style-name="T285_3">:</text:span><text:span text:style-name="T285_4">doc</text:span><text:span text:style-name="T285_5">_475</text:span><text:span text:style-name="T285_6">c</text:span><text:span text:style-name="T285_7">91</text:span><text:span text:style-name="T285_8">f</text:span><text:span text:style-name="T285_9">5-6</text:span><text:span text:style-name="T285_10">c</text:span><text:span text:style-name="T285_11">67-4137-</text:span><text:span text:style-name="T285_12">bdf</text:span><text:span text:style-name="T285_13">1-</text:span><text:span text:style-name="T285_14">fe</text:span><text:span text:style-name="T285_15">573</text:span><text:span text:style-name="T285_16">bad</text:span><text:span text:style-name="T285_17">8993",</text:span></text:p>
      <text:p text:style-name="P286"><text:span text:style-name="T286_1"><text:s text:c="8"/><text:tab/><text:tab/>"</text:span><text:span text:style-name="T286_2">swrc</text:span><text:span text:style-name="T286_3">:</text:span><text:span text:style-name="T286_4">firstName</text:span><text:span text:style-name="T286_5">"<text:s/>:<text:s/>"</text:span><text:span text:style-name="T286_6">Роман</text:span><text:span text:style-name="T286_7">",</text:span></text:p>
      <text:p text:style-name="P287"><text:span text:style-name="T287_1"><text:s text:c="8"/><text:tab/><text:tab/>"</text:span><text:span text:style-name="T287_2">swrc</text:span><text:span text:style-name="T287_3">:</text:span><text:span text:style-name="T287_4">lastName</text:span><text:span text:style-name="T287_5">"<text:s/>:<text:s/>"</text:span><text:span text:style-name="T287_6">Петров</text:span><text:span text:style-name="T287_7">"</text:span></text:p>
      <text:p text:style-name="P288"><text:span text:style-name="T288_1"><text:s text:c="8"/><text:tab/> <text:s/>}</text:span></text:p>
      <text:p text:style-name="P289"><text:span text:style-name="T289_1">]</text:span></text:p>
      <text:p text:style-name="P290"><text:span text:style-name="T290_1">"</text:span><text:span text:style-name="T290_2">msg</text:span><text:span text:style-name="T290_3">:</text:span><text:span text:style-name="T290_4">status</text:span><text:span text:style-name="T290_5">"<text:s/>:<text:s/>"</text:span><text:span text:style-name="T290_6">ok</text:span><text:span text:style-name="T290_7">",</text:span></text:p>
      <text:p text:style-name="P291"><text:span text:style-name="T291_1">"</text:span><text:span text:style-name="T291_2">msg</text:span><text:span text:style-name="T291_3">:</text:span><text:span text:style-name="T291_4">reason</text:span><text:span text:style-name="T291_5">"<text:s/>:<text:s/>"</text:span><text:span text:style-name="T291_6">запрос</text:span><text:span text:style-name="T291_7"><text:s/></text:span><text:span text:style-name="T291_8">выполнен</text:span><text:span text:style-name="T291_9">"</text:span></text:p>
      <text:p text:style-name="P292"><text:span text:style-name="T292_1">}</text:span></text:p>
      <text:p text:style-name="P293"/>
      <text:p text:style-name="P294"/>
      <text:p text:style-name="P295"/>
      <text:p text:style-name="P296"><text:span text:style-name="T296_1">как</text:span><text:span text:style-name="T296_2"><text:s/></text:span><text:span text:style-name="T296_3">работает</text:span><text:span text:style-name="T296_4">:</text:span></text:p>
      <text:p text:style-name="P297"><text:span text:style-name="T297_1">каждый</text:span><text:span text:style-name="T297_2"><text:s/></text:span><text:span text:style-name="T297_3">из</text:span><text:span text:style-name="T297_4"><text:s/></text:span><text:span text:style-name="T297_5">возвращаемых</text:span><text:span text:style-name="T297_6"><text:s/></text:span><text:span text:style-name="T297_7">субъектов</text:span><text:span text:style-name="T297_8"><text:s/></text:span><text:span text:style-name="T297_9">проходит</text:span><text:span text:style-name="T297_10"><text:s/></text:span><text:span text:style-name="T297_11">авторизацию</text:span><text:span text:style-name="T297_12"><text:s/></text:span><text:span text:style-name="T297_13">и</text:span><text:span text:style-name="T297_14"><text:s/></text:span><text:span text:style-name="T297_15">если</text:span><text:span text:style-name="T297_16"><text:s/></text:span><text:span text:style-name="T297_17">нет</text:span><text:span text:style-name="T297_18"><text:s/></text:span><text:span text:style-name="T297_19">доступа</text:span><text:span text:style-name="T297_20"><text:s/></text:span><text:span text:style-name="T297_21">на</text:span><text:span text:style-name="T297_22"><text:s/></text:span><text:span text:style-name="T297_23">чтение</text:span><text:span text:style-name="T297_24">,<text:s/></text:span><text:span text:style-name="T297_25">то</text:span><text:span text:style-name="T297_26"><text:s/></text:span><text:span text:style-name="T297_27">не</text:span><text:span text:style-name="T297_28"><text:s/></text:span><text:span text:style-name="T297_29">включается</text:span><text:span text:style-name="T297_30"><text:s/></text:span><text:span text:style-name="T297_31">в</text:span><text:span text:style-name="T297_32"><text:s/></text:span><text:span text:style-name="T297_33">возвращаемый</text:span><text:span text:style-name="T297_34"><text:s/></text:span><text:span text:style-name="T297_35">список</text:span></text:p>
      <text:p text:style-name="P298"/>
      <text:p text:style-name="P299"><text:bookmark-start text:name="id.w8ibrm-s5rh4q"/><text:bookmark-end text:name="id.w8ibrm-s5rh4q"/></text:p>
      <text:p text:style-name="P300"><text:span text:style-name="T300_1">включить</text:span><text:span text:style-name="T300_2">/</text:span><text:span text:style-name="T300_3">выключить</text:span><text:span text:style-name="T300_4"><text:s/></text:span><text:span text:style-name="T300_5">логгирование</text:span><text:span text:style-name="T300_6"><text:s/></text:span></text:p>
      <text:p text:style-name="P301"/>
      <text:p text:style-name="P302"><text:span text:style-name="T302_1">аргументы</text:span><text:span text:style-name="T302_2">:</text:span></text:p>
      <text:p text:style-name="P303"><text:span text:style-name="T303_1">pacahon</text:span><text:span text:style-name="T303_2">:</text:span><text:span text:style-name="T303_3">on</text:span><text:span text:style-name="T303_4">-</text:span><text:span text:style-name="T303_5">trace</text:span><text:span text:style-name="T303_6">-</text:span><text:span text:style-name="T303_7">msg</text:span><text:span text:style-name="T303_8"><text:s/>-<text:s/></text:span><text:span text:style-name="T303_9">указать</text:span><text:span text:style-name="T303_10"><text:s/></text:span><text:span text:style-name="T303_11">id</text:span><text:span text:style-name="T303_12"><text:s/></text:span><text:span text:style-name="T303_13">сообщений</text:span><text:span text:style-name="T303_14"><text:s/></text:span><text:span text:style-name="T303_15">логгирование</text:span><text:span text:style-name="T303_16"><text:s/></text:span><text:span text:style-name="T303_17">которых</text:span><text:span text:style-name="T303_18"><text:s/></text:span><text:span text:style-name="T303_19">требуется</text:span><text:span text:style-name="T303_20"><text:s/></text:span><text:span text:style-name="T303_21">включить</text:span></text:p>
      <text:p text:style-name="P304"><text:span text:style-name="T304_1">pacahon</text:span><text:span text:style-name="T304_2">:</text:span><text:span text:style-name="T304_3">off</text:span><text:span text:style-name="T304_4">-</text:span><text:span text:style-name="T304_5">trace</text:span><text:span text:style-name="T304_6">-</text:span><text:span text:style-name="T304_7">msg</text:span><text:span text:style-name="T304_8"><text:s/>-<text:s/></text:span><text:span text:style-name="T304_9">указать</text:span><text:span text:style-name="T304_10"><text:s/></text:span><text:span text:style-name="T304_11">id</text:span><text:span text:style-name="T304_12"><text:s/></text:span><text:span text:style-name="T304_13">сообщений</text:span><text:span text:style-name="T304_14"><text:s/></text:span><text:span text:style-name="T304_15">логгирование</text:span><text:span text:style-name="T304_16"><text:s/></text:span><text:span text:style-name="T304_17">которых</text:span><text:span text:style-name="T304_18"><text:s/></text:span><text:span text:style-name="T304_19">требуется</text:span><text:span text:style-name="T304_20"><text:s/></text:span><text:span text:style-name="T304_21">выключить</text:span></text:p>
      <text:p text:style-name="P305"/>
      <text:p text:style-name="P306"><text:span text:style-name="T306_1">*<text:s/></text:span><text:span text:style-name="T306_2">в</text:span><text:span text:style-name="T306_3"><text:s/></text:span><text:span text:style-name="T306_4">аргументах</text:span><text:span text:style-name="T306_5">,<text:s/></text:span><text:span text:style-name="T306_6">означает</text:span><text:span text:style-name="T306_7"><text:s/></text:span><text:span text:style-name="T306_8">id</text:span><text:span text:style-name="T306_9"><text:s/></text:span><text:span text:style-name="T306_10">всех</text:span><text:span text:style-name="T306_11"><text:s/></text:span><text:span text:style-name="T306_12">сообщений</text:span></text:p>
      <text:p text:style-name="P307"/>
      <text:p text:style-name="P308"><text:span text:style-name="T308_1">пример</text:span><text:span text:style-name="T308_2"><text:s/>4:</text:span></text:p>
      <text:p text:style-name="P309"/>
      <text:p text:style-name="P310"><text:span text:style-name="T310_1">INPUT</text:span><text:span text:style-name="T310_2"><text:s/></text:span><text:span text:style-name="T310_3">MESSAGE</text:span><text:span text:style-name="T310_4">:</text:span></text:p>
      <text:p text:style-name="P311"><text:span text:style-name="T311_1">{</text:span></text:p>
      <text:p text:style-name="P312"><text:span text:style-name="T312_1"><text:s text:c="12"/><text:tab/>"@"<text:s/>:<text:s/>"</text:span><text:span text:style-name="T312_2">msg</text:span><text:span text:style-name="T312_3">:</text:span><text:span text:style-name="T312_4">M</text:span><text:span text:style-name="T312_5">123456_0",</text:span></text:p>
      <text:p text:style-name="P313"><text:span text:style-name="T313_1"><text:s text:c="12"/><text:tab/>"</text:span><text:span text:style-name="T313_2">a</text:span><text:span text:style-name="T313_3">"<text:s/>:<text:s/>"</text:span><text:span text:style-name="T313_4">msg</text:span><text:span text:style-name="T313_5">:</text:span><text:span text:style-name="T313_6">Message</text:span><text:span text:style-name="T313_7">",</text:span></text:p>
      <text:p text:style-name="P314"><text:span text:style-name="T314_1"><text:s text:c="12"/><text:tab/>"</text:span><text:span text:style-name="T314_2">msg</text:span><text:span text:style-name="T314_3">:</text:span><text:span text:style-name="T314_4">sender</text:span><text:span text:style-name="T314_5">"<text:s/>:<text:s/>"</text:span><text:span text:style-name="T314_6">external</text:span><text:span text:style-name="T314_7">_</text:span><text:span text:style-name="T314_8">tester</text:span><text:span text:style-name="T314_9">",</text:span></text:p>
      <text:p text:style-name="P315"><text:span text:style-name="T315_1"><text:s text:c="12"/><text:tab/>"</text:span><text:span text:style-name="T315_2">msg</text:span><text:span text:style-name="T315_3">:</text:span><text:span text:style-name="T315_4">reciever</text:span><text:span text:style-name="T315_5">"<text:s/>:<text:s/>"</text:span><text:span text:style-name="T315_6">pacahon</text:span><text:span text:style-name="T315_7">",</text:span></text:p>
      <text:p text:style-name="P316"><text:span text:style-name="T316_1"><text:s text:c="12"/><text:tab/>"</text:span><text:span text:style-name="T316_2">msg</text:span><text:span text:style-name="T316_3">:</text:span><text:span text:style-name="T316_4">command</text:span><text:span text:style-name="T316_5">"<text:s/>:<text:s/>"</text:span><text:span text:style-name="T316_6">set</text:span><text:span text:style-name="T316_7">_</text:span><text:span text:style-name="T316_8">message</text:span><text:span text:style-name="T316_9">_</text:span><text:span text:style-name="T316_10">trace</text:span><text:span text:style-name="T316_11">",</text:span></text:p>
      <text:p text:style-name="P317"><text:span text:style-name="T317_1"><text:s text:c="12"/><text:tab/>"</text:span><text:span text:style-name="T317_2">msg</text:span><text:span text:style-name="T317_3">:</text:span><text:span text:style-name="T317_4">args</text:span><text:span text:style-name="T317_5">"<text:s/>:</text:span></text:p>
      <text:p text:style-name="P318"><text:span text:style-name="T318_1"><text:s text:c="8"/><text:tab/>{</text:span></text:p>
      <text:p text:style-name="P319"><text:span text:style-name="T319_1"><text:s text:c="20"/><text:tab/>"</text:span><text:span text:style-name="T319_2">pacahon</text:span><text:span text:style-name="T319_3">:</text:span><text:span text:style-name="T319_4">on</text:span><text:span text:style-name="T319_5">-</text:span><text:span text:style-name="T319_6">trace</text:span><text:span text:style-name="T319_7">-</text:span><text:span text:style-name="T319_8">msg</text:span><text:span text:style-name="T319_9">":["41","11"],</text:span></text:p>
      <text:p text:style-name="P320"><text:span text:style-name="T320_1"><text:s text:c="20"/><text:tab/>"</text:span><text:span text:style-name="T320_2">pacahon</text:span><text:span text:style-name="T320_3">:</text:span><text:span text:style-name="T320_4">off</text:span><text:span text:style-name="T320_5">-</text:span><text:span text:style-name="T320_6">trace</text:span><text:span text:style-name="T320_7">-</text:span><text:span text:style-name="T320_8">msg</text:span><text:span text:style-name="T320_9">"<text:s/>:<text:s/>"36"</text:span></text:p>
      <text:p text:style-name="P321"><text:span text:style-name="T321_1"><text:s text:c="8"/><text:tab/>}</text:span></text:p>
      <text:p text:style-name="P322"/>
      <text:p text:style-name="P323"><text:span text:style-name="T323_1"><text:s/>}</text:span></text:p>
      <text:p text:style-name="P324"/>
      <text:p text:style-name="P325"><text:span text:style-name="T325_1">OUTPUT</text:span><text:span text:style-name="T325_2"><text:s/></text:span><text:span text:style-name="T325_3">MESSAGE</text:span><text:span text:style-name="T325_4">:</text:span></text:p>
      <text:p text:style-name="P326"><text:span text:style-name="T326_1">{</text:span></text:p>
      <text:p text:style-name="P327"><text:span text:style-name="T327_1">"@"<text:s/>:<text:s/>"</text:span><text:span text:style-name="T327_2">msg</text:span><text:span text:style-name="T327_3">:</text:span><text:span text:style-name="T327_4">M</text:span><text:span text:style-name="T327_5">11</text:span><text:span text:style-name="T327_6">FA</text:span><text:span text:style-name="T327_7">59</text:span><text:span text:style-name="T327_8">FFF</text:span><text:span text:style-name="T327_9">0</text:span><text:span text:style-name="T327_10">FD</text:span><text:span text:style-name="T327_11">812</text:span><text:span text:style-name="T327_12">E</text:span><text:span text:style-name="T327_13">",</text:span></text:p>
      <text:p text:style-name="P328"><text:span text:style-name="T328_1">"</text:span><text:span text:style-name="T328_2">a</text:span><text:span text:style-name="T328_3">"<text:s/>:<text:s/>"</text:span><text:span text:style-name="T328_4">msg</text:span><text:span text:style-name="T328_5">:</text:span><text:span text:style-name="T328_6">Message</text:span><text:span text:style-name="T328_7">",</text:span></text:p>
      <text:p text:style-name="P329"><text:span text:style-name="T329_1">"</text:span><text:span text:style-name="T329_2">msg</text:span><text:span text:style-name="T329_3">:</text:span><text:span text:style-name="T329_4">in</text:span><text:span text:style-name="T329_5">-</text:span><text:span text:style-name="T329_6">reply</text:span><text:span text:style-name="T329_7">-</text:span><text:span text:style-name="T329_8">to</text:span><text:span text:style-name="T329_9">"<text:s/>:<text:s/>"</text:span><text:span text:style-name="T329_10">msg</text:span><text:span text:style-name="T329_11">:</text:span><text:span text:style-name="T329_12">M</text:span><text:span text:style-name="T329_13">123456_0",</text:span></text:p>
      <text:p text:style-name="P330"><text:span text:style-name="T330_1">"</text:span><text:span text:style-name="T330_2">msg</text:span><text:span text:style-name="T330_3">:</text:span><text:span text:style-name="T330_4">sender</text:span><text:span text:style-name="T330_5">"<text:s/>:<text:s/>"</text:span><text:span text:style-name="T330_6">pacahon</text:span><text:span text:style-name="T330_7">",</text:span></text:p>
      <text:p text:style-name="P331"><text:span text:style-name="T331_1">"</text:span><text:span text:style-name="T331_2">msg</text:span><text:span text:style-name="T331_3">:</text:span><text:span text:style-name="T331_4">reciever</text:span><text:span text:style-name="T331_5">"<text:s/>:<text:s/>"</text:span><text:span text:style-name="T331_6">external</text:span><text:span text:style-name="T331_7">_</text:span><text:span text:style-name="T331_8">tester</text:span><text:span text:style-name="T331_9">",</text:span></text:p>
      <text:p text:style-name="P332"><text:span text:style-name="T332_1">"</text:span><text:span text:style-name="T332_2">msg</text:span><text:span text:style-name="T332_3">:</text:span><text:span text:style-name="T332_4">status</text:span><text:span text:style-name="T332_5">"<text:s/>:<text:s/>"</text:span><text:span text:style-name="T332_6">ok</text:span><text:span text:style-name="T332_7">"</text:span></text:p>
      <text:p text:style-name="P333"><text:span text:style-name="T333_1">}</text:span></text:p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><text:span text:style-name="T357_1">черновик</text:span><text:span text:style-name="T357_2">:</text:span><text:span text:style-name="T357_3">разное</text:span><text:span text:style-name="T357_4">:</text:span></text:p>
      <text:p text:style-name="P358"><text:span text:style-name="T358_1">-----------</text:span></text:p>
      <text:p text:style-name="P359"><text:span text:style-name="T359_1">ядро</text:span><text:span text:style-name="T359_2"><text:s/></text:span><text:span text:style-name="T359_3">понимает</text:span><text:span text:style-name="T359_4"><text:s/></text:span><text:span text:style-name="T359_5">операции</text:span><text:span text:style-name="T359_6"><text:s/></text:span><text:span text:style-name="T359_7">put</text:span><text:span text:style-name="T359_8">,<text:s/></text:span><text:span text:style-name="T359_9">get</text:span><text:span text:style-name="T359_10"><text:s/></text:span><text:span text:style-name="T359_11">и</text:span><text:span text:style-name="T359_12"><text:s/></text:span><text:span text:style-name="T359_13">знает</text:span><text:span text:style-name="T359_14"><text:s/></text:span><text:span text:style-name="T359_15">о</text:span><text:span text:style-name="T359_16"><text:s/></text:span><text:span text:style-name="T359_17">онтологии</text:span><text:span text:style-name="T359_18"><text:s/></text:span><text:span text:style-name="T359_19">ACLS</text:span><text:span text:style-name="T359_20">(</text:span><text:span text:style-name="T359_21">для</text:span><text:span text:style-name="T359_22"><text:s/></text:span><text:span text:style-name="T359_23">работы</text:span><text:span text:style-name="T359_24"><text:s/></text:span><text:span text:style-name="T359_25">с</text:span><text:span text:style-name="T359_26"><text:s/></text:span><text:span text:style-name="T359_27">правами</text:span><text:span text:style-name="T359_28">),<text:s/>?</text:span><text:span text:style-name="T359_29">SWRC</text:span><text:span text:style-name="T359_30">(</text:span><text:span text:style-name="T359_31">Person</text:span><text:span text:style-name="T359_32">)</text:span></text:p>
      <text:p text:style-name="P360"/>
      <text:p text:style-name="P361"><text:span text:style-name="T361_1">?</text:span><text:span text:style-name="T361_2">до</text:span><text:span text:style-name="T361_3"><text:s/></text:span><text:span text:style-name="T361_4">выполнения</text:span><text:span text:style-name="T361_5"><text:s/></text:span><text:span text:style-name="T361_6">операции</text:span><text:span text:style-name="T361_7"><text:s/></text:span><text:span text:style-name="T361_8">производится</text:span><text:span text:style-name="T361_9"><text:s/></text:span><text:span text:style-name="T361_10">проверка</text:span><text:span text:style-name="T361_11"><text:s/></text:span><text:span text:style-name="T361_12">на</text:span><text:span text:style-name="T361_13"><text:s/></text:span><text:span text:style-name="T361_14">доступность</text:span><text:span text:style-name="T361_15"><text:s/></text:span><text:span text:style-name="T361_16">ее</text:span><text:span text:style-name="T361_17"><text:s/></text:span><text:span text:style-name="T361_18">пользователю</text:span></text:p>
      <text:p text:style-name="P362"><text:span text:style-name="T362_1">доступность</text:span><text:span text:style-name="T362_2"><text:s/></text:span><text:span text:style-name="T362_3">операции</text:span><text:span text:style-name="T362_4"><text:s/></text:span><text:span text:style-name="T362_5">так</text:span><text:span text:style-name="T362_6">-</text:span><text:span text:style-name="T362_7">же</text:span><text:span text:style-name="T362_8"><text:s/></text:span><text:span text:style-name="T362_9">может</text:span><text:span text:style-name="T362_10"><text:s/></text:span><text:span text:style-name="T362_11">зависеть</text:span><text:span text:style-name="T362_12"><text:s/></text:span><text:span text:style-name="T362_13">от</text:span><text:span text:style-name="T362_14"><text:s/></text:span><text:span text:style-name="T362_15">содержимого</text:span><text:span text:style-name="T362_16"><text:s/></text:span><text:span text:style-name="T362_17">сохраняемого</text:span><text:span text:style-name="T362_18"><text:s/></text:span><text:span text:style-name="T362_19">или</text:span><text:span text:style-name="T362_20"><text:s/></text:span><text:span text:style-name="T362_21">запрашиваемого</text:span></text:p>
      <text:p text:style-name="P363"/>
      <text:p text:style-name="P364"/>
      <text:p text:style-name="P365"/>
      <text:p text:style-name="P366"><text:span text:style-name="T366_1">1.<text:s/></text:span><text:span text:style-name="T366_2">права</text:span><text:span text:style-name="T366_3"><text:s/></text:span><text:span text:style-name="T366_4">назначаются</text:span><text:span text:style-name="T366_5"><text:s/></text:span><text:span text:style-name="T366_6">на</text:span><text:span text:style-name="T366_7"><text:s/></text:span><text:span text:style-name="T366_8">субъектов</text:span><text:span text:style-name="T366_9"><text:s/>([</text:span><text:span text:style-name="T366_10">S</text:span><text:span text:style-name="T366_11">]</text:span><text:span text:style-name="T366_12">po</text:span><text:span text:style-name="T366_13">)</text:span></text:p>
      <text:p text:style-name="P367"><text:span text:style-name="T367_1">2.<text:s/></text:span><text:span text:style-name="T367_2">охраняемый</text:span><text:span text:style-name="T367_3"><text:s/></text:span><text:span text:style-name="T367_4">субъект</text:span><text:span text:style-name="T367_5"><text:s/></text:span><text:span text:style-name="T367_6">должен</text:span><text:span text:style-name="T367_7"><text:s/></text:span><text:span text:style-name="T367_8">быть</text:span><text:span text:style-name="T367_9"><text:s/></text:span><text:span text:style-name="T367_10">типа</text:span><text:span text:style-name="T367_11"><text:s/></text:span><text:span text:style-name="T367_12">rdfs</text:span><text:span text:style-name="T367_13">:</text:span><text:span text:style-name="T367_14">Resource</text:span></text:p>
      <text:p text:style-name="P368"/>
      <text:p text:style-name="P369"><text:span text:style-name="T369_1"><text:tab/></text:span><text:span text:style-name="T369_2">pacahon</text:span><text:span text:style-name="T369_3">:</text:span><text:span text:style-name="T369_4">Put</text:span><text:span text:style-name="T369_5"><text:s/></text:span><text:span text:style-name="T369_6">a</text:span><text:span text:style-name="T369_7"><text:s/></text:span><text:span text:style-name="T369_8">pacahon</text:span><text:span text:style-name="T369_9">:</text:span><text:span text:style-name="T369_10">Command</text:span><text:span text:style-name="T369_11"><text:s/>;</text:span></text:p>
      <text:p text:style-name="P370"/>
      <text:p text:style-name="P371"><text:span text:style-name="T371_1">3.<text:s/></text:span><text:span text:style-name="T371_2">субъект</text:span><text:span text:style-name="T371_3"><text:s/></text:span><text:span text:style-name="T371_4">которому</text:span><text:span text:style-name="T371_5"><text:s/></text:span><text:span text:style-name="T371_6">выдаются</text:span><text:span text:style-name="T371_7"><text:s/></text:span><text:span text:style-name="T371_8">права</text:span><text:span text:style-name="T371_9"><text:s/></text:span><text:span text:style-name="T371_10">должен</text:span><text:span text:style-name="T371_11"><text:s/></text:span><text:span text:style-name="T371_12">получить</text:span><text:span text:style-name="T371_13"><text:s/></text:span><text:span text:style-name="T371_14">тип</text:span><text:span text:style-name="T371_15"><text:s/></text:span><text:span text:style-name="T371_16">acl</text:span><text:span text:style-name="T371_17">:</text:span><text:span text:style-name="T371_18">Identity</text:span></text:p>
      <text:p text:style-name="P372"><text:span text:style-name="T372_1">пример</text:span><text:span text:style-name="T372_2">:</text:span></text:p>
      <text:p text:style-name="P373"/>
      <text:p text:style-name="P374"><text:span text:style-name="T374_1"><text:tab/>:</text:span><text:span text:style-name="T374_2">Christian</text:span><text:span text:style-name="T374_3">1<text:s/></text:span><text:span text:style-name="T374_4">rdf</text:span><text:span text:style-name="T374_5">:</text:span><text:span text:style-name="T374_6">type</text:span><text:span text:style-name="T374_7"><text:s/></text:span><text:span text:style-name="T374_8">foaf</text:span><text:span text:style-name="T374_9">:</text:span><text:span text:style-name="T374_10">Person</text:span><text:span text:style-name="T374_11"><text:s/>;</text:span></text:p>
      <text:p text:style-name="P375"><text:span text:style-name="T375_1"><text:tab/><text:s/><text:tab/></text:span><text:span text:style-name="T375_2">rdf</text:span><text:span text:style-name="T375_3">:</text:span><text:span text:style-name="T375_4">type</text:span><text:span text:style-name="T375_5"><text:s/></text:span><text:span text:style-name="T375_6">acl</text:span><text:span text:style-name="T375_7">:</text:span><text:span text:style-name="T375_8">Identity</text:span><text:span text:style-name="T375_9"><text:s/>;</text:span></text:p>
      <text:p text:style-name="P376"><text:span text:style-name="T376_1"><text:tab/></text:span></text:p>
      <text:p text:style-name="P377"><text:span text:style-name="T377_1">4.<text:s/></text:span><text:span text:style-name="T377_2">далее</text:span><text:span text:style-name="T377_3"><text:s/></text:span><text:span text:style-name="T377_4">можно</text:span><text:span text:style-name="T377_5"><text:s/></text:span><text:span text:style-name="T377_6">установить</text:span><text:span text:style-name="T377_7"><text:s/></text:span><text:span text:style-name="T377_8">права</text:span></text:p>
      <text:p text:style-name="P378"><text:span text:style-name="T378_1">пример</text:span><text:span text:style-name="T378_2">:</text:span></text:p>
      <text:p text:style-name="P379"><text:span text:style-name="T379_1"><text:tab/>:</text:span><text:span text:style-name="T379_2">AccessRule</text:span><text:span text:style-name="T379_3">1<text:s/><text:tab/></text:span><text:span text:style-name="T379_4">rdf</text:span><text:span text:style-name="T379_5">:</text:span><text:span text:style-name="T379_6">type</text:span><text:span text:style-name="T379_7"><text:s/></text:span><text:span text:style-name="T379_8">acl</text:span><text:span text:style-name="T379_9">:</text:span><text:span text:style-name="T379_10">ResourceAccessRule</text:span><text:span text:style-name="T379_11"><text:s/>;</text:span></text:p>
      <text:p text:style-name="P380"><text:span text:style-name="T380_1"><text:tab/><text:s/><text:tab/><text:tab/></text:span><text:span text:style-name="T380_2">rdfs</text:span><text:span text:style-name="T380_3">:</text:span><text:span text:style-name="T380_4">label</text:span><text:span text:style-name="T380_5"><text:s/>"</text:span><text:span text:style-name="T380_6">Ivan</text:span><text:span text:style-name="T380_7"><text:s/></text:span><text:span text:style-name="T380_8">выдал</text:span><text:span text:style-name="T380_9"><text:s/></text:span><text:span text:style-name="T380_10">право</text:span><text:span text:style-name="T380_11"><text:s/></text:span><text:span text:style-name="T380_12">execute</text:span><text:span text:style-name="T380_13"><text:s/></text:span><text:span text:style-name="T380_14">на</text:span><text:span text:style-name="T380_15"><text:s/></text:span><text:span text:style-name="T380_16">команду</text:span><text:span text:style-name="T380_17"><text:s/></text:span><text:span text:style-name="T380_18">Put</text:span><text:span text:style-name="T380_19"><text:s/></text:span><text:span text:style-name="T380_20">для</text:span><text:span text:style-name="T380_21"><text:s/></text:span><text:span text:style-name="T380_22">Christian</text:span><text:span text:style-name="T380_23"><text:s/></text:span><text:span text:style-name="T380_24">и</text:span><text:span text:style-name="T380_25"><text:s/></text:span><text:span text:style-name="T380_26">Michele</text:span><text:span text:style-name="T380_27">"<text:s/>;</text:span></text:p>
      <text:p text:style-name="P381"><text:span text:style-name="T381_1"><text:tab/><text:s/><text:tab/><text:tab/></text:span><text:span text:style-name="T381_2">acl</text:span><text:span text:style-name="T381_3">:</text:span><text:span text:style-name="T381_4">hasAccessTo</text:span><text:span text:style-name="T381_5"><text:s/></text:span><text:span text:style-name="T381_6">pacahon</text:span><text:span text:style-name="T381_7">:</text:span><text:span text:style-name="T381_8">Put</text:span><text:span text:style-name="T381_9"><text:s/>;</text:span></text:p>
      <text:p text:style-name="P382"><text:span text:style-name="T382_1"><text:tab/><text:s/><text:tab/><text:tab/></text:span><text:span text:style-name="T382_2">acl</text:span><text:span text:style-name="T382_3">:</text:span><text:span text:style-name="T382_4">access</text:span><text:span text:style-name="T382_5"><text:s/>"</text:span><text:span text:style-name="T382_6">execute</text:span><text:span text:style-name="T382_7">"<text:s/>;</text:span></text:p>
      <text:p text:style-name="P383"><text:span text:style-name="T383_1"><text:tab/><text:s/><text:tab/><text:tab/></text:span><text:span text:style-name="T383_2">acl</text:span><text:span text:style-name="T383_3">:</text:span><text:span text:style-name="T383_4">acessor</text:span><text:span text:style-name="T383_5"><text:s/>:</text:span><text:span text:style-name="T383_6">Christian</text:span><text:span text:style-name="T383_7">1;</text:span></text:p>
      <text:p text:style-name="P384"><text:span text:style-name="T384_1"><text:tab/><text:s/><text:tab/><text:tab/></text:span><text:span text:style-name="T384_2">acl</text:span><text:span text:style-name="T384_3">:</text:span><text:span text:style-name="T384_4">acessor</text:span><text:span text:style-name="T384_5"><text:s/>:</text:span><text:span text:style-name="T384_6">Michele</text:span><text:span text:style-name="T384_7">1;</text:span></text:p>
      <text:p text:style-name="P385"><text:span text:style-name="T385_1"><text:tab/><text:s/><text:tab/><text:tab/></text:span><text:span text:style-name="T385_2">acl</text:span><text:span text:style-name="T385_3">:</text:span><text:span text:style-name="T385_4">creator</text:span><text:span text:style-name="T385_5"><text:s/>:</text:span><text:span text:style-name="T385_6">Ivan</text:span><text:span text:style-name="T385_7">1<text:s/>.<text:s/></text:span></text:p>
      <text:p text:style-name="P386"/>
      <text:p text:style-name="P387"><text:span text:style-name="T387_1">PUT</text:span><text:span text:style-name="T387_2">:</text:span></text:p>
      <text:p text:style-name="P388"><text:span text:style-name="T388_1">нужна</text:span><text:span text:style-name="T388_2"><text:s/></text:span><text:span text:style-name="T388_3">возможность</text:span><text:span text:style-name="T388_4"><text:s/></text:span><text:span text:style-name="T388_5">задать</text:span><text:span text:style-name="T388_6"><text:s/></text:span><text:span text:style-name="T388_7">шаблон</text:span><text:span text:style-name="T388_8"><text:s/></text:span><text:span text:style-name="T388_9">для</text:span><text:span text:style-name="T388_10"><text:s/></text:span><text:span text:style-name="T388_11">сохраняемого</text:span><text:span text:style-name="T388_12"><text:s/></text:span><text:span text:style-name="T388_13">содержимого</text:span><text:span text:style-name="T388_14">,<text:s/></text:span><text:span text:style-name="T388_15">либо</text:span><text:span text:style-name="T388_16"><text:s/></text:span><text:span text:style-name="T388_17">это</text:span><text:span text:style-name="T388_18"><text:s/></text:span><text:span text:style-name="T388_19">вычисляемые</text:span><text:span text:style-name="T388_20"><text:s/></text:span><text:span text:style-name="T388_21">права</text:span><text:span text:style-name="T388_22">?</text:span></text:p>
      <text:p text:style-name="P389"/>
      <text:p text:style-name="P390"/>
      <text:p text:style-name="P391"/>
      <text:p text:style-name="P392"/>
      <text:p text:style-name="P393"><text:span text:style-name="T393_1">*<text:s/></text:span><text:span text:style-name="T393_2">операции</text:span><text:span text:style-name="T393_3"><text:s/></text:span><text:span text:style-name="T393_4">должны</text:span><text:span text:style-name="T393_5"><text:s/></text:span><text:span text:style-name="T393_6">быть</text:span><text:span text:style-name="T393_7"><text:s/></text:span><text:span text:style-name="T393_8">перечислены</text:span><text:span text:style-name="T393_9"><text:s/></text:span><text:span text:style-name="T393_10">как</text:span><text:span text:style-name="T393_11"><text:s/></text:span><text:span text:style-name="T393_12">субьекты</text:span><text:span text:style-name="T393_13"><text:s/>:<text:s/></text:span><text:span text:style-name="T393_14">put</text:span><text:span text:style-name="T393_15">,<text:s/></text:span><text:span text:style-name="T393_16">get</text:span><text:span text:style-name="T393_17">,<text:s/>...</text:span></text:p>
      <text:p text:style-name="P394"><text:span text:style-name="T394_1">*</text:span></text:p>
      <text:p text:style-name="P395"><text:span text:style-name="T395_1">*<text:s/></text:span><text:span text:style-name="T395_2">права</text:span><text:span text:style-name="T395_3"><text:s/></text:span><text:span text:style-name="T395_4">на</text:span><text:span text:style-name="T395_5"><text:s/></text:span><text:span text:style-name="T395_6">доступ</text:span><text:span text:style-name="T395_7"><text:s/></text:span><text:span text:style-name="T395_8">к</text:span><text:span text:style-name="T395_9"><text:s/></text:span><text:span text:style-name="T395_10">субьектам</text:span><text:span text:style-name="T395_11">,<text:s/></text:span><text:span text:style-name="T395_12">без</text:span><text:span text:style-name="T395_13"><text:s/></text:span><text:span text:style-name="T395_14">изменений</text:span><text:span text:style-name="T395_15"><text:s/></text:span><text:span text:style-name="T395_16">сохраняются</text:span><text:span text:style-name="T395_17"><text:s/></text:span><text:span text:style-name="T395_18">в</text:span><text:span text:style-name="T395_19"><text:s/></text:span><text:span text:style-name="T395_20">хранилище</text:span></text:p>
      <text:p text:style-name="P396"><text:span text:style-name="T396_1">*<text:s/></text:span><text:span text:style-name="T396_2">должны</text:span><text:span text:style-name="T396_3"><text:s/></text:span><text:span text:style-name="T396_4">быть</text:span><text:span text:style-name="T396_5"><text:s/></text:span><text:span text:style-name="T396_6">ограничения</text:span><text:span text:style-name="T396_7"><text:s/></text:span><text:span text:style-name="T396_8">на</text:span><text:span text:style-name="T396_9"><text:s/></text:span><text:span text:style-name="T396_10">установку</text:span><text:span text:style-name="T396_11"><text:s/></text:span><text:span text:style-name="T396_12">и</text:span><text:span text:style-name="T396_13"><text:s/></text:span><text:span text:style-name="T396_14">модификацию</text:span><text:span text:style-name="T396_15"><text:s/></text:span><text:span text:style-name="T396_16">прав</text:span><text:span text:style-name="T396_17"><text:s/></text:span><text:span text:style-name="T396_18">пользователями</text:span></text:p>
      <text:p text:style-name="P397"><text:span text:style-name="T397_1">*<text:s/></text:span><text:span text:style-name="T397_2">при</text:span><text:span text:style-name="T397_3"><text:s/></text:span><text:span text:style-name="T397_4">сохранении</text:span><text:span text:style-name="T397_5"><text:s/></text:span><text:span text:style-name="T397_6">фактов</text:span><text:span text:style-name="T397_7"><text:s/></text:span><text:span text:style-name="T397_8">можно</text:span><text:span text:style-name="T397_9"><text:s/></text:span><text:span text:style-name="T397_10">сразу</text:span><text:span text:style-name="T397_11"><text:s/></text:span><text:span text:style-name="T397_12">установить</text:span><text:span text:style-name="T397_13"><text:s/></text:span><text:span text:style-name="T397_14">любые</text:span><text:span text:style-name="T397_15"><text:s/></text:span><text:span text:style-name="T397_16">права</text:span><text:span text:style-name="T397_17"><text:s/></text:span><text:span text:style-name="T397_18">на</text:span><text:span text:style-name="T397_19"><text:s/></text:span><text:span text:style-name="T397_20">субьектов</text:span><text:span text:style-name="T397_21"><text:s/></text:span><text:span text:style-name="T397_22">без</text:span><text:span text:style-name="T397_23"><text:s/></text:span><text:span text:style-name="T397_24">ограничений</text:span></text:p>
      <text:p text:style-name="P398"><text:span text:style-name="T398_1">*</text:span></text:p>
      <text:p text:style-name="P399"/>
      <text:p text:style-name="P400"/>
      <text:p text:style-name="P401"/>
      <text:p text:style-name="P402"/>
      <text:p text:style-name="P403"/>
      <text:p text:style-name="P404"/>
      <text:p text:style-name="P405"><text:span text:style-name="T405_1">---------------------------------------------------------------------------------------------------------------</text:span></text:p>
      <text:p text:style-name="P406"><text:span text:style-name="T406_1">установить</text:span><text:span text:style-name="T406_2"><text:s/></text:span><text:span text:style-name="T406_3">права</text:span><text:span text:style-name="T406_4"><text:s/></text:span><text:span text:style-name="T406_5">на</text:span><text:span text:style-name="T406_6"><text:s/></text:span><text:span text:style-name="T406_7">узлы</text:span><text:span text:style-name="T406_8"><text:s/></text:span><text:span text:style-name="T406_9">графа</text:span></text:p>
      <text:p text:style-name="P407"><text:span text:style-name="T407_1">аргументы</text:span><text:span text:style-name="T407_2">:</text:span></text:p>
      <text:p text:style-name="P408"/>
      <text:p text:style-name="P409"><text:span text:style-name="T409_1">доступ</text:span><text:span text:style-name="T409_2">:</text:span></text:p>
      <text:p text:style-name="P410"><text:span text:style-name="T410_1">права</text:span><text:span text:style-name="T410_2"><text:s/></text:span><text:span text:style-name="T410_3">на</text:span><text:span text:style-name="T410_4"><text:s/></text:span><text:span text:style-name="T410_5">операции</text:span></text:p>
      <text:p text:style-name="P411"/>
      <text:p text:style-name="P412"><text:span text:style-name="T412_1">пример</text:span><text:span text:style-name="T412_2">:</text:span></text:p>
      <text:p text:style-name="P413"/>
      <text:p text:style-name="P414"><text:span text:style-name="T414_1">INPUT</text:span></text:p>
      <text:p text:style-name="P415"><text:span text:style-name="T415_1">{</text:span></text:p>
      <text:p text:style-name="P416"><text:span text:style-name="T416_1">id</text:span><text:span text:style-name="T416_2">-</text:span><text:span text:style-name="T416_3">command</text:span><text:span text:style-name="T416_4">:123457</text:span></text:p>
      <text:p text:style-name="P417"><text:span text:style-name="T417_1"><text:tab/></text:span><text:span text:style-name="T417_2">cmd</text:span><text:span text:style-name="T417_3">:</text:span><text:span text:style-name="T417_4">command</text:span><text:span text:style-name="T417_5"><text:s/></text:span><text:span text:style-name="T417_6">cmd</text:span><text:span text:style-name="T417_7">:</text:span><text:span text:style-name="T417_8">set</text:span><text:span text:style-name="T417_9">_</text:span><text:span text:style-name="T417_10">rights</text:span><text:span text:style-name="T417_11">;</text:span></text:p>
      <text:p text:style-name="P418"><text:span text:style-name="T418_1"><text:tab/></text:span><text:span text:style-name="T418_2">cmd</text:span><text:span text:style-name="T418_3">:</text:span><text:span text:style-name="T418_4">from</text:span><text:span text:style-name="T418_5"><text:s/>"</text:span><text:span text:style-name="T418_6">sender</text:span><text:span text:style-name="T418_7">-</text:span><text:span text:style-name="T418_8">uuid</text:span><text:span text:style-name="T418_9">";</text:span></text:p>
      <text:p text:style-name="P419"><text:span text:style-name="T419_1"><text:tab/></text:span><text:span text:style-name="T419_2">cmd</text:span><text:span text:style-name="T419_3">:</text:span><text:span text:style-name="T419_4">ticket</text:span><text:span text:style-name="T419_5"><text:s/>"12345-67890-4322-132345-56754";</text:span></text:p>
      <text:p text:style-name="P420"><text:span text:style-name="T420_1"><text:tab/></text:span><text:span text:style-name="T420_2">cmd</text:span><text:span text:style-name="T420_3">:</text:span><text:span text:style-name="T420_4">args</text:span></text:p>
      <text:p text:style-name="P421"><text:span text:style-name="T421_1"><text:tab/><text:tab/>[</text:span></text:p>
      <text:p text:style-name="P422"><text:span text:style-name="T422_1"><text:tab/><text:tab/></text:span></text:p>
      <text:p text:style-name="P423"><text:span text:style-name="T423_1"><text:tab/><text:tab/>]</text:span></text:p>
      <text:p text:style-name="P424"><text:span text:style-name="T424_1"><text:tab/></text:span></text:p>
      <text:p text:style-name="P425"><text:span text:style-name="T425_1"><text:tab/><text:tab/></text:span></text:p>
      <text:p text:style-name="P426"><text:span text:style-name="T426_1">}</text:span></text:p>
      <text:p text:style-name="P427"><text:span text:style-name="T427_1">OUTPUT</text:span></text:p>
      <text:p text:style-name="P428"><text:span text:style-name="T428_1">{</text:span></text:p>
      <text:p text:style-name="P429"/>
      <text:p text:style-name="P430"><text:span text:style-name="T430_1">}</text:span></text:p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><text:span text:style-name="T453_1">---------------------------------------------------------------------------------------------------------------</text:span></text:p>
      <text:p text:style-name="P454"><text:span text:style-name="T454_1">начать</text:span><text:span text:style-name="T454_2"><text:s/></text:span><text:span text:style-name="T454_3">транзакцию</text:span></text:p>
      <text:p text:style-name="P455"/>
      <text:p text:style-name="P456"><text:span text:style-name="T456_1">описание</text:span><text:span text:style-name="T456_2">:</text:span></text:p>
      <text:p text:style-name="P457"><text:span text:style-name="T457_1">начинает</text:span><text:span text:style-name="T457_2"><text:s/></text:span><text:span text:style-name="T457_3">транзакцию</text:span><text:span text:style-name="T457_4"><text:s/></text:span><text:span text:style-name="T457_5">и</text:span><text:span text:style-name="T457_6"><text:s/></text:span><text:span text:style-name="T457_7">возвращает</text:span><text:span text:style-name="T457_8"><text:s/></text:span><text:span text:style-name="T457_9">UID</text:span><text:span text:style-name="T457_10"><text:s/></text:span><text:span text:style-name="T457_11">новой</text:span><text:span text:style-name="T457_12"><text:s/></text:span><text:span text:style-name="T457_13">транзакции</text:span><text:span text:style-name="T457_14">,<text:s/></text:span><text:span text:style-name="T457_15">которым</text:span><text:span text:style-name="T457_16"><text:s/></text:span><text:span text:style-name="T457_17">следует</text:span><text:span text:style-name="T457_18"><text:s/></text:span><text:span text:style-name="T457_19">маркировать</text:span><text:span text:style-name="T457_20"><text:s/></text:span><text:span text:style-name="T457_21">требуемые</text:span><text:span text:style-name="T457_22"><text:s/></text:span><text:span text:style-name="T457_23">команды</text:span></text:p>
      <text:p text:style-name="P458"><text:span text:style-name="T458_1">команды</text:span><text:span text:style-name="T458_2"><text:s/></text:span><text:span text:style-name="T458_3">находящиеся</text:span><text:span text:style-name="T458_4"><text:s/></text:span><text:span text:style-name="T458_5">в</text:span><text:span text:style-name="T458_6"><text:s/></text:span><text:span text:style-name="T458_7">рамках</text:span><text:span text:style-name="T458_8"><text:s/></text:span><text:span text:style-name="T458_9">транзакции</text:span><text:span text:style-name="T458_10"><text:s/></text:span><text:span text:style-name="T458_11">выполняются</text:span><text:span text:style-name="T458_12">?<text:s/></text:span><text:span text:style-name="T458_13">сохраняются</text:span><text:span text:style-name="T458_14">?</text:span></text:p>
      <text:p text:style-name="P459"/>
      <text:p text:style-name="P460"><text:span text:style-name="T460_1">аргументы</text:span><text:span text:style-name="T460_2">:</text:span></text:p>
      <text:p text:style-name="P461"/>
      <text:p text:style-name="P462"><text:span text:style-name="T462_1">доступ</text:span><text:span text:style-name="T462_2">:</text:span></text:p>
      <text:p text:style-name="P463"/>
      <text:p text:style-name="P464"><text:span text:style-name="T464_1">пример</text:span><text:span text:style-name="T464_2">:</text:span></text:p>
      <text:p text:style-name="P465"/>
      <text:p text:style-name="P466"><text:span text:style-name="T466_1">INPUT</text:span></text:p>
      <text:p text:style-name="P467"><text:span text:style-name="T467_1">{</text:span></text:p>
      <text:p text:style-name="P468"><text:span text:style-name="T468_1">id</text:span><text:span text:style-name="T468_2">-</text:span><text:span text:style-name="T468_3">command</text:span><text:span text:style-name="T468_4">:123457</text:span></text:p>
      <text:p text:style-name="P469"><text:span text:style-name="T469_1"><text:tab/></text:span><text:span text:style-name="T469_2">cmd</text:span><text:span text:style-name="T469_3">:</text:span><text:span text:style-name="T469_4">command</text:span><text:span text:style-name="T469_5"><text:s/></text:span><text:span text:style-name="T469_6">cmd</text:span><text:span text:style-name="T469_7">:</text:span><text:span text:style-name="T469_8">begin</text:span><text:span text:style-name="T469_9">_</text:span><text:span text:style-name="T469_10">transaction</text:span><text:span text:style-name="T469_11">;</text:span></text:p>
      <text:p text:style-name="P470"><text:span text:style-name="T470_1"><text:tab/></text:span><text:span text:style-name="T470_2">cmd</text:span><text:span text:style-name="T470_3">:</text:span><text:span text:style-name="T470_4">from</text:span><text:span text:style-name="T470_5"><text:s/>"</text:span><text:span text:style-name="T470_6">sender</text:span><text:span text:style-name="T470_7">-</text:span><text:span text:style-name="T470_8">uuid</text:span><text:span text:style-name="T470_9">";</text:span></text:p>
      <text:p text:style-name="P471"><text:span text:style-name="T471_1"><text:tab/></text:span><text:span text:style-name="T471_2">cmd</text:span><text:span text:style-name="T471_3">:</text:span><text:span text:style-name="T471_4">ticket</text:span><text:span text:style-name="T471_5"><text:s/>"12345-67890-4322-132345-56754";</text:span></text:p>
      <text:p text:style-name="P472"><text:span text:style-name="T472_1">}</text:span></text:p>
      <text:p text:style-name="P473"><text:span text:style-name="T473_1">OUTPUT</text:span></text:p>
      <text:p text:style-name="P474"><text:span text:style-name="T474_1">{</text:span></text:p>
      <text:p text:style-name="P475"><text:span text:style-name="T475_1">id</text:span><text:span text:style-name="T475_2">-</text:span><text:span text:style-name="T475_3">command</text:span><text:span text:style-name="T475_4">:123457<text:s/></text:span><text:span text:style-name="T475_5">cmd</text:span><text:span text:style-name="T475_6">:</text:span><text:span text:style-name="T475_7">status</text:span><text:span text:style-name="T475_8"><text:s/></text:span><text:span text:style-name="T475_9">ok</text:span><text:span text:style-name="T475_10">.</text:span></text:p>
      <text:p text:style-name="P476"><text:span text:style-name="T476_1">cmd</text:span><text:span text:style-name="T476_2">:</text:span><text:span text:style-name="T476_3">result</text:span></text:p>
      <text:p text:style-name="P477"><text:span text:style-name="T477_1"><text:tab/>[</text:span></text:p>
      <text:p text:style-name="P478"><text:span text:style-name="T478_1"><text:tab/></text:span><text:span text:style-name="T478_2">transaction</text:span><text:span text:style-name="T478_3">:</text:span><text:span text:style-name="T478_4">uid</text:span><text:span text:style-name="T478_5"><text:s/>"123456-64743-32463-357-346"</text:span></text:p>
      <text:p text:style-name="P479"><text:span text:style-name="T479_1"><text:tab/>].</text:span></text:p>
      <text:p text:style-name="P480"><text:span text:style-name="T480_1">}</text:span></text:p>
      <text:p text:style-name="P481"/>
      <text:p text:style-name="P482"><text:span text:style-name="T482_1">---------------------------------------------------------------------------------------------------------------</text:span></text:p>
      <text:p text:style-name="P483"><text:span text:style-name="T483_1">завершить</text:span><text:span text:style-name="T483_2"><text:s/></text:span><text:span text:style-name="T483_3">транзакцию</text:span></text:p>
      <text:p text:style-name="P484"/>
      <text:p text:style-name="P485"><text:span text:style-name="T485_1">описание</text:span><text:span text:style-name="T485_2">:</text:span></text:p>
      <text:p text:style-name="P486"><text:span text:style-name="T486_1">применяет</text:span><text:span text:style-name="T486_2"><text:s/></text:span><text:span text:style-name="T486_3">накопленные</text:span><text:span text:style-name="T486_4"><text:s/></text:span><text:span text:style-name="T486_5">команды</text:span><text:span text:style-name="T486_6"><text:s/></text:span><text:span text:style-name="T486_7">относящиеся</text:span><text:span text:style-name="T486_8"><text:s/></text:span><text:span text:style-name="T486_9">к</text:span><text:span text:style-name="T486_10"><text:s/></text:span><text:span text:style-name="T486_11">указанной</text:span><text:span text:style-name="T486_12"><text:s/></text:span><text:span text:style-name="T486_13">транзакции</text:span></text:p>
      <text:p text:style-name="P487"/>
      <text:p text:style-name="P488"><text:span text:style-name="T488_1">аргументы</text:span><text:span text:style-name="T488_2">:</text:span></text:p>
      <text:p text:style-name="P489"/>
      <text:p text:style-name="P490"><text:span text:style-name="T490_1">доступ</text:span><text:span text:style-name="T490_2">:</text:span></text:p>
      <text:p text:style-name="P491"/>
      <text:p text:style-name="P492"><text:span text:style-name="T492_1">пример</text:span><text:span text:style-name="T492_2">:</text:span></text:p>
      <text:p text:style-name="P493"/>
      <text:p text:style-name="P494"><text:span text:style-name="T494_1">INPUT</text:span></text:p>
      <text:p text:style-name="P495"><text:span text:style-name="T495_1">{</text:span></text:p>
      <text:p text:style-name="P496"><text:span text:style-name="T496_1">id</text:span><text:span text:style-name="T496_2">-</text:span><text:span text:style-name="T496_3">command</text:span><text:span text:style-name="T496_4">:123457</text:span></text:p>
      <text:p text:style-name="P497"><text:span text:style-name="T497_1"><text:tab/></text:span><text:span text:style-name="T497_2">cmd</text:span><text:span text:style-name="T497_3">:</text:span><text:span text:style-name="T497_4">command</text:span><text:span text:style-name="T497_5"><text:s/></text:span><text:span text:style-name="T497_6">cmd</text:span><text:span text:style-name="T497_7">:</text:span><text:span text:style-name="T497_8">commit</text:span><text:span text:style-name="T497_9">_</text:span><text:span text:style-name="T497_10">transaction</text:span><text:span text:style-name="T497_11">;</text:span></text:p>
      <text:p text:style-name="P498"><text:span text:style-name="T498_1"><text:tab/></text:span><text:span text:style-name="T498_2">cmd</text:span><text:span text:style-name="T498_3">:</text:span><text:span text:style-name="T498_4">from</text:span><text:span text:style-name="T498_5"><text:s/>"</text:span><text:span text:style-name="T498_6">sender</text:span><text:span text:style-name="T498_7">-</text:span><text:span text:style-name="T498_8">uuid</text:span><text:span text:style-name="T498_9">";</text:span></text:p>
      <text:p text:style-name="P499"><text:span text:style-name="T499_1"><text:tab/></text:span><text:span text:style-name="T499_2">cmd</text:span><text:span text:style-name="T499_3">:</text:span><text:span text:style-name="T499_4">ticket</text:span><text:span text:style-name="T499_5"><text:s/>"12345-67890-4322-132345-56754";</text:span></text:p>
      <text:p text:style-name="P500"><text:span text:style-name="T500_1">}</text:span></text:p>
      <text:p text:style-name="P501"><text:span text:style-name="T501_1">OUTPUT</text:span></text:p>
      <text:p text:style-name="P502"><text:span text:style-name="T502_1">{</text:span></text:p>
      <text:p text:style-name="P503"><text:span text:style-name="T503_1">id</text:span><text:span text:style-name="T503_2">-</text:span><text:span text:style-name="T503_3">command</text:span><text:span text:style-name="T503_4">:123457<text:s/></text:span><text:span text:style-name="T503_5">cmd</text:span><text:span text:style-name="T503_6">:</text:span><text:span text:style-name="T503_7">status</text:span><text:span text:style-name="T503_8"><text:s/></text:span><text:span text:style-name="T503_9">ok</text:span><text:span text:style-name="T503_10">.</text:span></text:p>
      <text:p text:style-name="P504"><text:span text:style-name="T504_1">}</text:span></text:p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><text:span text:style-name="T518_1">Приложение</text:span><text:span text:style-name="T518_2">:</text:span></text:p>
      <text:p text:style-name="P519"/>
      <text:p text:style-name="P520"><text:span text:style-name="T520_1">(1)<text:s/></text:span><text:span text:style-name="T520_2">N</text:span><text:span text:style-name="T520_3">3<text:s/>-</text:span><text:span text:style-name="T520_4"><text:a xlink:type="simple" xlink:href="http://www.google.com/url?q=http%3A%2F%2Fwww.w3.org%2FTeamSubmission%2Fturtle%2F&amp;sa=D&amp;sntz=1&amp;usg=AFQjCNEtvxGF3dd-BwFGZ2kKq_n7HphHSQ"><text:span text:style-name="T520_5"><text:s/></text:span></text:a></text:span><text:span text:style-name="T520_6"><text:a xlink:type="simple" xlink:href="http://www.google.com/url?q=http%3A%2F%2Fwww.w3.org%2FTeamSubmission%2Fturtle%2F&amp;sa=D&amp;sntz=1&amp;usg=AFQjCNEtvxGF3dd-BwFGZ2kKq_n7HphHSQ"><text:span text:style-name="T520_7">http</text:span></text:a></text:span><text:span text:style-name="T520_8"><text:a xlink:type="simple" xlink:href="http://www.google.com/url?q=http%3A%2F%2Fwww.w3.org%2FTeamSubmission%2Fturtle%2F&amp;sa=D&amp;sntz=1&amp;usg=AFQjCNEtvxGF3dd-BwFGZ2kKq_n7HphHSQ"><text:span text:style-name="T520_9">://</text:span></text:a></text:span><text:span text:style-name="T520_10"><text:a xlink:type="simple" xlink:href="http://www.google.com/url?q=http%3A%2F%2Fwww.w3.org%2FTeamSubmission%2Fturtle%2F&amp;sa=D&amp;sntz=1&amp;usg=AFQjCNEtvxGF3dd-BwFGZ2kKq_n7HphHSQ"><text:span text:style-name="T520_11">www</text:span></text:a></text:span><text:span text:style-name="T520_12"><text:a xlink:type="simple" xlink:href="http://www.google.com/url?q=http%3A%2F%2Fwww.w3.org%2FTeamSubmission%2Fturtle%2F&amp;sa=D&amp;sntz=1&amp;usg=AFQjCNEtvxGF3dd-BwFGZ2kKq_n7HphHSQ"><text:span text:style-name="T520_13">.</text:span></text:a></text:span><text:span text:style-name="T520_14"><text:a xlink:type="simple" xlink:href="http://www.google.com/url?q=http%3A%2F%2Fwww.w3.org%2FTeamSubmission%2Fturtle%2F&amp;sa=D&amp;sntz=1&amp;usg=AFQjCNEtvxGF3dd-BwFGZ2kKq_n7HphHSQ"><text:span text:style-name="T520_15">w</text:span></text:a></text:span><text:span text:style-name="T520_16"><text:a xlink:type="simple" xlink:href="http://www.google.com/url?q=http%3A%2F%2Fwww.w3.org%2FTeamSubmission%2Fturtle%2F&amp;sa=D&amp;sntz=1&amp;usg=AFQjCNEtvxGF3dd-BwFGZ2kKq_n7HphHSQ"><text:span text:style-name="T520_17">3.</text:span></text:a></text:span><text:span text:style-name="T520_18"><text:a xlink:type="simple" xlink:href="http://www.google.com/url?q=http%3A%2F%2Fwww.w3.org%2FTeamSubmission%2Fturtle%2F&amp;sa=D&amp;sntz=1&amp;usg=AFQjCNEtvxGF3dd-BwFGZ2kKq_n7HphHSQ"><text:span text:style-name="T520_19">org</text:span></text:a></text:span><text:span text:style-name="T520_20"><text:a xlink:type="simple" xlink:href="http://www.google.com/url?q=http%3A%2F%2Fwww.w3.org%2FTeamSubmission%2Fturtle%2F&amp;sa=D&amp;sntz=1&amp;usg=AFQjCNEtvxGF3dd-BwFGZ2kKq_n7HphHSQ"><text:span text:style-name="T520_21">/</text:span></text:a></text:span><text:span text:style-name="T520_22"><text:a xlink:type="simple" xlink:href="http://www.google.com/url?q=http%3A%2F%2Fwww.w3.org%2FTeamSubmission%2Fturtle%2F&amp;sa=D&amp;sntz=1&amp;usg=AFQjCNEtvxGF3dd-BwFGZ2kKq_n7HphHSQ"><text:span text:style-name="T520_23">TeamSubmission</text:span></text:a></text:span><text:span text:style-name="T520_24"><text:a xlink:type="simple" xlink:href="http://www.google.com/url?q=http%3A%2F%2Fwww.w3.org%2FTeamSubmission%2Fturtle%2F&amp;sa=D&amp;sntz=1&amp;usg=AFQjCNEtvxGF3dd-BwFGZ2kKq_n7HphHSQ"><text:span text:style-name="T520_25">/</text:span></text:a></text:span><text:span text:style-name="T520_26"><text:a xlink:type="simple" xlink:href="http://www.google.com/url?q=http%3A%2F%2Fwww.w3.org%2FTeamSubmission%2Fturtle%2F&amp;sa=D&amp;sntz=1&amp;usg=AFQjCNEtvxGF3dd-BwFGZ2kKq_n7HphHSQ"><text:span text:style-name="T520_27">turtle</text:span></text:a></text:span><text:span text:style-name="T520_28"><text:a xlink:type="simple" xlink:href="http://www.google.com/url?q=http%3A%2F%2Fwww.w3.org%2FTeamSubmission%2Fturtle%2F&amp;sa=D&amp;sntz=1&amp;usg=AFQjCNEtvxGF3dd-BwFGZ2kKq_n7HphHSQ"><text:span text:style-name="T520_29">/</text:span></text:a></text:span></text:p>
      <text:p text:style-name="P521"/>
      <text:p text:style-name="P522"><text:span text:style-name="T522_1">(2)<text:s/></text:span><text:span text:style-name="T522_2">Таблица</text:span><text:span text:style-name="T522_3"><text:s/>1.<text:s/></text:span><text:span text:style-name="T522_4">Структура</text:span><text:span text:style-name="T522_5"><text:s/></text:span><text:span text:style-name="T522_6">сообщения</text:span><text:span text:style-name="T522_7"><text:s/></text:span><text:span text:style-name="T522_8">по</text:span><text:span text:style-name="T522_9"><text:s/></text:span><text:span text:style-name="T522_10">FIPA</text:span><text:span text:style-name="T522_11"><text:s/></text:span><text:span text:style-name="T522_12">ACL</text:span><text:span text:style-name="T522_13"><text:s/></text:span><text:span text:style-name="T522_14">Message</text:span><text:span text:style-name="T522_15"><text:s/></text:span><text:span text:style-name="T522_16">Structure</text:span><text:span text:style-name="T522_17"><text:s/></text:span><text:span text:style-name="T522_18">Specification</text:span><text:span text:style-name="T522_19"><text:s/></text:span><text:span text:style-name="T522_20"><text:a xlink:type="simple" xlink:href="http://www.google.com/url?q=http%3A%2F%2Fwww.fipa.org%2Fspecs%2Ffipa00061%2FSC00061G.html&amp;sa=D&amp;sntz=1&amp;usg=AFQjCNHkYwc5E7z6FOYA6KmWdNHSGMbI0w"><text:span text:style-name="T522_21">http</text:span></text:a></text:span><text:span text:style-name="T522_22"><text:a xlink:type="simple" xlink:href="http://www.google.com/url?q=http%3A%2F%2Fwww.fipa.org%2Fspecs%2Ffipa00061%2FSC00061G.html&amp;sa=D&amp;sntz=1&amp;usg=AFQjCNHkYwc5E7z6FOYA6KmWdNHSGMbI0w"><text:span text:style-name="T522_23">://</text:span></text:a></text:span><text:span text:style-name="T522_24"><text:a xlink:type="simple" xlink:href="http://www.google.com/url?q=http%3A%2F%2Fwww.fipa.org%2Fspecs%2Ffipa00061%2FSC00061G.html&amp;sa=D&amp;sntz=1&amp;usg=AFQjCNHkYwc5E7z6FOYA6KmWdNHSGMbI0w"><text:span text:style-name="T522_25">www</text:span></text:a></text:span><text:span text:style-name="T522_26"><text:a xlink:type="simple" xlink:href="http://www.google.com/url?q=http%3A%2F%2Fwww.fipa.org%2Fspecs%2Ffipa00061%2FSC00061G.html&amp;sa=D&amp;sntz=1&amp;usg=AFQjCNHkYwc5E7z6FOYA6KmWdNHSGMbI0w"><text:span text:style-name="T522_27">.</text:span></text:a></text:span><text:span text:style-name="T522_28"><text:a xlink:type="simple" xlink:href="http://www.google.com/url?q=http%3A%2F%2Fwww.fipa.org%2Fspecs%2Ffipa00061%2FSC00061G.html&amp;sa=D&amp;sntz=1&amp;usg=AFQjCNHkYwc5E7z6FOYA6KmWdNHSGMbI0w"><text:span text:style-name="T522_29">fipa</text:span></text:a></text:span><text:span text:style-name="T522_30"><text:a xlink:type="simple" xlink:href="http://www.google.com/url?q=http%3A%2F%2Fwww.fipa.org%2Fspecs%2Ffipa00061%2FSC00061G.html&amp;sa=D&amp;sntz=1&amp;usg=AFQjCNHkYwc5E7z6FOYA6KmWdNHSGMbI0w"><text:span text:style-name="T522_31">.</text:span></text:a></text:span><text:span text:style-name="T522_32"><text:a xlink:type="simple" xlink:href="http://www.google.com/url?q=http%3A%2F%2Fwww.fipa.org%2Fspecs%2Ffipa00061%2FSC00061G.html&amp;sa=D&amp;sntz=1&amp;usg=AFQjCNHkYwc5E7z6FOYA6KmWdNHSGMbI0w"><text:span text:style-name="T522_33">org</text:span></text:a></text:span><text:span text:style-name="T522_34"><text:a xlink:type="simple" xlink:href="http://www.google.com/url?q=http%3A%2F%2Fwww.fipa.org%2Fspecs%2Ffipa00061%2FSC00061G.html&amp;sa=D&amp;sntz=1&amp;usg=AFQjCNHkYwc5E7z6FOYA6KmWdNHSGMbI0w"><text:span text:style-name="T522_35">/</text:span></text:a></text:span><text:span text:style-name="T522_36"><text:a xlink:type="simple" xlink:href="http://www.google.com/url?q=http%3A%2F%2Fwww.fipa.org%2Fspecs%2Ffipa00061%2FSC00061G.html&amp;sa=D&amp;sntz=1&amp;usg=AFQjCNHkYwc5E7z6FOYA6KmWdNHSGMbI0w"><text:span text:style-name="T522_37">specs</text:span></text:a></text:span><text:span text:style-name="T522_38"><text:a xlink:type="simple" xlink:href="http://www.google.com/url?q=http%3A%2F%2Fwww.fipa.org%2Fspecs%2Ffipa00061%2FSC00061G.html&amp;sa=D&amp;sntz=1&amp;usg=AFQjCNHkYwc5E7z6FOYA6KmWdNHSGMbI0w"><text:span text:style-name="T522_39">/</text:span></text:a></text:span><text:span text:style-name="T522_40"><text:a xlink:type="simple" xlink:href="http://www.google.com/url?q=http%3A%2F%2Fwww.fipa.org%2Fspecs%2Ffipa00061%2FSC00061G.html&amp;sa=D&amp;sntz=1&amp;usg=AFQjCNHkYwc5E7z6FOYA6KmWdNHSGMbI0w"><text:span text:style-name="T522_41">fipa</text:span></text:a></text:span><text:span text:style-name="T522_42"><text:a xlink:type="simple" xlink:href="http://www.google.com/url?q=http%3A%2F%2Fwww.fipa.org%2Fspecs%2Ffipa00061%2FSC00061G.html&amp;sa=D&amp;sntz=1&amp;usg=AFQjCNHkYwc5E7z6FOYA6KmWdNHSGMbI0w"><text:span text:style-name="T522_43">00061/</text:span></text:a></text:span><text:span text:style-name="T522_44"><text:a xlink:type="simple" xlink:href="http://www.google.com/url?q=http%3A%2F%2Fwww.fipa.org%2Fspecs%2Ffipa00061%2FSC00061G.html&amp;sa=D&amp;sntz=1&amp;usg=AFQjCNHkYwc5E7z6FOYA6KmWdNHSGMbI0w"><text:span text:style-name="T522_45">SC</text:span></text:a></text:span><text:span text:style-name="T522_46"><text:a xlink:type="simple" xlink:href="http://www.google.com/url?q=http%3A%2F%2Fwww.fipa.org%2Fspecs%2Ffipa00061%2FSC00061G.html&amp;sa=D&amp;sntz=1&amp;usg=AFQjCNHkYwc5E7z6FOYA6KmWdNHSGMbI0w"><text:span text:style-name="T522_47">00061</text:span></text:a></text:span><text:span text:style-name="T522_48"><text:a xlink:type="simple" xlink:href="http://www.google.com/url?q=http%3A%2F%2Fwww.fipa.org%2Fspecs%2Ffipa00061%2FSC00061G.html&amp;sa=D&amp;sntz=1&amp;usg=AFQjCNHkYwc5E7z6FOYA6KmWdNHSGMbI0w"><text:span text:style-name="T522_49">G</text:span></text:a></text:span><text:span text:style-name="T522_50"><text:a xlink:type="simple" xlink:href="http://www.google.com/url?q=http%3A%2F%2Fwww.fipa.org%2Fspecs%2Ffipa00061%2FSC00061G.html&amp;sa=D&amp;sntz=1&amp;usg=AFQjCNHkYwc5E7z6FOYA6KmWdNHSGMbI0w"><text:span text:style-name="T522_51">.</text:span></text:a></text:span><text:span text:style-name="T522_52"><text:a xlink:type="simple" xlink:href="http://www.google.com/url?q=http%3A%2F%2Fwww.fipa.org%2Fspecs%2Ffipa00061%2FSC00061G.html&amp;sa=D&amp;sntz=1&amp;usg=AFQjCNHkYwc5E7z6FOYA6KmWdNHSGMbI0w"><text:span text:style-name="T522_53">html</text:span></text:a></text:span></text:p>
      <text:p text:style-name="P523"/>
      <text:p text:style-name="P524"><text:span text:style-name="T524_1">*<text:s/></text:span><text:span text:style-name="T524_2">FIPA</text:span><text:span text:style-name="T524_3"><text:s/></text:span><text:span text:style-name="T524_4">is</text:span><text:span text:style-name="T524_5"><text:s/></text:span><text:span text:style-name="T524_6">an</text:span><text:span text:style-name="T524_7"><text:s/></text:span><text:span text:style-name="T524_8">IEEE</text:span><text:span text:style-name="T524_9"><text:s/></text:span><text:span text:style-name="T524_10">Computer</text:span><text:span text:style-name="T524_11"><text:s/></text:span><text:span text:style-name="T524_12">Society</text:span><text:span text:style-name="T524_13"><text:s/></text:span><text:span text:style-name="T524_14">standards</text:span><text:span text:style-name="T524_15"><text:s/></text:span><text:span text:style-name="T524_16">organization</text:span><text:span text:style-name="T524_17"><text:s/></text:span><text:span text:style-name="T524_18">that</text:span><text:span text:style-name="T524_19"><text:s/></text:span><text:span text:style-name="T524_20">promotes</text:span><text:span text:style-name="T524_21"><text:s/></text:span><text:span text:style-name="T524_22">agent</text:span><text:span text:style-name="T524_23">-</text:span><text:span text:style-name="T524_24">based</text:span><text:span text:style-name="T524_25"><text:s/></text:span><text:span text:style-name="T524_26">technology</text:span><text:span text:style-name="T524_27"><text:s/></text:span><text:span text:style-name="T524_28">and</text:span><text:span text:style-name="T524_29"><text:s/></text:span><text:span text:style-name="T524_30">the</text:span><text:span text:style-name="T524_31"><text:s/></text:span><text:span text:style-name="T524_32">interoperability</text:span><text:span text:style-name="T524_33"><text:s/></text:span><text:span text:style-name="T524_34">of</text:span><text:span text:style-name="T524_35"><text:s/></text:span><text:span text:style-name="T524_36">its</text:span><text:span text:style-name="T524_37"><text:s/></text:span><text:span text:style-name="T524_38">standards</text:span><text:span text:style-name="T524_39"><text:s/></text:span><text:span text:style-name="T524_40">with</text:span><text:span text:style-name="T524_41"><text:s/></text:span><text:span text:style-name="T524_42">other</text:span><text:span text:style-name="T524_43"><text:s/></text:span><text:span text:style-name="T524_44">technologies</text:span><text:span text:style-name="T524_45">.</text:span></text:p>
      <text:p text:style-name="P525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26"><text:span text:style-name="T526_1">Элемент</text:span><text:span text:style-name="T526_2"><text:s/><text:tab/></text:span><text:span text:style-name="T526_3"><text:tab/></text:span></text:p>
          </table:table-cell>
          <table:table-cell table:style-name="Cell2">
            <text:p text:style-name="P527"><text:span text:style-name="T527_1">Описание</text:span><text:span text:style-name="T527_2"><text:s/><text:tab/><text:tab/><text:tab/></text:span><text:span text:style-name="T527_3"><text:s/><text:tab/></text:span></text:p>
          </table:table-cell>
        </table:table-row>
        <table:table-row table:style-name="Row2">
          <table:table-cell table:style-name="Cell3">
            <text:p text:style-name="P528"><text:span text:style-name="T528_1">Performative</text:span><text:span text:style-name="T528_2"><text:s/><text:tab/><text:tab/></text:span><text:span text:style-name="T528_3"><text:s/></text:span></text:p>
          </table:table-cell>
          <table:table-cell table:style-name="Cell4">
            <text:p text:style-name="P529"><text:span text:style-name="T529_1">Тип</text:span><text:span text:style-name="T529_2"><text:s/></text:span><text:span text:style-name="T529_3">сообщения</text:span><text:span text:style-name="T529_4"><text:s/></text:span><text:span text:style-name="T529_5"><text:tab/><text:tab/></text:span></text:p>
          </table:table-cell>
        </table:table-row>
        <table:table-row table:style-name="Row3">
          <table:table-cell table:style-name="Cell5">
            <text:p text:style-name="P530"><text:span text:style-name="T530_1">Sender</text:span><text:span text:style-name="T530_2"><text:s/><text:tab/><text:tab/><text:tab/></text:span><text:span text:style-name="T530_3"><text:s/></text:span></text:p>
          </table:table-cell>
          <table:table-cell table:style-name="Cell6">
            <text:p text:style-name="P531"><text:span text:style-name="T531_1">Отправитель</text:span><text:span text:style-name="T531_2"><text:s/><text:tab/></text:span><text:span text:style-name="T531_3">сообщения</text:span><text:span text:style-name="T531_4"><text:s/></text:span><text:span text:style-name="T531_5"><text:tab/></text:span></text:p>
          </table:table-cell>
        </table:table-row>
        <table:table-row table:style-name="Row4">
          <table:table-cell table:style-name="Cell7">
            <text:p text:style-name="P532"><text:span text:style-name="T532_1">Receiver</text:span><text:span text:style-name="T532_2"><text:s/><text:tab/><text:tab/></text:span></text:p>
          </table:table-cell>
          <table:table-cell table:style-name="Cell8">
            <text:p text:style-name="P533"><text:span text:style-name="T533_1">Получатель</text:span><text:span text:style-name="T533_2"><text:s/></text:span><text:span text:style-name="T533_3">сообщения</text:span><text:span text:style-name="T533_4"><text:s/></text:span><text:span text:style-name="T533_5"><text:tab/></text:span></text:p>
          </table:table-cell>
        </table:table-row>
        <table:table-row table:style-name="Row5">
          <table:table-cell table:style-name="Cell9">
            <text:p text:style-name="P534"><text:span text:style-name="T534_1">Reply</text:span><text:span text:style-name="T534_2">-</text:span><text:span text:style-name="T534_3">to</text:span><text:span text:style-name="T534_4"><text:s/><text:tab/><text:tab/></text:span></text:p>
          </table:table-cell>
          <table:table-cell table:style-name="Cell10">
            <text:p text:style-name="P535"><text:span text:style-name="T535_1">Адреса</text:span><text:span text:style-name="T535_2"><text:s/><text:tab/><text:s/></text:span><text:span text:style-name="T535_3">агентов</text:span><text:span text:style-name="T535_4">,<text:s/></text:span><text:span text:style-name="T535_5">которым</text:span><text:span text:style-name="T535_6"><text:s/></text:span><text:span text:style-name="T535_7">отправлять</text:span><text:span text:style-name="T535_8"><text:s/></text:span><text:span text:style-name="T535_9">ответ</text:span><text:span text:style-name="T535_10"><text:tab/></text:span></text:p>
          </table:table-cell>
        </table:table-row>
        <table:table-row table:style-name="Row6">
          <table:table-cell table:style-name="Cell11">
            <text:p text:style-name="P536"><text:span text:style-name="T536_1">Content</text:span><text:span text:style-name="T536_2"><text:s/><text:tab/><text:tab/></text:span><text:span text:style-name="T536_3"><text:tab/></text:span></text:p>
          </table:table-cell>
          <table:table-cell table:style-name="Cell12">
            <text:p text:style-name="P537"><text:span text:style-name="T537_1">Содержание</text:span><text:span text:style-name="T537_2"><text:s/><text:tab/><text:tab/><text:tab/></text:span><text:span text:style-name="T537_3">сообщения</text:span><text:span text:style-name="T537_4"><text:s/></text:span><text:span text:style-name="T537_5"><text:tab/><text:tab/><text:tab/></text:span></text:p>
          </table:table-cell>
        </table:table-row>
        <table:table-row table:style-name="Row7">
          <table:table-cell table:style-name="Cell13">
            <text:p text:style-name="P538"><text:span text:style-name="T538_1">Language</text:span><text:span text:style-name="T538_2"><text:s/><text:tab/><text:tab/></text:span></text:p>
          </table:table-cell>
          <table:table-cell table:style-name="Cell14">
            <text:p text:style-name="P539"><text:span text:style-name="T539_1">Язык</text:span><text:span text:style-name="T539_2"><text:s/><text:tab/><text:tab/><text:tab/></text:span><text:span text:style-name="T539_3">кодирования</text:span><text:span text:style-name="T539_4"><text:s/></text:span><text:span text:style-name="T539_5">сообщения</text:span><text:span text:style-name="T539_6"><text:s/></text:span><text:span text:style-name="T539_7"><text:tab/><text:tab/></text:span></text:p>
          </table:table-cell>
        </table:table-row>
        <table:table-row table:style-name="Row8">
          <table:table-cell table:style-name="Cell15">
            <text:p text:style-name="P540"><text:span text:style-name="T540_1">Encoding</text:span><text:span text:style-name="T540_2"><text:s/><text:tab/><text:tab/></text:span></text:p>
          </table:table-cell>
          <table:table-cell table:style-name="Cell16">
            <text:p text:style-name="P541"><text:span text:style-name="T541_1">Кодировка</text:span><text:span text:style-name="T541_2"><text:s/><text:tab/><text:tab/><text:tab/></text:span><text:span text:style-name="T541_3">содержания</text:span><text:span text:style-name="T541_4"><text:s/></text:span><text:span text:style-name="T541_5">сообщения</text:span><text:span text:style-name="T541_6"><text:s/></text:span><text:span text:style-name="T541_7"><text:tab/></text:span></text:p>
          </table:table-cell>
        </table:table-row>
        <table:table-row table:style-name="Row9">
          <table:table-cell table:style-name="Cell17">
            <text:p text:style-name="P542"><text:span text:style-name="T542_1">Ontology</text:span><text:span text:style-name="T542_2"><text:s/><text:tab/><text:tab/></text:span></text:p>
          </table:table-cell>
          <table:table-cell table:style-name="Cell18">
            <text:p text:style-name="P543"><text:span text:style-name="T543_1">Онтология</text:span><text:span text:style-name="T543_2">,<text:s/></text:span><text:span text:style-name="T543_3">используемая</text:span><text:span text:style-name="T543_4"><text:s/></text:span><text:span text:style-name="T543_5">для</text:span><text:span text:style-name="T543_6"><text:s/></text:span><text:span text:style-name="T543_7">интерпретации</text:span><text:span text:style-name="T543_8"><text:s/></text:span><text:span text:style-name="T543_9">сообщения</text:span><text:span text:style-name="T543_10"><text:s/></text:span><text:span text:style-name="T543_11"><text:tab/></text:span></text:p>
          </table:table-cell>
        </table:table-row>
        <table:table-row table:style-name="Row10">
          <table:table-cell table:style-name="Cell19">
            <text:p text:style-name="P544"><text:span text:style-name="T544_1">Protocol</text:span><text:span text:style-name="T544_2"><text:s/><text:tab/><text:tab/></text:span></text:p>
          </table:table-cell>
          <table:table-cell table:style-name="Cell20">
            <text:p text:style-name="P545"><text:span text:style-name="T545_1">Протокол</text:span><text:span text:style-name="T545_2"><text:s/><text:tab/><text:tab/><text:tab/></text:span><text:span text:style-name="T545_3">взаимодействия</text:span><text:span text:style-name="T545_4"><text:s/></text:span><text:span text:style-name="T545_5">агентов</text:span><text:span text:style-name="T545_6"><text:s/></text:span><text:span text:style-name="T545_7"><text:tab/></text:span></text:p>
          </table:table-cell>
        </table:table-row>
        <table:table-row table:style-name="Row11">
          <table:table-cell table:style-name="Cell21">
            <text:p text:style-name="P546"><text:span text:style-name="T546_1">Conversation</text:span><text:span text:style-name="T546_2">-</text:span><text:span text:style-name="T546_3">id</text:span><text:span text:style-name="T546_4"><text:s/><text:tab/></text:span></text:p>
          </table:table-cell>
          <table:table-cell table:style-name="Cell22">
            <text:p text:style-name="P547"><text:span text:style-name="T547_1">Идентификатор</text:span><text:span text:style-name="T547_2"><text:s/></text:span><text:span text:style-name="T547_3">группы</text:span><text:span text:style-name="T547_4"><text:s/></text:span><text:span text:style-name="T547_5">связанных</text:span><text:span text:style-name="T547_6"><text:s/></text:span><text:span text:style-name="T547_7">сообщений</text:span><text:span text:style-name="T547_8"><text:s/></text:span><text:span text:style-name="T547_9"><text:tab/><text:tab/></text:span></text:p>
          </table:table-cell>
        </table:table-row>
        <table:table-row table:style-name="Row12">
          <table:table-cell table:style-name="Cell23">
            <text:p text:style-name="P548"><text:span text:style-name="T548_1">Reply</text:span><text:span text:style-name="T548_2">-</text:span><text:span text:style-name="T548_3">with</text:span><text:span text:style-name="T548_4"><text:s/><text:tab/><text:tab/></text:span></text:p>
          </table:table-cell>
          <table:table-cell table:style-name="Cell24">
            <text:p text:style-name="P549"><text:span text:style-name="T549_1">Строка</text:span><text:span text:style-name="T549_2">,<text:s/></text:span><text:span text:style-name="T549_3">идентифицирующая</text:span><text:span text:style-name="T549_4"><text:s/></text:span><text:span text:style-name="T549_5">сообщение</text:span><text:span text:style-name="T549_6"><text:s/></text:span></text:p>
          </table:table-cell>
        </table:table-row>
        <table:table-row table:style-name="Row13">
          <table:table-cell table:style-name="Cell25">
            <text:p text:style-name="P550"><text:span text:style-name="T550_1">In</text:span><text:span text:style-name="T550_2">-</text:span><text:span text:style-name="T550_3">reply</text:span><text:span text:style-name="T550_4">-</text:span><text:span text:style-name="T550_5">to</text:span><text:span text:style-name="T550_6"><text:s/><text:tab/></text:span></text:p>
          </table:table-cell>
          <table:table-cell table:style-name="Cell26">
            <text:p text:style-name="P551"><text:span text:style-name="T551_1">Строка</text:span><text:span text:style-name="T551_2">,<text:s/></text:span><text:span text:style-name="T551_3">идентифицирующая</text:span><text:span text:style-name="T551_4"><text:s/></text:span><text:span text:style-name="T551_5">сообщение</text:span><text:span text:style-name="T551_6"><text:s/></text:span><text:span text:style-name="T551_7">соответствует</text:span><text:span text:style-name="T551_8"><text:s/><text:tab/></text:span><text:span text:style-name="T551_9">параметру</text:span><text:span text:style-name="T551_10"><text:s/></text:span><text:span text:style-name="T551_11">reply</text:span><text:span text:style-name="T551_12">-</text:span><text:span text:style-name="T551_13">with</text:span><text:span text:style-name="T551_14"><text:s/></text:span><text:span text:style-name="T551_15">при</text:span><text:span text:style-name="T551_16"><text:s/></text:span><text:span text:style-name="T551_17">ответе</text:span><text:span text:style-name="T551_18"><text:s/></text:span><text:span text:style-name="T551_19">на</text:span><text:span text:style-name="T551_20"><text:s/></text:span><text:span text:style-name="T551_21">сообщение</text:span><text:span text:style-name="T551_22"><text:s/><text:tab/></text:span><text:span text:style-name="T551_23"><text:tab/></text:span></text:p>
          </table:table-cell>
        </table:table-row>
        <table:table-row table:style-name="Row14">
          <table:table-cell table:style-name="Cell27">
            <text:p text:style-name="P552"><text:span text:style-name="T552_1">Reply</text:span><text:span text:style-name="T552_2">-</text:span><text:span text:style-name="T552_3">by</text:span><text:span text:style-name="T552_4"><text:s/><text:tab/><text:tab/></text:span></text:p>
          </table:table-cell>
          <table:table-cell table:style-name="Cell28">
            <text:p text:style-name="P553"><text:span text:style-name="T553_1">Время</text:span><text:span text:style-name="T553_2">,<text:s/><text:tab/><text:tab/><text:tab/></text:span><text:span text:style-name="T553_3">к</text:span><text:span text:style-name="T553_4"><text:s/></text:span><text:span text:style-name="T553_5">которому</text:span><text:span text:style-name="T553_6"><text:s/></text:span><text:span text:style-name="T553_7">необходимо</text:span><text:span text:style-name="T553_8"><text:s/></text:span><text:span text:style-name="T553_9">получить</text:span><text:span text:style-name="T553_10"><text:s/></text:span><text:span text:style-name="T553_11">ответ</text:span><text:span text:style-name="T553_12"><text:tab/></text:span></text:p>
          </table:table-cell>
        </table:table-row>
        <table:table-row table:style-name="Row15">
          <table:table-cell table:style-name="Cell29">
            <text:p text:style-name="P554"/>
          </table:table-cell>
          <table:table-cell table:style-name="Cell30">
            <text:p text:style-name="P555"><text:span text:style-name="T555_1"><text:tab/></text:span></text:p>
          </table:table-cell>
        </table:table-row>
      </table:table>
      <text:p text:style-name="P556"/>
      <text:p text:style-name="P557"/>
      <text:p text:style-name="P558"/>
      <text:p text:style-name="P559"><text:span text:style-name="T559_1">(3)<text:s/>?<text:s/></text:span><text:span text:style-name="T559_2">как</text:span><text:span text:style-name="T559_3"><text:s/></text:span><text:span text:style-name="T559_4">представлять</text:span><text:span text:style-name="T559_5"><text:s/></text:span><text:span text:style-name="T559_6">данные</text:span><text:span text:style-name="T559_7"><text:s/></text:span><text:span text:style-name="T559_8">агента</text:span><text:span text:style-name="T559_9">,<text:s/></text:span><text:span text:style-name="T559_10">учитывая</text:span><text:span text:style-name="T559_11"><text:s/></text:span><text:span text:style-name="T559_12">что</text:span><text:span text:style-name="T559_13"><text:s/></text:span><text:span text:style-name="T559_14">в</text:span><text:span text:style-name="T559_15"><text:s/></text:span><text:span text:style-name="T559_16">сообщении</text:span><text:span text:style-name="T559_17"><text:s/></text:span><text:span text:style-name="T559_18">минимальная</text:span><text:span text:style-name="T559_19"><text:s/></text:span><text:span text:style-name="T559_20">информационная</text:span><text:span text:style-name="T559_21"><text:s/></text:span><text:span text:style-name="T559_22">единица</text:span><text:span text:style-name="T559_23"><text:s/>-<text:s/></text:span><text:span text:style-name="T559_24">триплет</text:span><text:span text:style-name="T559_25">.</text:span></text:p>
      <text:p text:style-name="P560"><text:span text:style-name="T560_1">варианты</text:span><text:span text:style-name="T560_2">:</text:span></text:p>
      <text:p text:style-name="P561"><text:span text:style-name="T561_1">реификация</text:span><text:span text:style-name="T561_2"><text:s/></text:span><text:span text:style-name="T561_3">для</text:span><text:span text:style-name="T561_4"><text:s/></text:span><text:span text:style-name="T561_5">передаваемого</text:span><text:span text:style-name="T561_6"><text:s/></text:span><text:span text:style-name="T561_7">содержимого</text:span><text:span text:style-name="T561_8"><text:s/>–<text:s/></text:span><text:span text:style-name="T561_9">SPO</text:span><text:span text:style-name="T561_10">, <text:s/></text:span><text:span text:style-name="T561_11">хэш</text:span></text:p>
      <text:p text:style-name="P562"><text:span text:style-name="T562_1"><text:s text:c="2"/>+ <text:s/></text:span><text:span text:style-name="T562_2">открытость</text:span><text:span text:style-name="T562_3"><text:s/></text:span><text:span text:style-name="T562_4">данных</text:span><text:span text:style-name="T562_5"><text:s/></text:span><text:span text:style-name="T562_6">для</text:span><text:span text:style-name="T562_7"><text:s/></text:span><text:span text:style-name="T562_8">общей</text:span><text:span text:style-name="T562_9"><text:s/></text:span><text:span text:style-name="T562_10">области</text:span><text:span text:style-name="T562_11"><text:s/></text:span><text:span text:style-name="T562_12">видимости</text:span></text:p>
      <text:p text:style-name="P563"><text:span text:style-name="T563_1"><text:s text:c="2"/>-<text:s/></text:span><text:span text:style-name="T563_2">могут</text:span><text:span text:style-name="T563_3"><text:s/></text:span><text:span text:style-name="T563_4">конфликтовать</text:span><text:span text:style-name="T563_5"><text:s/></text:span><text:span text:style-name="T563_6">с</text:span><text:span text:style-name="T563_7"><text:s/></text:span><text:span text:style-name="T563_8">фактами</text:span><text:span text:style-name="T563_9"><text:s/></text:span><text:span text:style-name="T563_10">других</text:span><text:span text:style-name="T563_11"><text:s/></text:span><text:span text:style-name="T563_12">сообщений</text:span><text:span text:style-name="T563_13">,<text:s/></text:span><text:span text:style-name="T563_14">если</text:span><text:span text:style-name="T563_15"><text:s/></text:span><text:span text:style-name="T563_16">хранить</text:span><text:span text:style-name="T563_17"><text:s/></text:span><text:span text:style-name="T563_18">сообщения</text:span><text:span text:style-name="T563_19"><text:s/></text:span><text:span text:style-name="T563_20">в</text:span><text:span text:style-name="T563_21"><text:s/></text:span><text:span text:style-name="T563_22">общем</text:span><text:span text:style-name="T563_23"><text:s/></text:span><text:span text:style-name="T563_24">хранилище</text:span></text:p>
      <text:p text:style-name="P564"><text:span text:style-name="T564_1"><text:s text:c="2"/>-<text:s/></text:span><text:span text:style-name="T564_2">могут</text:span><text:span text:style-name="T564_3"><text:s/></text:span><text:span text:style-name="T564_4">конфликтовать</text:span><text:span text:style-name="T564_5">,<text:s/></text:span><text:span text:style-name="T564_6">если</text:span><text:span text:style-name="T564_7"><text:s/></text:span><text:span text:style-name="T564_8">упаковывать</text:span><text:span text:style-name="T564_9"><text:s/></text:span><text:span text:style-name="T564_10">вместе</text:span><text:span text:style-name="T564_11"><text:s/></text:span><text:span text:style-name="T564_12">отдельные</text:span><text:span text:style-name="T564_13"><text:s/></text:span><text:span text:style-name="T564_14">сообщения</text:span></text:p>
      <text:p text:style-name="P565"><text:span text:style-name="T565_1"><text:tab/><text:tab/></text:span></text:p>
      <text:p text:style-name="P566"><text:span text:style-name="T566_1">закрытая</text:span><text:span text:style-name="T566_2"><text:s/></text:span><text:span text:style-name="T566_3">строка</text:span></text:p>
      <text:p text:style-name="P567"><text:span text:style-name="T567_1"><text:s text:c="2"/>-<text:s/></text:span><text:span text:style-name="T567_2">непрозрачность</text:span><text:span text:style-name="T567_3"><text:s/></text:span><text:span text:style-name="T567_4">данных</text:span><text:span text:style-name="T567_5"><text:tab/><text:tab/></text:span></text:p>
      <text:p text:style-name="P568"><text:span text:style-name="T568_1"><text:s text:c="2"/>+<text:s/></text:span><text:span text:style-name="T568_2">изолированность</text:span><text:span text:style-name="T568_3"><text:s/></text:span><text:span text:style-name="T568_4">данных</text:span><text:span text:style-name="T568_5">,<text:s/></text:span><text:span text:style-name="T568_6">можно</text:span><text:span text:style-name="T568_7"><text:s/></text:span><text:span text:style-name="T568_8">хранить</text:span><text:span text:style-name="T568_9"><text:s/></text:span><text:span text:style-name="T568_10">в</text:span><text:span text:style-name="T568_11"><text:s/></text:span><text:span text:style-name="T568_12">общем</text:span><text:span text:style-name="T568_13"><text:s/></text:span><text:span text:style-name="T568_14">хранилище</text:span><text:span text:style-name="T568_15"><text:s/></text:span><text:span text:style-name="T568_16">сообщений</text:span><text:span text:style-name="T568_17"><text:tab/></text:span></text:p>
      <text:p text:style-name="P569"><text:span text:style-name="T569_1"><text:s text:c="2"/>+<text:s/></text:span><text:span text:style-name="T569_2">исключены</text:span><text:span text:style-name="T569_3"><text:s/></text:span><text:span text:style-name="T569_4">конфликты</text:span><text:span text:style-name="T569_5"><text:s/></text:span><text:span text:style-name="T569_6">при</text:span><text:span text:style-name="T569_7"><text:s/></text:span><text:span text:style-name="T569_8">упаковки</text:span><text:span text:style-name="T569_9"><text:s/></text:span><text:span text:style-name="T569_10">сообщений</text:span><text:span text:style-name="T569_11"><text:s/></text:span><text:span text:style-name="T569_12">в</text:span><text:span text:style-name="T569_13"><text:s/></text:span><text:span text:style-name="T569_14">пакет</text:span></text:p>
      <text:p text:style-name="P570"><text:span text:style-name="T570_1"><text:tab/></text:span></text:p>
      <text:p text:style-name="P571"><text:span text:style-name="T571_1">авторизация</text:span><text:span text:style-name="T571_2">:</text:span></text:p>
      <text:p text:style-name="P572"/>
      <text:p text:style-name="P573"><text:span text:style-name="T573_1">далее</text:span><text:span text:style-name="T573_2"><text:s/></text:span><text:span text:style-name="T573_3">префикс</text:span><text:span text:style-name="T573_4"><text:s/></text:span><text:span text:style-name="T573_5">acl</text:span><text:span text:style-name="T573_6">:<text:s/></text:span><text:span text:style-name="T573_7">относится</text:span><text:span text:style-name="T573_8"><text:s/></text:span><text:span text:style-name="T573_9">к</text:span><text:span text:style-name="T573_10"><text:s/></text:span><text:span text:style-name="T573_11">пространству</text:span><text:span text:style-name="T573_12"><text:s/></text:span><text:span text:style-name="T573_13">имен</text:span><text:span text:style-name="T573_14"><text:s/></text:span><text:span text:style-name="T573_15"><text:a xlink:type="simple" xlink:href=""><text:span text:style-name="T573_16">&lt;</text:span></text:a></text:span><text:span text:style-name="T573_17"><text:a xlink:type="simple" xlink:href=""><text:span text:style-name="T573_18">http</text:span></text:a></text:span><text:span text:style-name="T573_19"><text:a xlink:type="simple" xlink:href=""><text:span text:style-name="T573_20">://</text:span></text:a></text:span><text:span text:style-name="T573_21"><text:a xlink:type="simple" xlink:href=""><text:span text:style-name="T573_22">www</text:span></text:a></text:span><text:span text:style-name="T573_23"><text:a xlink:type="simple" xlink:href=""><text:span text:style-name="T573_24">.</text:span></text:a></text:span><text:span text:style-name="T573_25"><text:a xlink:type="simple" xlink:href=""><text:span text:style-name="T573_26">w</text:span></text:a></text:span><text:span text:style-name="T573_27"><text:a xlink:type="simple" xlink:href=""><text:span text:style-name="T573_28">3.</text:span></text:a></text:span><text:span text:style-name="T573_29"><text:a xlink:type="simple" xlink:href=""><text:span text:style-name="T573_30">org</text:span></text:a></text:span><text:span text:style-name="T573_31"><text:a xlink:type="simple" xlink:href=""><text:span text:style-name="T573_32">/2001/02/</text:span></text:a></text:span><text:span text:style-name="T573_33"><text:a xlink:type="simple" xlink:href=""><text:span text:style-name="T573_34">acls</text:span></text:a></text:span><text:span text:style-name="T573_35"><text:a xlink:type="simple" xlink:href=""><text:span text:style-name="T573_36">/</text:span></text:a></text:span><text:span text:style-name="T573_37"><text:a xlink:type="simple" xlink:href=""><text:span text:style-name="T573_38">ns</text:span></text:a></text:span><text:span text:style-name="T573_39"><text:a xlink:type="simple" xlink:href=""><text:span text:style-name="T573_40">#&gt;</text:span></text:a></text:span><text:span text:style-name="T573_41"><text:s/>(<text:s/></text:span><text:span text:style-name="T573_42"><text:a xlink:type="simple" xlink:href="http://www.google.com/url?q=https%3A%2F%2Fgithub.com%2Fitiu%2Fpacahon%2Fblob%2Fmaster%2Fonto%2Facls.n3&amp;sa=D&amp;sntz=1&amp;usg=AFQjCNGrfA4aRicP_Qoai9_DP9kWzvTJ7A"><text:span text:style-name="T573_43">acls</text:span></text:a></text:span><text:span text:style-name="T573_44"><text:a xlink:type="simple" xlink:href="http://www.google.com/url?q=https%3A%2F%2Fgithub.com%2Fitiu%2Fpacahon%2Fblob%2Fmaster%2Fonto%2Facls.n3&amp;sa=D&amp;sntz=1&amp;usg=AFQjCNGrfA4aRicP_Qoai9_DP9kWzvTJ7A"><text:span text:style-name="T573_45">.</text:span></text:a></text:span><text:span text:style-name="T573_46"><text:a xlink:type="simple" xlink:href="http://www.google.com/url?q=https%3A%2F%2Fgithub.com%2Fitiu%2Fpacahon%2Fblob%2Fmaster%2Fonto%2Facls.n3&amp;sa=D&amp;sntz=1&amp;usg=AFQjCNGrfA4aRicP_Qoai9_DP9kWzvTJ7A"><text:span text:style-name="T573_47">n</text:span></text:a></text:span><text:span text:style-name="T573_48"><text:a xlink:type="simple" xlink:href="http://www.google.com/url?q=https%3A%2F%2Fgithub.com%2Fitiu%2Fpacahon%2Fblob%2Fmaster%2Fonto%2Facls.n3&amp;sa=D&amp;sntz=1&amp;usg=AFQjCNGrfA4aRicP_Qoai9_DP9kWzvTJ7A"><text:span text:style-name="T573_49">3</text:span></text:a></text:span><text:span text:style-name="T573_50"><text:s/>)</text:span></text:p>
      <text:p text:style-name="P574"/>
      <text:p text:style-name="P575"><text:span text:style-name="T575_1">1.<text:s/></text:span><text:span text:style-name="T575_2">права</text:span><text:span text:style-name="T575_3"><text:s/></text:span><text:span text:style-name="T575_4">выдаются</text:span><text:span text:style-name="T575_5"><text:s/></text:span><text:span text:style-name="T575_6">на</text:span><text:span text:style-name="T575_7"><text:s/></text:span><text:span text:style-name="T575_8">субъектов</text:span></text:p>
      <text:p text:style-name="P576"><text:span text:style-name="T576_1">2.<text:s/></text:span><text:span text:style-name="T576_2">если</text:span><text:span text:style-name="T576_3"><text:s/></text:span><text:span text:style-name="T576_4">создается</text:span><text:span text:style-name="T576_5"><text:s/></text:span><text:span text:style-name="T576_6">новый</text:span><text:span text:style-name="T576_7"><text:s/></text:span><text:span text:style-name="T576_8">субъект</text:span><text:span text:style-name="T576_9">,<text:s/></text:span><text:span text:style-name="T576_10">то</text:span><text:span text:style-name="T576_11"><text:s/></text:span><text:span text:style-name="T576_12">ограничений</text:span><text:span text:style-name="T576_13"><text:s/></text:span><text:span text:style-name="T576_14">по</text:span><text:span text:style-name="T576_15"><text:s/></text:span><text:span text:style-name="T576_16">умолчанию</text:span><text:span text:style-name="T576_17"><text:s/></text:span><text:span text:style-name="T576_18">нет</text:span></text:p>
      <text:p text:style-name="P577"><text:span text:style-name="T577_1">3.<text:s/></text:span><text:span text:style-name="T577_2">если</text:span><text:span text:style-name="T577_3"><text:s/></text:span><text:span text:style-name="T577_4">добавляются</text:span><text:span text:style-name="T577_5"><text:s/></text:span><text:span text:style-name="T577_6">факты</text:span><text:span text:style-name="T577_7"><text:s/></text:span><text:span text:style-name="T577_8">на</text:span><text:span text:style-name="T577_9"><text:s/></text:span><text:span text:style-name="T577_10">уже</text:span><text:span text:style-name="T577_11"><text:s/></text:span><text:span text:style-name="T577_12">созданного</text:span><text:span text:style-name="T577_13"><text:s/></text:span><text:span text:style-name="T577_14">субъекта</text:span><text:span text:style-name="T577_15">,<text:s/></text:span><text:span text:style-name="T577_16">то</text:span><text:span text:style-name="T577_17"><text:s/></text:span><text:span text:style-name="T577_18">разрешено</text:span><text:span text:style-name="T577_19"><text:s/></text:span><text:span text:style-name="T577_20">добавлять</text:span><text:span text:style-name="T577_21"><text:s/></text:span><text:span text:style-name="T577_22">если</text:span><text:span text:style-name="T577_23"><text:s/></text:span><text:span text:style-name="T577_24">добавляющий</text:span><text:span text:style-name="T577_25"><text:s/></text:span><text:span text:style-name="T577_26">автор</text:span><text:span text:style-name="T577_27"><text:s/></text:span><text:span text:style-name="T577_28">субъекта</text:span><text:span text:style-name="T577_29"><text:s/></text:span><text:span text:style-name="T577_30">или</text:span><text:span text:style-name="T577_31"><text:s/></text:span><text:span text:style-name="T577_32">может</text:span><text:span text:style-name="T577_33"><text:s/></text:span><text:span text:style-name="T577_34">быть</text:span><text:span text:style-name="T577_35"><text:s/></text:span><text:span text:style-name="T577_36">вычислено</text:span><text:span text:style-name="T577_37"><text:s/></text:span><text:span text:style-name="T577_38">разрешающее</text:span><text:span text:style-name="T577_39"><text:s/></text:span><text:span text:style-name="T577_40">право</text:span><text:span text:style-name="T577_41"><text:s/></text:span><text:span text:style-name="T577_42">на</text:span><text:span text:style-name="T577_43"><text:s/></text:span><text:span text:style-name="T577_44">U</text:span><text:span text:style-name="T577_45"><text:s/></text:span><text:span text:style-name="T577_46">данного</text:span><text:span text:style-name="T577_47"><text:s/></text:span><text:span text:style-name="T577_48">субъекта</text:span><text:span text:style-name="T577_49">.</text:span></text:p>
      <text:p text:style-name="P578"/>
      <text:p text:style-name="P57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